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margin-left="0.635cm" fo:margin-right="0cm" fo:line-height="150%" fo:text-indent="-0.635cm" style:auto-text-indent="false" style:page-number="auto"/>
    </style:style>
    <style:style style:name="P4" style:family="paragraph" style:parent-style-name="Standard" style:master-page-name="">
      <style:paragraph-properties fo:line-height="150%" style:page-number="auto"/>
      <style:text-properties style:font-name="Arial" fo:font-size="14pt" style:font-size-asian="14pt" style:font-size-complex="14pt"/>
    </style:style>
    <style:style style:name="P5" style:family="paragraph" style:parent-style-name="Standard" style:master-page-name="">
      <style:paragraph-properties fo:line-height="150%" style:page-number="auto"/>
      <style:text-properties style:font-name="Arial" fo:font-size="14pt" officeooo:paragraph-rsid="0019dff0" style:font-size-asian="14pt" style:font-size-complex="14pt"/>
    </style:style>
    <style:style style:name="P6" style:family="paragraph" style:parent-style-name="Standard" style:master-page-name="">
      <style:paragraph-properties fo:line-height="150%" style:page-number="auto"/>
      <style:text-properties style:font-name="Arial" fo:font-size="14pt" officeooo:paragraph-rsid="001af62a" style:font-size-asian="14pt" style:font-size-complex="14pt"/>
    </style:style>
    <style:style style:name="P7" style:family="paragraph" style:parent-style-name="Standard" style:master-page-name="">
      <style:paragraph-properties fo:line-height="150%" style:page-number="auto">
        <style:tab-stops>
          <style:tab-stop style:position="0.293cm"/>
        </style:tab-stops>
      </style:paragraph-properties>
      <style:text-properties style:font-name="Arial" fo:font-size="14pt" officeooo:paragraph-rsid="001af62a" style:font-size-asian="14pt" style:font-size-complex="14pt"/>
    </style:style>
    <style:style style:name="P8" style:family="paragraph" style:parent-style-name="Standard" style:master-page-name="">
      <style:paragraph-properties fo:line-height="150%" style:page-number="auto"/>
      <style:text-properties style:font-name="Arial" fo:font-size="14pt" officeooo:paragraph-rsid="001cf055" style:font-size-asian="14pt" style:font-size-complex="14pt"/>
    </style:style>
    <style:style style:name="P9" style:family="paragraph" style:parent-style-name="Standard" style:master-page-name="">
      <style:paragraph-properties fo:line-height="150%" style:page-number="auto">
        <style:tab-stops>
          <style:tab-stop style:position="0.572cm"/>
        </style:tab-stops>
      </style:paragraph-properties>
      <style:text-properties style:font-name="Arial" fo:font-size="14pt" officeooo:paragraph-rsid="001cf055" style:font-size-asian="14pt" style:font-size-complex="14pt"/>
    </style:style>
    <style:style style:name="P10" style:family="paragraph" style:parent-style-name="Standard" style:master-page-name="">
      <style:paragraph-properties fo:line-height="150%" style:page-number="auto">
        <style:tab-stops>
          <style:tab-stop style:position="5.549cm"/>
        </style:tab-stops>
      </style:paragraph-properties>
      <style:text-properties style:font-name="Arial" fo:font-size="14pt" style:font-size-asian="14pt" style:font-size-complex="14pt"/>
    </style:style>
    <style:style style:name="P11" style:family="paragraph" style:parent-style-name="Standard" style:master-page-name="">
      <style:paragraph-properties fo:line-height="150%" style:page-number="auto">
        <style:tab-stops>
          <style:tab-stop style:position="5.69cm"/>
          <style:tab-stop style:position="7.646cm" style:type="right"/>
        </style:tab-stops>
      </style:paragraph-properties>
      <style:text-properties style:font-name="Arial" fo:font-size="14pt" style:font-size-asian="14pt" style:font-size-complex="14pt"/>
    </style:style>
    <style:style style:name="P12" style:family="paragraph" style:parent-style-name="Standard" style:master-page-name="">
      <style:paragraph-properties fo:line-height="150%" style:page-number="auto">
        <style:tab-stops>
          <style:tab-stop style:position="5.786cm"/>
        </style:tab-stops>
      </style:paragraph-properties>
      <style:text-properties style:font-name="Arial" fo:font-size="14pt" style:font-size-asian="14pt" style:font-size-complex="14pt"/>
    </style:style>
    <style:style style:name="P13" style:family="paragraph" style:parent-style-name="Standard" style:master-page-name="">
      <style:paragraph-properties fo:line-height="150%" style:page-number="auto">
        <style:tab-stops>
          <style:tab-stop style:position="6.987cm" style:type="right"/>
        </style:tab-stops>
      </style:paragraph-properties>
      <style:text-properties style:font-name="Arial" fo:font-size="14pt" style:font-size-asian="14pt" style:font-size-complex="14pt"/>
    </style:style>
    <style:style style:name="P14" style:family="paragraph" style:parent-style-name="Standard" style:master-page-name="">
      <style:paragraph-properties fo:line-height="150%" style:page-number="auto"/>
      <style:text-properties style:font-name="Arial" fo:font-size="14pt" officeooo:paragraph-rsid="001f276a" style:font-size-asian="14pt" style:font-size-complex="14pt"/>
    </style:style>
    <style:style style:name="P15" style:family="paragraph" style:parent-style-name="Standard" style:master-page-name="">
      <style:paragraph-properties fo:line-height="150%" style:page-number="auto">
        <style:tab-stops>
          <style:tab-stop style:position="1.111cm"/>
        </style:tab-stops>
      </style:paragraph-properties>
      <style:text-properties style:font-name="Arial" fo:font-size="14pt" style:font-size-asian="14pt" style:font-size-complex="14pt"/>
    </style:style>
    <style:style style:name="P16" style:family="paragraph" style:parent-style-name="Standard" style:master-page-name="">
      <style:paragraph-properties fo:line-height="150%" style:page-number="auto"/>
      <style:text-properties style:font-name="Arial" fo:font-size="14pt" officeooo:paragraph-rsid="00208232" style:font-size-asian="14pt" style:font-size-complex="14pt"/>
    </style:style>
    <style:style style:name="P17" style:family="paragraph" style:parent-style-name="Standard" style:master-page-name="">
      <style:paragraph-properties fo:line-height="150%" style:page-number="auto"/>
      <style:text-properties style:font-name="Arial" fo:font-size="14pt" officeooo:paragraph-rsid="002134ba" style:font-size-asian="14pt" style:font-size-complex="14pt"/>
    </style:style>
    <style:style style:name="P18" style:family="paragraph" style:parent-style-name="Standard" style:master-page-name="">
      <style:paragraph-properties fo:line-height="150%" style:page-number="auto">
        <style:tab-stops>
          <style:tab-stop style:position="6.191cm"/>
          <style:tab-stop style:position="7.295cm" style:leader-style="solid" style:leader-text="-"/>
        </style:tab-stops>
      </style:paragraph-properties>
      <style:text-properties style:font-name="Arial" fo:font-size="14pt" style:font-size-asian="14pt" style:font-size-complex="14pt"/>
    </style:style>
    <style:style style:name="P19" style:family="paragraph" style:parent-style-name="Standard" style:master-page-name="">
      <style:paragraph-properties fo:line-height="150%" style:page-number="auto">
        <style:tab-stops>
          <style:tab-stop style:position="5.456cm"/>
        </style:tab-stops>
      </style:paragraph-properties>
      <style:text-properties style:font-name="Arial" fo:font-size="14pt" style:font-size-asian="14pt" style:font-size-complex="14pt"/>
    </style:style>
    <style:style style:name="P20" style:family="paragraph" style:parent-style-name="Standard" style:master-page-name="">
      <style:paragraph-properties fo:line-height="150%" style:page-number="auto"/>
      <style:text-properties style:font-name="Arial" fo:font-size="14pt" officeooo:paragraph-rsid="00275428" style:font-size-asian="14pt" style:font-size-complex="14pt"/>
    </style:style>
    <style:style style:name="P21" style:family="paragraph" style:parent-style-name="Standard" style:master-page-name="">
      <style:paragraph-properties fo:line-height="150%" style:page-number="auto"/>
      <style:text-properties style:font-name="Arial" fo:font-size="14pt" officeooo:paragraph-rsid="002b398e" style:font-size-asian="14pt" style:font-size-complex="14pt"/>
    </style:style>
    <style:style style:name="P22" style:family="paragraph" style:parent-style-name="Standard" style:master-page-name="">
      <style:paragraph-properties fo:line-height="150%" style:page-number="auto">
        <style:tab-stops>
          <style:tab-stop style:position="0.42cm"/>
        </style:tab-stops>
      </style:paragraph-properties>
      <style:text-properties style:font-name="Arial" fo:font-size="14pt" style:font-size-asian="14pt" style:font-size-complex="14pt"/>
    </style:style>
    <style:style style:name="P23" style:family="paragraph" style:parent-style-name="Standard" style:master-page-name="">
      <style:paragraph-properties fo:line-height="150%" style:page-number="auto">
        <style:tab-stops>
          <style:tab-stop style:position="0.483cm"/>
        </style:tab-stops>
      </style:paragraph-properties>
      <style:text-properties style:font-name="Arial" fo:font-size="14pt" style:font-size-asian="14pt" style:font-size-complex="14pt"/>
    </style:style>
    <style:style style:name="P24" style:family="paragraph" style:parent-style-name="Standard" style:master-page-name="">
      <style:paragraph-properties fo:line-height="150%" style:page-number="auto">
        <style:tab-stops>
          <style:tab-stop style:position="2.604cm"/>
          <style:tab-stop style:position="6.787cm"/>
        </style:tab-stops>
      </style:paragraph-properties>
      <style:text-properties style:font-name="Arial" fo:font-size="14pt" style:font-size-asian="14pt" style:font-size-complex="14pt"/>
    </style:style>
    <style:style style:name="P25" style:family="paragraph" style:parent-style-name="Standard" style:master-page-name="">
      <style:paragraph-properties fo:line-height="150%" style:page-number="auto"/>
      <style:text-properties style:font-name="Arial" fo:font-size="14pt" officeooo:paragraph-rsid="002c9f10" style:font-size-asian="14pt" style:font-size-complex="14pt"/>
    </style:style>
    <style:style style:name="P26" style:family="paragraph" style:parent-style-name="Standard" style:master-page-name="">
      <style:paragraph-properties fo:line-height="150%" style:page-number="auto">
        <style:tab-stops>
          <style:tab-stop style:position="6.687cm"/>
        </style:tab-stops>
      </style:paragraph-properties>
      <style:text-properties style:font-name="Arial" fo:font-size="14pt" style:font-size-asian="14pt" style:font-size-complex="14pt"/>
    </style:style>
    <style:style style:name="P27" style:family="paragraph" style:parent-style-name="Standard" style:master-page-name="">
      <style:paragraph-properties fo:line-height="150%" style:page-number="auto"/>
      <style:text-properties style:font-name="Arial" fo:font-size="14pt" officeooo:paragraph-rsid="0031bb7d" style:font-size-asian="14pt" style:font-size-complex="14pt"/>
    </style:style>
    <style:style style:name="P28" style:family="paragraph" style:parent-style-name="Standard" style:master-page-name="">
      <style:paragraph-properties fo:line-height="150%" style:page-number="auto">
        <style:tab-stops>
          <style:tab-stop style:position="0.413cm"/>
        </style:tab-stops>
      </style:paragraph-properties>
      <style:text-properties style:font-name="Arial" fo:font-size="14pt" officeooo:rsid="001f276a" officeooo:paragraph-rsid="001f276a" style:font-size-asian="14pt" style:font-size-complex="14pt"/>
    </style:style>
    <style:style style:name="P29" style:family="paragraph" style:parent-style-name="Standard">
      <style:paragraph-properties fo:line-height="150%"/>
      <style:text-properties style:font-name="Arial" fo:font-size="14pt" style:font-size-asian="14pt" style:font-size-complex="14pt"/>
    </style:style>
    <style:style style:name="P30" style:family="paragraph" style:parent-style-name="Standard">
      <style:paragraph-properties fo:line-height="150%"/>
      <style:text-properties style:font-name="Arial" fo:font-size="14pt" officeooo:paragraph-rsid="0019dff0" style:font-size-asian="14pt" style:font-size-complex="14pt"/>
    </style:style>
    <style:style style:name="P31" style:family="paragraph" style:parent-style-name="Standard">
      <style:paragraph-properties fo:line-height="150%"/>
      <style:text-properties style:font-name="Arial" fo:font-size="14pt" officeooo:paragraph-rsid="001af62a" style:font-size-asian="14pt" style:font-size-complex="14pt"/>
    </style:style>
    <style:style style:name="P32" style:family="paragraph" style:parent-style-name="Standard">
      <style:paragraph-properties fo:line-height="150%">
        <style:tab-stops>
          <style:tab-stop style:position="0.293cm"/>
        </style:tab-stops>
      </style:paragraph-properties>
      <style:text-properties style:font-name="Arial" fo:font-size="14pt" officeooo:paragraph-rsid="001af62a" style:font-size-asian="14pt" style:font-size-complex="14pt"/>
    </style:style>
    <style:style style:name="P33" style:family="paragraph" style:parent-style-name="Standard">
      <style:paragraph-properties fo:line-height="150%"/>
      <style:text-properties style:font-name="Arial" fo:font-size="14pt" officeooo:paragraph-rsid="001cf055" style:font-size-asian="14pt" style:font-size-complex="14pt"/>
    </style:style>
    <style:style style:name="P34" style:family="paragraph" style:parent-style-name="Standard">
      <style:paragraph-properties fo:line-height="150%">
        <style:tab-stops>
          <style:tab-stop style:position="0.572cm"/>
        </style:tab-stops>
      </style:paragraph-properties>
      <style:text-properties style:font-name="Arial" fo:font-size="14pt" officeooo:paragraph-rsid="001cf055" style:font-size-asian="14pt" style:font-size-complex="14pt"/>
    </style:style>
    <style:style style:name="P35" style:family="paragraph" style:parent-style-name="Standard">
      <style:paragraph-properties fo:line-height="150%"/>
      <style:text-properties style:font-name="Arial" fo:font-size="14pt" officeooo:paragraph-rsid="001f276a" style:font-size-asian="14pt" style:font-size-complex="14pt"/>
    </style:style>
    <style:style style:name="P36" style:family="paragraph" style:parent-style-name="Standard">
      <style:paragraph-properties fo:line-height="150%">
        <style:tab-stops>
          <style:tab-stop style:position="1.111cm"/>
        </style:tab-stops>
      </style:paragraph-properties>
      <style:text-properties style:font-name="Arial" fo:font-size="14pt" style:font-size-asian="14pt" style:font-size-complex="14pt"/>
    </style:style>
    <style:style style:name="P37" style:family="paragraph" style:parent-style-name="Standard">
      <style:paragraph-properties fo:line-height="150%"/>
      <style:text-properties style:font-name="Arial" fo:font-size="14pt" officeooo:paragraph-rsid="00208232" style:font-size-asian="14pt" style:font-size-complex="14pt"/>
    </style:style>
    <style:style style:name="P38" style:family="paragraph" style:parent-style-name="Standard">
      <style:paragraph-properties fo:line-height="150%"/>
      <style:text-properties style:font-name="Arial" fo:font-size="14pt" officeooo:paragraph-rsid="002134ba" style:font-size-asian="14pt" style:font-size-complex="14pt"/>
    </style:style>
    <style:style style:name="P39" style:family="paragraph" style:parent-style-name="Standard">
      <style:paragraph-properties fo:line-height="150%"/>
      <style:text-properties style:font-name="Arial" fo:font-size="14pt" officeooo:paragraph-rsid="00275428" style:font-size-asian="14pt" style:font-size-complex="14pt"/>
    </style:style>
    <style:style style:name="P40" style:family="paragraph" style:parent-style-name="Standard">
      <style:paragraph-properties fo:line-height="150%"/>
      <style:text-properties style:font-name="Arial" fo:font-size="14pt" officeooo:paragraph-rsid="002b398e" style:font-size-asian="14pt" style:font-size-complex="14pt"/>
    </style:style>
    <style:style style:name="P41" style:family="paragraph" style:parent-style-name="Standard">
      <style:paragraph-properties fo:line-height="150%"/>
      <style:text-properties style:font-name="Arial" fo:font-size="14pt" officeooo:paragraph-rsid="002c9f10" style:font-size-asian="14pt" style:font-size-complex="14pt"/>
    </style:style>
    <style:style style:name="P42" style:family="paragraph" style:parent-style-name="Standard">
      <style:paragraph-properties fo:line-height="150%"/>
      <style:text-properties style:font-name="Arial" fo:font-size="14pt" officeooo:paragraph-rsid="0031bb7d" style:font-size-asian="14pt" style:font-size-complex="14pt"/>
    </style:style>
    <style:style style:name="P43" style:family="paragraph" style:parent-style-name="Standard" style:master-page-name="">
      <style:paragraph-properties fo:margin-left="0.635cm" fo:margin-right="0cm" fo:line-height="150%" fo:text-indent="-0.635cm" style:auto-text-indent="false" style:page-number="auto"/>
      <style:text-properties style:font-name="Arial" fo:font-size="14pt" style:font-size-asian="14pt" style:font-size-complex="14pt"/>
    </style:style>
    <style:style style:name="P44" style:family="paragraph" style:parent-style-name="Standard" style:master-page-name="">
      <style:paragraph-properties fo:margin-left="0.635cm" fo:margin-right="0cm" fo:line-height="150%" fo:text-indent="-0.635cm" style:auto-text-indent="false" style:page-number="auto"/>
      <style:text-properties style:font-name="Arial" fo:font-size="14pt" officeooo:paragraph-rsid="001af62a" style:font-size-asian="14pt" style:font-size-complex="14pt"/>
    </style:style>
    <style:style style:name="P45" style:family="paragraph" style:parent-style-name="Standard" style:master-page-name="">
      <style:paragraph-properties fo:margin-left="0.635cm" fo:margin-right="0cm" fo:line-height="150%" fo:text-indent="-0.635cm" style:auto-text-indent="false" style:page-number="auto">
        <style:tab-stops>
          <style:tab-stop style:position="0.065cm"/>
        </style:tab-stops>
      </style:paragraph-properties>
      <style:text-properties style:font-name="Arial" fo:font-size="14pt" style:font-size-asian="14pt" style:font-size-complex="14pt"/>
    </style:style>
    <style:style style:name="P46" style:family="paragraph" style:parent-style-name="Standard" style:master-page-name="">
      <style:paragraph-properties fo:margin-left="0.635cm" fo:margin-right="0cm" fo:line-height="150%" fo:text-indent="-0.635cm" style:auto-text-indent="false" style:page-number="auto"/>
      <style:text-properties style:font-name="Arial" fo:font-size="14pt" officeooo:paragraph-rsid="001cf055" style:font-size-asian="14pt" style:font-size-complex="14pt"/>
    </style:style>
    <style:style style:name="P47" style:family="paragraph" style:parent-style-name="Standard" style:master-page-name="">
      <style:paragraph-properties fo:margin-left="0.635cm" fo:margin-right="0cm" fo:line-height="150%" fo:text-indent="-0.635cm" style:auto-text-indent="false" style:page-number="auto"/>
      <style:text-properties style:font-name="Arial" fo:font-size="14pt" officeooo:paragraph-rsid="0021b60a" style:font-size-asian="14pt" style:font-size-complex="14pt"/>
    </style:style>
    <style:style style:name="P48" style:family="paragraph" style:parent-style-name="Standard" style:master-page-name="">
      <style:paragraph-properties fo:margin-left="0.635cm" fo:margin-right="0cm" fo:line-height="150%" fo:text-indent="-0.635cm" style:auto-text-indent="false" style:page-number="auto">
        <style:tab-stops>
          <style:tab-stop style:position="4.863cm"/>
        </style:tab-stops>
      </style:paragraph-properties>
      <style:text-properties style:font-name="Arial" fo:font-size="14pt" style:font-size-asian="14pt" style:font-size-complex="14pt"/>
    </style:style>
    <style:style style:name="P49" style:family="paragraph" style:parent-style-name="Standard" style:master-page-name="">
      <style:paragraph-properties fo:margin-left="0.635cm" fo:margin-right="0cm" fo:line-height="150%" fo:text-indent="-0.635cm" style:auto-text-indent="false" style:page-number="auto"/>
      <style:text-properties style:font-name="Arial" fo:font-size="14pt" officeooo:paragraph-rsid="00264d14" style:font-size-asian="14pt" style:font-size-complex="14pt"/>
    </style:style>
    <style:style style:name="P50" style:family="paragraph" style:parent-style-name="Standard" style:master-page-name="">
      <style:paragraph-properties fo:margin-left="0.635cm" fo:margin-right="0cm" fo:line-height="150%" fo:text-indent="-0.635cm" style:auto-text-indent="false" style:page-number="auto">
        <style:tab-stops>
          <style:tab-stop style:position="-0.3cm"/>
        </style:tab-stops>
      </style:paragraph-properties>
      <style:text-properties style:font-name="Arial" fo:font-size="14pt" officeooo:paragraph-rsid="002b398e" style:font-size-asian="14pt" style:font-size-complex="14pt"/>
    </style:style>
    <style:style style:name="P51" style:family="paragraph" style:parent-style-name="Standard" style:master-page-name="">
      <style:paragraph-properties fo:margin-left="0.635cm" fo:margin-right="0cm" fo:line-height="150%" fo:text-indent="-0.635cm" style:auto-text-indent="false" style:page-number="auto">
        <style:tab-stops>
          <style:tab-stop style:position="5.678cm"/>
        </style:tab-stops>
      </style:paragraph-properties>
      <style:text-properties style:font-name="Arial" fo:font-size="14pt" style:font-size-asian="14pt" style:font-size-complex="14pt"/>
    </style:style>
    <style:style style:name="P52" style:family="paragraph" style:parent-style-name="Standard" style:master-page-name="">
      <style:paragraph-properties fo:margin-left="0.635cm" fo:margin-right="0cm" fo:line-height="150%" fo:text-indent="-0.635cm" style:auto-text-indent="false" style:page-number="auto"/>
      <style:text-properties style:font-name="Arial" fo:font-size="14pt" officeooo:paragraph-rsid="002c9f10" style:font-size-asian="14pt" style:font-size-complex="14pt"/>
    </style:style>
    <style:style style:name="P53" style:family="paragraph" style:parent-style-name="Standard">
      <style:paragraph-properties fo:margin-left="0.635cm" fo:margin-right="0cm" fo:line-height="150%" fo:text-indent="-0.635cm" style:auto-text-indent="false"/>
      <style:text-properties style:font-name="Arial" fo:font-size="14pt" style:font-size-asian="14pt" style:font-size-complex="14pt"/>
    </style:style>
    <style:style style:name="P54" style:family="paragraph" style:parent-style-name="Standard">
      <style:paragraph-properties fo:margin-left="0.635cm" fo:margin-right="0cm" fo:line-height="150%" fo:text-indent="-0.635cm" style:auto-text-indent="false"/>
      <style:text-properties style:font-name="Arial" fo:font-size="14pt" officeooo:paragraph-rsid="001af62a" style:font-size-asian="14pt" style:font-size-complex="14pt"/>
    </style:style>
    <style:style style:name="P55" style:family="paragraph" style:parent-style-name="Standard">
      <style:paragraph-properties fo:margin-left="0.635cm" fo:margin-right="0cm" fo:line-height="150%" fo:text-indent="-0.635cm" style:auto-text-indent="false"/>
      <style:text-properties style:font-name="Arial" fo:font-size="14pt" officeooo:paragraph-rsid="001cf055" style:font-size-asian="14pt" style:font-size-complex="14pt"/>
    </style:style>
    <style:style style:name="P56" style:family="paragraph" style:parent-style-name="Standard">
      <style:paragraph-properties fo:margin-left="0.635cm" fo:margin-right="0cm" fo:line-height="150%" fo:text-indent="-0.635cm" style:auto-text-indent="false"/>
      <style:text-properties style:font-name="Arial" fo:font-size="14pt" officeooo:paragraph-rsid="0021b60a" style:font-size-asian="14pt" style:font-size-complex="14pt"/>
    </style:style>
    <style:style style:name="P57" style:family="paragraph" style:parent-style-name="Standard">
      <style:paragraph-properties fo:margin-left="0.635cm" fo:margin-right="0cm" fo:line-height="150%" fo:text-indent="-0.635cm" style:auto-text-indent="false"/>
      <style:text-properties style:font-name="Arial" fo:font-size="14pt" officeooo:paragraph-rsid="00264d14" style:font-size-asian="14pt" style:font-size-complex="14pt"/>
    </style:style>
    <style:style style:name="P58" style:family="paragraph" style:parent-style-name="Standard">
      <style:paragraph-properties fo:margin-left="0.635cm" fo:margin-right="0cm" fo:line-height="150%" fo:text-indent="-0.635cm" style:auto-text-indent="false">
        <style:tab-stops>
          <style:tab-stop style:position="-0.3cm"/>
        </style:tab-stops>
      </style:paragraph-properties>
      <style:text-properties style:font-name="Arial" fo:font-size="14pt" officeooo:paragraph-rsid="002b398e" style:font-size-asian="14pt" style:font-size-complex="14pt"/>
    </style:style>
    <style:style style:name="P59" style:family="paragraph" style:parent-style-name="Standard">
      <style:paragraph-properties fo:margin-left="0.635cm" fo:margin-right="0cm" fo:line-height="150%" fo:text-indent="-0.635cm" style:auto-text-indent="false"/>
      <style:text-properties style:font-name="Arial" fo:font-size="14pt" officeooo:paragraph-rsid="002c9f10" style:font-size-asian="14pt" style:font-size-complex="14pt"/>
    </style:style>
    <style:style style:name="P60" style:family="paragraph" style:parent-style-name="Standard" style:master-page-name="">
      <style:paragraph-properties fo:margin-left="0.635cm" fo:margin-right="0cm" fo:line-height="150%" fo:text-indent="-0.635cm" style:auto-text-indent="false" style:page-number="auto"/>
      <style:text-properties style:font-name="Arial" fo:font-size="14pt" style:font-size-asian="14pt" style:font-size-complex="14pt"/>
    </style:style>
    <style:style style:name="P61" style:family="paragraph" style:parent-style-name="Standard" style:master-page-name="">
      <style:paragraph-properties fo:margin-left="0.635cm" fo:margin-right="0cm" fo:line-height="150%" fo:text-indent="-0.635cm" style:auto-text-indent="false" style:page-number="auto"/>
      <style:text-properties style:font-name="Arial" fo:font-size="14pt" style:font-size-asian="14pt" style:font-size-complex="14pt"/>
    </style:style>
    <style:style style:name="P62" style:family="paragraph" style:parent-style-name="Standard" style:master-page-name="">
      <style:paragraph-properties fo:margin-left="0.635cm" fo:margin-right="0cm" fo:line-height="150%" fo:text-indent="-0.635cm" style:auto-text-indent="false" style:page-number="auto"/>
      <style:text-properties style:font-name="Arial" fo:font-size="14pt" style:font-size-asian="14pt" style:font-size-complex="14pt"/>
    </style:style>
    <style:style style:name="P63" style:family="paragraph" style:parent-style-name="Standard" style:master-page-name="">
      <style:paragraph-properties fo:margin-left="0cm" fo:margin-right="0cm" fo:line-height="150%" fo:text-indent="0.635cm" style:auto-text-indent="false" style:page-number="auto"/>
      <style:text-properties style:font-name="Arial" fo:font-size="14pt" style:font-size-asian="14pt" style:font-size-complex="14pt"/>
    </style:style>
    <style:style style:name="P64"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1cf055" style:font-size-asian="14pt" style:font-size-complex="14pt"/>
    </style:style>
    <style:style style:name="P65"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1f276a" style:font-size-asian="14pt" style:font-size-complex="14pt"/>
    </style:style>
    <style:style style:name="P66"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1f8012" style:font-size-asian="14pt" style:font-size-complex="14pt"/>
    </style:style>
    <style:style style:name="P67"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208232" style:font-size-asian="14pt" style:font-size-complex="14pt"/>
    </style:style>
    <style:style style:name="P68" style:family="paragraph" style:parent-style-name="Standard" style:master-page-name="">
      <style:paragraph-properties fo:margin-left="0cm" fo:margin-right="0cm" fo:line-height="150%" fo:text-indent="0.635cm" style:auto-text-indent="false" style:page-number="auto">
        <style:tab-stops>
          <style:tab-stop style:position="6.096cm"/>
        </style:tab-stops>
      </style:paragraph-properties>
      <style:text-properties style:font-name="Arial" fo:font-size="14pt" officeooo:paragraph-rsid="00208232" style:font-size-asian="14pt" style:font-size-complex="14pt"/>
    </style:style>
    <style:style style:name="P69"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2134ba" style:font-size-asian="14pt" style:font-size-complex="14pt"/>
    </style:style>
    <style:style style:name="P70"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21b60a" style:font-size-asian="14pt" style:font-size-complex="14pt"/>
    </style:style>
    <style:style style:name="P71"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264d14" style:font-size-asian="14pt" style:font-size-complex="14pt"/>
    </style:style>
    <style:style style:name="P72"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275428" style:font-size-asian="14pt" style:font-size-complex="14pt"/>
    </style:style>
    <style:style style:name="P73"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2b398e" style:font-size-asian="14pt" style:font-size-complex="14pt"/>
    </style:style>
    <style:style style:name="P74"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2c9f10" style:font-size-asian="14pt" style:font-size-complex="14pt"/>
    </style:style>
    <style:style style:name="P75" style:family="paragraph" style:parent-style-name="Standard" style:master-page-name="">
      <style:paragraph-properties fo:margin-left="0cm" fo:margin-right="0cm" fo:line-height="150%" fo:text-indent="0.635cm" style:auto-text-indent="false" style:page-number="auto">
        <style:tab-stops>
          <style:tab-stop style:position="7.061cm"/>
        </style:tab-stops>
      </style:paragraph-properties>
      <style:text-properties style:font-name="Arial" fo:font-size="14pt" officeooo:paragraph-rsid="002c9f10" style:font-size-asian="14pt" style:font-size-complex="14pt"/>
    </style:style>
    <style:style style:name="P76"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31bb7d" style:font-size-asian="14pt" style:font-size-complex="14pt"/>
    </style:style>
    <style:style style:name="P77" style:family="paragraph" style:parent-style-name="Standard">
      <style:paragraph-properties fo:margin-left="0cm" fo:margin-right="0cm" fo:line-height="150%" fo:text-indent="0.635cm" style:auto-text-indent="false"/>
      <style:text-properties style:font-name="Arial" fo:font-size="14pt" officeooo:paragraph-rsid="001cf055" style:font-size-asian="14pt" style:font-size-complex="14pt"/>
    </style:style>
    <style:style style:name="P78" style:family="paragraph" style:parent-style-name="Standard">
      <style:paragraph-properties fo:margin-left="0cm" fo:margin-right="0cm" fo:line-height="150%" fo:text-indent="0.635cm" style:auto-text-indent="false"/>
      <style:text-properties style:font-name="Arial" fo:font-size="14pt" officeooo:paragraph-rsid="001f276a" style:font-size-asian="14pt" style:font-size-complex="14pt"/>
    </style:style>
    <style:style style:name="P79" style:family="paragraph" style:parent-style-name="Standard">
      <style:paragraph-properties fo:margin-left="0cm" fo:margin-right="0cm" fo:line-height="150%" fo:text-indent="0.635cm" style:auto-text-indent="false"/>
      <style:text-properties style:font-name="Arial" fo:font-size="14pt" officeooo:paragraph-rsid="001f8012" style:font-size-asian="14pt" style:font-size-complex="14pt"/>
    </style:style>
    <style:style style:name="P80" style:family="paragraph" style:parent-style-name="Standard">
      <style:paragraph-properties fo:margin-left="0cm" fo:margin-right="0cm" fo:line-height="150%" fo:text-indent="0.635cm" style:auto-text-indent="false"/>
      <style:text-properties style:font-name="Arial" fo:font-size="14pt" officeooo:paragraph-rsid="00208232" style:font-size-asian="14pt" style:font-size-complex="14pt"/>
    </style:style>
    <style:style style:name="P81" style:family="paragraph" style:parent-style-name="Standard">
      <style:paragraph-properties fo:margin-left="0cm" fo:margin-right="0cm" fo:line-height="150%" fo:text-indent="0.635cm" style:auto-text-indent="false">
        <style:tab-stops>
          <style:tab-stop style:position="6.096cm"/>
        </style:tab-stops>
      </style:paragraph-properties>
      <style:text-properties style:font-name="Arial" fo:font-size="14pt" officeooo:paragraph-rsid="00208232" style:font-size-asian="14pt" style:font-size-complex="14pt"/>
    </style:style>
    <style:style style:name="P82" style:family="paragraph" style:parent-style-name="Standard">
      <style:paragraph-properties fo:margin-left="0cm" fo:margin-right="0cm" fo:line-height="150%" fo:text-indent="0.635cm" style:auto-text-indent="false"/>
      <style:text-properties style:font-name="Arial" fo:font-size="14pt" officeooo:paragraph-rsid="002134ba" style:font-size-asian="14pt" style:font-size-complex="14pt"/>
    </style:style>
    <style:style style:name="P83" style:family="paragraph" style:parent-style-name="Standard">
      <style:paragraph-properties fo:margin-left="0cm" fo:margin-right="0cm" fo:line-height="150%" fo:text-indent="0.635cm" style:auto-text-indent="false"/>
      <style:text-properties style:font-name="Arial" fo:font-size="14pt" officeooo:paragraph-rsid="0021b60a" style:font-size-asian="14pt" style:font-size-complex="14pt"/>
    </style:style>
    <style:style style:name="P84" style:family="paragraph" style:parent-style-name="Standard">
      <style:paragraph-properties fo:margin-left="0cm" fo:margin-right="0cm" fo:line-height="150%" fo:text-indent="0.635cm" style:auto-text-indent="false"/>
      <style:text-properties style:font-name="Arial" fo:font-size="14pt" officeooo:paragraph-rsid="00264d14" style:font-size-asian="14pt" style:font-size-complex="14pt"/>
    </style:style>
    <style:style style:name="P85" style:family="paragraph" style:parent-style-name="Standard">
      <style:paragraph-properties fo:margin-left="0cm" fo:margin-right="0cm" fo:line-height="150%" fo:text-indent="0.635cm" style:auto-text-indent="false"/>
      <style:text-properties style:font-name="Arial" fo:font-size="14pt" officeooo:paragraph-rsid="00275428" style:font-size-asian="14pt" style:font-size-complex="14pt"/>
    </style:style>
    <style:style style:name="P86" style:family="paragraph" style:parent-style-name="Standard">
      <style:paragraph-properties fo:margin-left="0cm" fo:margin-right="0cm" fo:line-height="150%" fo:text-indent="0.635cm" style:auto-text-indent="false"/>
      <style:text-properties style:font-name="Arial" fo:font-size="14pt" officeooo:paragraph-rsid="002b398e" style:font-size-asian="14pt" style:font-size-complex="14pt"/>
    </style:style>
    <style:style style:name="P87" style:family="paragraph" style:parent-style-name="Standard">
      <style:paragraph-properties fo:margin-left="0cm" fo:margin-right="0cm" fo:line-height="150%" fo:text-indent="0.635cm" style:auto-text-indent="false"/>
      <style:text-properties style:font-name="Arial" fo:font-size="14pt" officeooo:paragraph-rsid="002c9f10" style:font-size-asian="14pt" style:font-size-complex="14pt"/>
    </style:style>
    <style:style style:name="P88" style:family="paragraph" style:parent-style-name="Standard">
      <style:paragraph-properties fo:margin-left="0cm" fo:margin-right="0cm" fo:line-height="150%" fo:text-indent="0.635cm" style:auto-text-indent="false">
        <style:tab-stops>
          <style:tab-stop style:position="7.061cm"/>
        </style:tab-stops>
      </style:paragraph-properties>
      <style:text-properties style:font-name="Arial" fo:font-size="14pt" officeooo:paragraph-rsid="002c9f10" style:font-size-asian="14pt" style:font-size-complex="14pt"/>
    </style:style>
    <style:style style:name="P89" style:family="paragraph" style:parent-style-name="Standard">
      <style:paragraph-properties fo:margin-left="0cm" fo:margin-right="0cm" fo:line-height="150%" fo:text-indent="0.635cm" style:auto-text-indent="false"/>
      <style:text-properties style:font-name="Arial" fo:font-size="14pt" officeooo:paragraph-rsid="0031bb7d" style:font-size-asian="14pt" style:font-size-complex="14pt"/>
    </style:style>
    <style:style style:name="P90" style:family="paragraph" style:parent-style-name="Standard" style:master-page-name="">
      <style:paragraph-properties fo:margin-left="0cm" fo:margin-right="0cm" fo:line-height="150%" fo:text-indent="0.635cm" style:auto-text-indent="false" style:page-number="auto"/>
      <style:text-properties style:font-name="Arial" fo:font-size="14pt" officeooo:paragraph-rsid="00208232" style:font-size-asian="14pt" style:font-size-complex="14pt"/>
    </style:style>
    <style:style style:name="P91" style:family="paragraph" style:parent-style-name="Standard" style:master-page-name="">
      <style:paragraph-properties fo:margin-left="0cm" fo:margin-right="0cm" fo:line-height="150%" fo:text-indent="0.635cm" style:auto-text-indent="false" style:page-number="auto">
        <style:tab-stops>
          <style:tab-stop style:position="2.662cm"/>
        </style:tab-stops>
      </style:paragraph-properties>
      <style:text-properties style:font-name="Arial" fo:font-size="14pt" style:font-size-asian="14pt" style:font-size-complex="14pt"/>
    </style:style>
    <style:style style:name="P92" style:family="paragraph" style:parent-style-name="Standard" style:master-page-name="">
      <style:paragraph-properties fo:margin-left="0cm" fo:margin-right="0cm" fo:line-height="150%" fo:text-indent="0.635cm" style:auto-text-indent="false" style:page-number="auto"/>
      <style:text-properties style:font-name="Arial" fo:font-size="14pt" style:font-size-asian="14pt" style:font-size-complex="14pt"/>
    </style:style>
    <style:style style:name="P93" style:family="paragraph" style:parent-style-name="Standard" style:master-page-name="">
      <style:paragraph-properties fo:margin-left="0cm" fo:margin-right="0cm" fo:line-height="150%" fo:text-indent="0.635cm" style:auto-text-indent="false" style:page-number="auto"/>
      <style:text-properties style:font-name="Arial" fo:font-size="14pt" style:font-size-asian="14pt" style:font-size-complex="14pt"/>
    </style:style>
    <style:style style:name="P94" style:family="paragraph" style:parent-style-name="Standard" style:master-page-name="">
      <style:paragraph-properties fo:margin-left="0cm" fo:margin-right="0cm" fo:line-height="150%" fo:text-indent="0.635cm" style:auto-text-indent="false" style:page-number="auto"/>
      <style:text-properties style:font-name="Arial" fo:font-size="14pt" style:font-size-asian="14pt" style:font-size-complex="14pt"/>
    </style:style>
    <style:style style:name="P95" style:family="paragraph" style:parent-style-name="Standard" style:master-page-name="PageStyle0">
      <style:paragraph-properties fo:line-height="150%" style:page-number="auto"/>
      <style:text-properties style:font-name="Arial" fo:font-size="14pt" style:font-size-asian="14pt" style:font-size-complex="14pt"/>
    </style:style>
    <style:style style:name="P96" style:family="paragraph" style:parent-style-name="Standard" style:list-style-name="" style:master-page-name="">
      <style:paragraph-properties fo:line-height="150%" style:page-number="auto"/>
      <style:text-properties style:font-name="Arial" fo:font-size="14pt" style:font-size-asian="14pt" style:font-size-complex="14pt"/>
    </style:style>
    <style:style style:name="P97" style:family="paragraph" style:parent-style-name="Standard" style:list-style-name="" style:master-page-name="">
      <style:paragraph-properties fo:line-height="150%" style:page-number="auto"/>
      <style:text-properties style:font-name="Arial" fo:font-size="14pt" style:font-size-asian="14pt" style:font-size-complex="14pt"/>
    </style:style>
    <style:style style:name="P98" style:family="paragraph" style:parent-style-name="Standard" style:list-style-name="" style:master-page-name="">
      <style:paragraph-properties fo:line-height="150%" style:page-number="auto"/>
      <style:text-properties style:font-name="Arial" fo:font-size="14pt" style:font-size-asian="14pt" style:font-size-complex="14pt"/>
    </style:style>
    <style:style style:name="P99" style:family="paragraph" style:parent-style-name="Standard" style:list-style-name="" style:master-page-name="">
      <style:paragraph-properties fo:line-height="150%" style:page-number="auto"/>
      <style:text-properties style:font-name="Arial" fo:font-size="14pt" style:font-size-asian="14pt" style:font-size-complex="14pt"/>
    </style:style>
    <style:style style:name="P100" style:family="paragraph" style:parent-style-name="Standard" style:list-style-name="" style:master-page-name="">
      <style:paragraph-properties fo:line-height="150%" style:page-number="auto"/>
      <style:text-properties style:font-name="Arial" fo:font-size="14pt" style:font-size-asian="14pt" style:font-size-complex="14pt"/>
    </style:style>
    <style:style style:name="P101" style:family="paragraph" style:parent-style-name="Standard" style:master-page-name="">
      <style:paragraph-properties fo:margin-left="0cm" fo:margin-right="0cm" fo:line-height="150%" fo:text-indent="0cm" style:auto-text-indent="false" style:page-number="auto"/>
      <style:text-properties style:font-name="Arial" fo:font-size="14pt" style:font-size-asian="14pt" style:font-size-complex="14pt"/>
    </style:style>
    <style:style style:name="P102" style:family="paragraph" style:parent-style-name="Standard" style:master-page-name="">
      <style:paragraph-properties fo:line-height="150%" style:page-number="auto"/>
      <style:text-properties style:font-name="Arial" fo:font-size="14pt" style:font-size-asian="14pt" style:font-size-complex="14pt"/>
    </style:style>
    <style:style style:name="P103" style:family="paragraph" style:parent-style-name="Standard" style:master-page-name="">
      <style:paragraph-properties fo:line-height="150%" style:page-number="auto"/>
      <style:text-properties style:font-name="Arial" fo:font-size="14pt" officeooo:paragraph-rsid="002b398e" style:font-size-asian="14pt" style:font-size-complex="14pt"/>
    </style:style>
    <style:style style:name="P104" style:family="paragraph" style:parent-style-name="Standard" style:master-page-name="">
      <style:paragraph-properties fo:line-height="150%" style:page-number="auto"/>
      <style:text-properties style:font-name="Arial" fo:font-size="14pt" style:font-size-asian="14pt" style:font-size-complex="14pt"/>
    </style:style>
    <style:style style:name="P105" style:family="paragraph" style:parent-style-name="Standard" style:list-style-name="" style:master-page-name="">
      <style:paragraph-properties fo:line-height="150%" style:page-number="auto"/>
      <style:text-properties style:font-name="Arial" fo:font-size="14pt" style:font-size-asian="14pt" style:font-size-complex="14pt"/>
    </style:style>
    <style:style style:name="P106" style:family="paragraph" style:parent-style-name="Základný_20_text">
      <style:paragraph-properties fo:margin-left="0cm" fo:margin-right="0cm" fo:line-height="150%" fo:text-align="start" style:justify-single-word="false" fo:text-indent="0.635cm" style:auto-text-indent="false"/>
      <style:text-properties style:font-name="Arial" fo:font-size="14pt" officeooo:paragraph-rsid="00331192" style:font-size-asian="14pt" style:font-size-complex="14pt"/>
    </style:style>
    <style:style style:name="P10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0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0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1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P120"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21"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22"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23"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24"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25"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26" style:family="paragraph" style:parent-style-name="Základný_20_text" style:list-style-name="L1"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2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28"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29"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0"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1"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2"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4"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5"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6"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7"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8"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331192"/>
    </style:style>
    <style:style style:name="P139"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ext-properties officeooo:paragraph-rsid="00331192"/>
    </style:style>
    <style:style style:name="T1" style:family="text">
      <style:text-properties fo:color="#000000" style:text-position="25% 58%" style:font-name="Arial"/>
    </style:style>
    <style:style style:name="T2" style:family="text">
      <style:text-properties fo:color="#000000" style:text-position="25% 58%" style:font-name="Arial" fo:font-size="14pt" style:font-size-asian="14pt" style:font-size-complex="14pt"/>
    </style:style>
    <style:style style:name="T3" style:family="text">
      <style:text-properties fo:color="#000000" style:text-position="25% 58%" fo:font-size="14pt" style:font-size-asian="14pt" style:font-size-complex="14pt"/>
    </style:style>
    <style:style style:name="T4" style:family="text">
      <style:text-properties fo:color="#000000" style:text-position="25% 58%" style:font-name="Arial" fo:font-size="14pt" style:font-size-asian="14pt" style:font-size-complex="14pt"/>
    </style:style>
    <style:style style:name="T5" style:family="text">
      <style:text-properties fo:color="#000000" style:font-name="Arial" fo:background-color="#80ffff" loext:char-shading-value="0"/>
    </style:style>
    <style:style style:name="T6" style:family="text">
      <style:text-properties fo:color="#000000" style:font-name="Arial" officeooo:rsid="000c666e" fo:background-color="#80ffff" loext:char-shading-value="0"/>
    </style:style>
    <style:style style:name="T7" style:family="text">
      <style:text-properties fo:color="#000000" style:font-name="Arial" fo:font-size="14pt" fo:background-color="#80ffff" loext:char-shading-value="0" style:font-size-asian="14pt" style:font-size-complex="14pt"/>
    </style:style>
    <style:style style:name="T8" style:family="text">
      <style:text-properties fo:color="#000000" style:font-name="Arial" fo:font-size="14pt" officeooo:rsid="000c666e" fo:background-color="#80ffff" loext:char-shading-value="0" style:font-size-asian="14pt" style:font-size-complex="14pt"/>
    </style:style>
    <style:style style:name="T9" style:family="text">
      <style:text-properties fo:color="#000000" style:font-name="Arial" fo:font-size="14pt" officeooo:rsid="000c666e" fo:background-color="#80ffff" loext:char-shading-value="0" style:font-name-asian="Microsoft Sans Serif" style:font-size-asian="14pt" style:font-name-complex="Microsoft Sans Serif" style:font-size-complex="14pt"/>
    </style:style>
    <style:style style:name="T10" style:family="text">
      <style:text-properties fo:color="#000000" style:font-name="Arial1" officeooo:rsid="000c666e" fo:background-color="#80ffff" loext:char-shading-value="0" style:font-name-asian="Microsoft Sans Serif" style:font-name-complex="Microsoft Sans Serif"/>
    </style:style>
    <style:style style:name="T11" style:family="text">
      <style:text-properties fo:color="#000000" style:font-name="Arial1" fo:font-size="14pt" officeooo:rsid="000c666e" fo:background-color="#80ffff" loext:char-shading-value="0" style:font-name-asian="Microsoft Sans Serif" style:font-size-asian="14pt" style:font-name-complex="Microsoft Sans Serif" style:font-size-complex="14pt"/>
    </style:style>
    <style:style style:name="T12" style:family="text">
      <style:text-properties fo:color="#000000" fo:font-size="14pt" fo:background-color="#80ffff" loext:char-shading-value="0" style:font-size-asian="14pt" style:font-size-complex="14pt"/>
    </style:style>
    <style:style style:name="T13" style:family="text">
      <style:text-properties fo:color="#000000" fo:font-size="14pt" officeooo:rsid="000c666e" fo:background-color="#80ffff" loext:char-shading-value="0" style:font-size-asian="14pt" style:font-size-complex="14pt"/>
    </style:style>
    <style:style style:name="T14" style:family="text">
      <style:text-properties fo:color="#000000" fo:font-size="14pt" officeooo:rsid="000c666e" fo:background-color="#80ffff" loext:char-shading-value="0" style:font-name-asian="Microsoft Sans Serif" style:font-size-asian="14pt" style:font-name-complex="Microsoft Sans Serif" style:font-size-complex="14pt"/>
    </style:style>
    <style:style style:name="T15" style:family="text">
      <style:text-properties style:font-name="Arial"/>
    </style:style>
    <style:style style:name="T16" style:family="text">
      <style:text-properties style:font-name="Arial" fo:font-size="14pt" style:font-size-asian="14pt" style:font-size-complex="14pt"/>
    </style:style>
    <style:style style:name="T17" style:family="text">
      <style:text-properties style:font-name="Arial" fo:font-size="14pt" officeooo:rsid="001cf055" style:font-size-asian="14pt" style:font-size-complex="14pt"/>
    </style:style>
    <style:style style:name="T18" style:family="text">
      <style:text-properties style:font-name="Arial" fo:font-size="14pt" officeooo:rsid="00208232" style:font-size-asian="14pt" style:font-size-complex="14pt"/>
    </style:style>
    <style:style style:name="T19" style:family="text">
      <style:text-properties style:font-name="Arial" fo:font-size="14pt" officeooo:rsid="00264d14" style:font-size-asian="14pt" style:font-size-complex="14pt"/>
    </style:style>
    <style:style style:name="T20" style:family="text">
      <style:text-properties style:font-name="Arial" fo:font-size="14pt" officeooo:rsid="00275428" style:font-size-asian="14pt" style:font-size-complex="14pt"/>
    </style:style>
    <style:style style:name="T21" style:family="text">
      <style:text-properties style:font-name="Arial" fo:font-size="14pt" officeooo:rsid="002b398e" style:font-size-asian="14pt" style:font-size-complex="14pt"/>
    </style:style>
    <style:style style:name="T22" style:family="text">
      <style:text-properties style:font-name="Arial" fo:font-size="14pt" officeooo:rsid="002c9f10" style:font-size-asian="14pt" style:font-size-complex="14pt"/>
    </style:style>
    <style:style style:name="T23" style:family="text">
      <style:text-properties style:font-name="Arial" officeooo:rsid="001cf055"/>
    </style:style>
    <style:style style:name="T24" style:family="text">
      <style:text-properties style:font-name="Arial" officeooo:rsid="00208232"/>
    </style:style>
    <style:style style:name="T25" style:family="text">
      <style:text-properties style:font-name="Arial" officeooo:rsid="00264d14"/>
    </style:style>
    <style:style style:name="T26" style:family="text">
      <style:text-properties style:font-name="Arial" officeooo:rsid="00275428"/>
    </style:style>
    <style:style style:name="T27" style:family="text">
      <style:text-properties style:font-name="Arial" officeooo:rsid="002b398e"/>
    </style:style>
    <style:style style:name="T28" style:family="text">
      <style:text-properties style:font-name="Arial" officeooo:rsid="002c9f10"/>
    </style:style>
    <style:style style:name="T29" style:family="text">
      <style:text-properties officeooo:rsid="0019dff0"/>
    </style:style>
    <style:style style:name="T30" style:family="text">
      <style:text-properties officeooo:rsid="001af62a"/>
    </style:style>
    <style:style style:name="T31" style:family="text">
      <style:text-properties style:font-name="Arial1" officeooo:rsid="001af62a" style:font-name-asian="Arial1" style:font-name-complex="Arial1"/>
    </style:style>
    <style:style style:name="T32" style:family="text">
      <style:text-properties style:font-name="Arial1" officeooo:rsid="001f276a" style:font-name-asian="Arial1" style:font-name-complex="Arial1"/>
    </style:style>
    <style:style style:name="T33" style:family="text">
      <style:text-properties style:font-name="Arial1" officeooo:rsid="002134ba" style:font-name-asian="Arial1" style:font-name-complex="Arial1"/>
    </style:style>
    <style:style style:name="T34" style:family="text">
      <style:text-properties style:font-name="Arial1" officeooo:rsid="002b398e" style:font-name-asian="Arial1" style:font-name-complex="Arial1"/>
    </style:style>
    <style:style style:name="T35" style:family="text">
      <style:text-properties style:font-name="Arial1" officeooo:rsid="001cf055"/>
    </style:style>
    <style:style style:name="T36" style:family="text">
      <style:text-properties style:font-name="Arial1" officeooo:rsid="001f8012"/>
    </style:style>
    <style:style style:name="T37" style:family="text">
      <style:text-properties style:font-name="Arial1" officeooo:rsid="002134ba"/>
    </style:style>
    <style:style style:name="T38" style:family="text">
      <style:text-properties style:font-name="Arial1" officeooo:rsid="0021b60a"/>
    </style:style>
    <style:style style:name="T39" style:family="text">
      <style:text-properties style:font-name="Arial1" officeooo:rsid="00264d14"/>
    </style:style>
    <style:style style:name="T40" style:family="text">
      <style:text-properties style:font-name="Arial1" fo:font-size="14pt" officeooo:rsid="00264d14" style:font-size-asian="14pt" style:font-size-complex="14pt"/>
    </style:style>
    <style:style style:name="T41" style:family="text">
      <style:text-properties style:font-name="Arial1" officeooo:rsid="002c9f10"/>
    </style:style>
    <style:style style:name="T42" style:family="text">
      <style:text-properties style:font-name="Arial1" officeooo:rsid="0031bb7d"/>
    </style:style>
    <style:style style:name="T43" style:family="text">
      <style:text-properties officeooo:rsid="001cf055"/>
    </style:style>
    <style:style style:name="T44" style:family="text">
      <style:text-properties officeooo:rsid="001f276a"/>
    </style:style>
    <style:style style:name="T45" style:family="text">
      <style:text-properties officeooo:rsid="001f8012"/>
    </style:style>
    <style:style style:name="T46" style:family="text">
      <style:text-properties officeooo:rsid="00208232"/>
    </style:style>
    <style:style style:name="T47" style:family="text">
      <style:text-properties officeooo:rsid="002134ba"/>
    </style:style>
    <style:style style:name="T48" style:family="text">
      <style:text-properties officeooo:rsid="0021b60a"/>
    </style:style>
    <style:style style:name="T49" style:family="text">
      <style:text-properties officeooo:rsid="00264d14"/>
    </style:style>
    <style:style style:name="T50" style:family="text">
      <style:text-properties officeooo:rsid="00275428"/>
    </style:style>
    <style:style style:name="T51" style:family="text">
      <style:text-properties officeooo:rsid="002b398e"/>
    </style:style>
    <style:style style:name="T52" style:family="text">
      <style:text-properties officeooo:rsid="002c9f10"/>
    </style:style>
    <style:style style:name="T53" style:family="text">
      <style:text-properties officeooo:rsid="0031bb7d"/>
    </style:style>
    <style:style style:name="T54" style:family="text">
      <style:text-properties style:font-name="Arial"/>
    </style:style>
    <style:style style:name="T55" style:family="text">
      <style:text-properties style:font-name="Arial" officeooo:rsid="000c666e"/>
    </style:style>
    <style:style style:name="T56" style:family="text">
      <style:text-properties style:font-name="Arial" fo:font-size="14pt" style:font-size-asian="14pt" style:font-size-complex="14pt"/>
    </style:style>
    <style:style style:name="T57" style:family="text">
      <style:text-properties style:font-name="Arial" fo:font-size="14pt" officeooo:rsid="000c666e" style:font-size-asian="14pt" style:font-size-complex="14pt"/>
    </style:style>
    <style:style style:name="T58" style:family="text">
      <style:text-properties style:font-name="Arial" fo:font-size="14pt" officeooo:rsid="001cf055" style:font-size-asian="14pt" style:font-size-complex="14pt"/>
    </style:style>
    <style:style style:name="T59" style:family="text">
      <style:text-properties fo:font-size="14pt" style:font-size-asian="14pt" style:font-size-complex="14pt"/>
    </style:style>
    <style:style style:name="T60" style:family="text">
      <style:text-properties fo:font-size="14pt" officeooo:rsid="001cf055" style:font-size-asian="14pt" style:font-size-complex="14pt"/>
    </style:style>
    <style:style style:name="T61" style:family="text">
      <style:text-properties fo:font-size="14pt" officeooo:rsid="000c666e" style:font-size-asian="14pt" style:font-size-complex="14pt"/>
    </style:style>
    <style:style style:name="T62" style:family="text">
      <style:text-properties officeooo:rsid="001af62a" style:font-name-asian="Arial1" style:font-name-complex="Arial1"/>
    </style:style>
    <style:style style:name="T63" style:family="text">
      <style:text-properties officeooo:rsid="001f276a" style:font-name-asian="Arial1" style:font-name-complex="Arial1"/>
    </style:style>
    <style:style style:name="T64" style:family="text">
      <style:text-properties officeooo:rsid="002134ba" style:font-name-asian="Arial1" style:font-name-complex="Arial1"/>
    </style:style>
    <style:style style:name="T65" style:family="text">
      <style:text-properties officeooo:rsid="002b398e" style:font-name-asian="Arial1" style:font-name-complex="Arial1"/>
    </style:style>
    <style:style style:name="Sect1" style:family="section">
      <style:section-properties fo:margin-left="2.54cm" fo:margin-right="8.652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95"><text:bookmark-start text:name="bookmark1"/>J<text:span text:style-name="T29">Á</text:span>N PALÁRIK<text:bookmark-end text:name="bookmark1"/></text:p>
        <text:h text:style-name="P96" text:outline-level="1"><text:bookmark-start text:name="bookmark2"/>Dobrodružstvo pri obžinkoch<text:bookmark-end text:name="bookmark2"/></text:h>
        <text:p text:style-name="P5">Veselohra v troch dejstvách</text:p>
        <text:p text:style-name="P30">Upravil Janko Borodáč</text:p>
        <text:p text:style-name="P4"/>
        <text:p text:style-name="P4"/>
        <text:p text:style-name="P4">DEJSTVO <text:span text:style-name="T30">I.</text:span></text:p>
        <text:p text:style-name="P4"/>
        <text:p text:style-name="P29">Sá<text:span text:style-name="T30">l</text:span> v kaštieli grófkinom. Uprostred hlavné, vľavo bočné dvere, vpravo oblok, na stolíku knižky, obrazy predstavu­júce slovenské kroje, bokom stojí piano.</text:p>
        <text:p text:style-name="P43"/>
        <text:p text:style-name="P53">Mil<text:span text:style-name="T30">uš</text:span>a (prezerajúc obrazy na stolíku). Naozaj, pre­krásna žnička slovenská! Pravda, len na pa­pieri, v skutočnosti bohatá mladá grófka, na ktorej panských roliach práve teraz pracujú v potu tvári. Toto bola ozaj originálna my­šlienka v takomto kroji dať sa vyma<text:span text:style-name="T30">ľ</text:span>ovať.</text:p>
        <text:p text:style-name="P43">Orieška (stojí v hlavných dverách, ticho). Pst! Dcéra moja, nie sme tu sami.</text:p>
        <text:p text:style-name="P43">Miluša. Takou vymaľovanou žničkou ver’ i ja by som chcela byť.</text:p>
        <text:p text:style-name="P43">Orieška (nahlas). Miluša!</text:p>
        <text:p text:style-name="P43"><text:soft-page-break/>Mil<text:span text:style-name="T30">uš</text:span>a. Apko m<text:span text:style-name="T30">ô</text:span>j! (Bozkávajúc ho.) Veď tak zriedka ma tu navštevujete, ako keby ste na desať míľ ďaleko od kaštieľa bývali.</text:p>
        <text:p text:style-name="P43">Orieška. Hja, dievka moja drahá! Môj ťažký učiteľský úrad nedovoľuje — a potom sa bojím, že by moje častejšie návštevy mohly byť milo­stivému panstvu nepríležité, keď milosť grófka chce ťa mať vždy pri sebe, ako svoju milú spoločnicu.</text:p>
        <text:p text:style-name="P43">Mi<text:span text:style-name="T30">l</text:span>uša. Ba práve naopak, grófka Eržika až ve<text:span text:style-name="T30">ľ</text:span>mi často vypytuje sa na vás.</text:p>
        <text:p text:style-name="P43">Orieška. No, teší ma, dievka moja! Ale dnes vedie ma sem iná záležitosť. Naša obec podala grófke prosbu o opravenie školy, a neprichádza nijaká odpoveď.</text:p>
        <text:p text:style-name="P43">Mi<text:span text:style-name="T30">l</text:span>uša. To má svoju príčinu, apko! Práve včera bol tu starý pán barón Kostrovický, tútor grófkin: prečítal jej list od svojho syna Lajoška, v ktorom mu píše, že sa v týchto dňoch domov navráti a že až veľmi túži osobne poznať svoju neznámu oddanicu, ktorá, hoci ho od detstva svojho nevidela, predsa mu ruku svoju už prisľúbila — ach, pravdaže len z úcti­vosti k svojmu pánu tútorovi!</text:p>
        <text:p text:style-name="P43">Orieška. Teda dostali by sme onedlho nového pána! — Ale o tej škole, dievka moja, o tej škole...</text:p>
        <text:p text:style-name="P43">Mi<text:span text:style-name="T30">l</text:span>uša. Pravda. Ja som sa starého pána pre túto vec najviac bála, keď je on taký prísny tútor, a panstvo vraj nie je povinné stavať školu pre obec. Použila som teda tej vče­rajšej príležitosti, lebo keď páni radosť majú, vtedy milosti rozdávajú.</text:p>
        <text:p text:style-name="P43"><text:soft-page-break/>Orieška. Múdro, múdro! On, pravda, radoval sa nad blízkym príchodom svojho syna —</text:p>
        <text:p text:style-name="P43">Mi<text:span text:style-name="T30">l</text:span>uša. A ešte viac nad blízkym splnením svojej dávnej žiadosti, toho manželstva. Keď videl, že Eržika je tak radostne prekvapená a hneď v jeho prítomnosti služobníctvu roz­kazy dávala, aby sa všemožné prípravy robily na prijatie mladého pána baróna — aby on všetko u nás našiel v najkrajšom poriadku, všetko čistotné, vkusné —</text:p>
        <text:p text:style-name="P44">Orieška. No, to sa muselo páčiť pánu tútorovi!</text:p>
        <text:p text:style-name="P54">MiIuša. Samá radosť zrkadlila sa mu v tvári, i mne ruku stískal a uisťoval ma, že je so mnou úplne spokojný — že by ani v Paríži nebol mohol lepšej spoločnice vyhľadať pre svoju sverenicu Eržiku.</text:p>
        <text:p text:style-name="P43">Orieška. Ach, dievka moja! Veď keby viac bolo takých dcér na Slovensku ako si ty, azda by naša vyššia šľachta neprijímala k svojim deťom guvernantky a spoločnice až hen kdesi z Hamburgu a — z Londýna, ktoré potom domorodú našu šľachtu tak hrozne národu odcudzujú. Je to smutná vec, keď naše vyššie stavy, duchom cudzím nakvasené, takú akúsi cudzoživelnú, protinárodnú kastu v národe našom tvoria.</text:p>
        <text:p text:style-name="P43">Mi<text:span text:style-name="T30">l</text:span>uša. Ale naše panstvo k tejto kaste viac nepatrí. <text:span text:style-name="T30">Ó</text:span>, keby ste len boli počúvali, <text:soft-page-break/>apko, našu grófku, s akým zápalom ona hovorila pred pánom barónom o tej škole!</text:p>
        <text:p text:style-name="P43">Orieška (s radosťou). Ale ozaj! A pán barón bol, pravda, dobrej vôle —</text:p>
        <text:p text:style-name="P43">Mi<text:span text:style-name="T30">l</text:span>uša. Robil síce zpočiatku ťažkosti, ale keď sa grófka osvedčila, že to jej česť a povinnosť vlastenecká požaduje, aby na jej panstvách boly poriadne školy a aby sa polepšil stav učiteľov ľudu —</text:p>
        <text:p text:style-name="P43">Orieška. Sláva jej!</text:p>
        <text:p text:style-name="P43">Mi<text:span text:style-name="T30">l</text:span>uša. Potom i pán tútor nielen že privolil, ale i sám sa osvedčil, že sa postará, aby <text:span text:style-name="T30">i</text:span> v jeho okrese obecné školy a vzdelávanie ľudu do lepšieho rozkvetu prišly.</text:p>
        <text:p text:style-name="P43">Orieška. Sláva, sláva! Teda nie všetky ze­mianske rodiny vlasti našej sú pre národ n<text:span text:style-name="T30">áš</text:span> stratené! Sú ešte medzi nimi duše šľachetné, pravého vlastenectva vnímavé a veľkodušné, ktoré zdedily od svojich slávnych predkov i tie krásne ctnosti, na ktoré krajina naša vždy pyšná bývala!</text:p>
        <text:p text:style-name="P43">Miluša. <text:span text:style-name="T30">Ó</text:span>, istotne, apko! A keď neskôr po­znajú aj iné potreby nášho ľudu slovenského, keď sa presvedčia, že národná vzdelanosť Slo­vákov nemôže byť našej vlasti na škodu, ba že ona iba v duchovnom pov<text:span text:style-name="T30">ý</text:span>šen<text:span text:style-name="T30">í</text:span> všetkých jej občanov môže rozkvitnúť: potom sa oni ani od reči a literatúry slovenskej odťahovať nebudú. — Ale teraz pozhovte trochu, apko, idem vás oznámiť grófke. (Odíde <text:soft-page-break/>bočnými dvermi.)</text:p>
        <text:p text:style-name="P43">Orieška (sám). <text:span text:style-name="T30">Ó</text:span>, dal by Boh, dal by Boh, aby sa to vyplnilo! (Hovorí si.)</text:p>
        <text:p text:style-name="P6">Nie sme my preto vlasti zradcovia,</text:p>
        <text:p text:style-name="P31">ani na skazu otčine,</text:p>
        <text:p text:style-name="P31">že si reč, ktorou naši otcovia</text:p>
        <text:p text:style-name="P31">radi vraveli, ľúbime.</text:p>
        <text:p text:style-name="P6">Otcovia naši tiež bojovali,</text:p>
        <text:p text:style-name="P31">slovenskú svoju krv vylievali</text:p>
        <text:p text:style-name="P31">za tejto kraj’ny slobodu:</text:p>
        <text:p text:style-name="P31">i my tiež chceme — ale nechajte</text:p>
        <text:p text:style-name="P31">nám jazyk otcov drahý — doprajte</text:p>
        <text:p text:style-name="P31">života nášmu národu!</text:p>
        <text:p text:style-name="P4"/>
        <text:p text:style-name="P29">(Vo dverách sa zjavi Capková, ktorú Orieška nezbadá.)</text:p>
        <text:p text:style-name="P4"/>
        <text:p text:style-name="P31">I nám zem táto je drahá síce,</text:p>
        <text:p text:style-name="P31">v ktorej bývame, krajina,</text:p>
        <text:p text:style-name="P31">lež pojem vlasti širšie hranice,</text:p>
        <text:p text:style-name="P31"><text:soft-page-break/>širší okres má otčina:</text:p>
        <text:p text:style-name="P31">vlasť činia národ a jeho práva!</text:p>
        <text:p text:style-name="P6">Kde týchto nieto, tam vlasť prestáva —</text:p>
        <text:p text:style-name="P31">to len bydlisko Helota.</text:p>
        <text:p text:style-name="P6">Vlasť nám odpieraplásku k nej ničí,</text:p>
        <text:p text:style-name="P31">kto rodu nášmu tuná nežičí</text:p>
        <text:p text:style-name="P31">práv národného života.</text:p>
        <text:p text:style-name="P4"/>
        <text:p text:style-name="P31">Naša je táto krajina horská,</text:p>
        <text:p text:style-name="P31">plné k nej rod náš právo má,</text:p>
        <text:p text:style-name="P31">ba prv nám ešte bola otcovská,</text:p>
        <text:p text:style-name="P31">nie sme tu cudzí, sme doma.</text:p>
        <text:p text:style-name="P6">Tu našich otcov sudby spojily,</text:p>
        <text:p text:style-name="P31">spolu si slasť i strasti delili</text:p>
        <text:p text:style-name="P31">verní druhovia slávy, bied:</text:p>
        <text:p text:style-name="P31">nech sa tie staré časy navrátia,</text:p>
        <text:p text:style-name="P31">v ktorých sme verní bývali bratia</text:p>
        <text:p text:style-name="P31">v boji, v pokoji slávnych liet!</text:p>
        <text:p text:style-name="P4"><text:soft-page-break/></text:p>
        <text:p text:style-name="P31">A časy tie sa iste navrátia,</text:p>
        <text:p text:style-name="P31">keď sa zas v mysliach sblížime,</text:p>
        <text:p text:style-name="P31">keď sa tie sv<text:span text:style-name="T30">ä</text:span>zky znovu posvätia,</text:p>
        <text:p text:style-name="P31">čo nás pútaly k otčine:</text:p>
        <text:p text:style-name="P31">Rovnoprávnosti šľachetné sväzky!</text:p>
        <text:p text:style-name="P6">Bo táto vždy býva bratskej lásky</text:p>
        <text:p text:style-name="P31">tým najpevnejším základom.</text:p>
        <text:p text:style-name="P4">Milý vám rod váš a jazyk vlastný,</text:p>
        <text:p text:style-name="P7">i nám otcovský je milý, vzácny —</text:p>
        <text:p text:style-name="P32">je nám najdrahším pokladom!</text:p>
        <text:p text:style-name="P4">Capková (zíva <text:span text:style-name="T30">sa</text:span> jej). Ach, das hat kein En<text:span text:style-name="T30">d</text:span><text:span text:style-name="T62">’</text:span>! (Nahlas.) Holá, pán rechtor! H<text:span text:style-name="T43">ö</text:span>ren Sie doch einmal auf!</text:p>
        <text:p text:style-name="P43">Orieška (prekvapený). Ach, pani komorná!</text:p>
        <text:p text:style-name="P43">Capková. Naturlicher Weise, vaša dcéra vám už musela vyplaušovať, že sa naša konteska vydávať bude za mladého pána baróna Kostrovického, preto jej chcete gratulirovať — sch<text:span text:style-name="T43">ö</text:span>n, sch<text:span text:style-name="T43">ö</text:span>n!</text:p>
        <text:p text:style-name="P43">Orieška. Ale čo by tam, pani komorná! Ja som len prišiel navštíviť svoju dcéru. Nuž, <text:soft-page-break/>akože sa mi tuná drží? <text:span text:style-name="T43">Č</text:span>i je osvietená grófka s ňou spokojná?</text:p>
        <text:p text:style-name="P43">Capková. Ale ja nie som s ňou spokojná, pán rechtor! My sme ju prijali za „Gsellšaf- terku“ našej kontesk<text:span text:style-name="T43">y</text:span>, aby nezabudla po fran­cúzsky, po uhorsky a po nemecky, ale vaša dcéra najviac len po slovensky s ňou šteboce a samým pletkám ju vyučuje. Celý deň sa len spolu cifrujú, smejú, ihrajú a niet dňa, aby sa nepovadiiy pri „Damenbiliarde“; — tu potom nastanú hnevy, kriky, fechtovania!</text:p>
        <text:p text:style-name="P43">Orie<text:span text:style-name="T43">šk</text:span>a (zľaknutý). Pre Boha! Jaj-jaj-jaj!</text:p>
        <text:p text:style-name="P43">Capková. Veru tak, pán rechtor! Neraz som myslela, že sú už naveky rozkmotrené tie samopašnice, ale tu ho más! <text:span text:style-name="T43">O</text:span> chvíľu zasa sedia spolu pri klavíri a vierhändig tak nemilosrdne naň bijú, až struny pukajú.</text:p>
        <text:p text:style-name="P43">Orieška. Ha, ha, ha!</text:p>
        <text:p text:style-name="P43">Čapkov á. A keď sa na nevinnom klavíri tak vyvŕšily, tu sa zrazu schytia, und Gott verzeih’ mir! — chlapské širáky si na hlavy postavia, na paripy sadajú a ako dáke strigy po záhrade rajtujú.</text:p>
        <text:p text:style-name="P43">Orieška. Ha, ha, ha!</text:p>
        <text:p text:style-name="P43">Capková. A keď im poviem, že sa to pan­ským frajľám nesvedčí, alebo že sa im kôň naplaš<text:span text:style-name="T43">iť</text:span> môže, to sa mi konteska do očí smeje, sprostou komornicou ma menuje — mňa, pán rechtor, (Plačlivo.) mňa, sprostou komornicou, ktorá sama jej dom v <text:soft-page-break/>poriadku držím. <text:span text:style-name="T43">Ó</text:span>, keby to jej nebožký Herr Papa počul, ten by sa v hrobe obrátil nad takou nevďačnosťou svojej dcéry. Ach, ako ma prosil, aby som úbohú jeho sirotu Eržiku nikdy neopustila: „Toto je,“ povedal, „môj najdrahší poklad, ktorý na tom svete opustiť musím,“ tak povedal a ja som mu slzy z očí utierala a s ním plakala. (Plače.)</text:p>
        <text:p text:style-name="P43">Orieška. Hja, milá pani komorná...</text:p>
        <text:p text:style-name="P43">Capková. Eržike v testamente poručil, aby ma nikdy zo služby neprepustila, aby ma ako vzácnu relikviu po svojich pánoch rodičoch zdedenú <text:span text:style-name="T43">c</text:span>tila. (Grófka, ktorá práve bočnými dvermi prišla, plesne jej kantárikom za chrbtom.) Jaj, pre Boha! (Skoč<text:span text:style-name="T43">í</text:span>.)</text:p>
        <text:p text:style-name="P43">Grófka a Miluša. Ha, ha, ha!</text:p>
        <text:p text:style-name="P43">Capková. Nat<text:span text:style-name="T43">ü</text:span>rlicher Weise, konteska sind immer schlimm. Tuná (Ukazuje na Orieška.) Herr Papa der Fräule Miluša prišiel milostivej konteske gratulirovať.</text:p>
        <text:p text:style-name="P43">Grófka. Vítajte mi, pán učiteľ! Už mi to vaša Miluša povedala.</text:p>
        <text:p text:style-name="P45">Orieška. <text:span text:style-name="T43">Ó</text:span>, ako vyslovím svoje vrúcne vďaky za tú veľkodušnosť!</text:p>
        <text:p text:style-name="P43">Grófka. Veľmi ma teší, pán učiteľ, že môžem niečo urobiť pre obecné dobro, ale najmä po­ďakovať sa máte vašej vlastnej dcére, ktorá vo mne vedela prebudiť cit vlasteneckej po­vinnosti k nášmu úbohému ľudu slovenskému. <text:span text:style-name="T43">Ó</text:span>, ja som sa už <text:soft-page-break/>veľa krásneho od nej naučila!</text:p>
        <text:p text:style-name="P43">MiIuša. Ale nieže, nezahanbujte ma! Ja som rada, tomu veľkému šťastiu, vo vašej vzácnej blízkosti. Vy ste moja a môjho dobrého otca veľkodušná dobrodejkyňa! (Chce jej ruku.)</text:p>
        <text:p text:style-name="P43">Grófka (dojatá). Ale nieže, Miluša! Nehovor tak. Vieš, že ťa ja len veselú rada vidím a milujem ako vlastnú sestričku. (Objíme ju.)</text:p>
        <text:p text:style-name="P43">Capková (k Orieškoví). Nuž <text:span text:style-name="T43">č</text:span>i ich čujete, pán rechtor, ako len vždy po slovensky spoIu <text:span text:style-name="T43">t</text:span>árajú! .Povedzteže im, aby sa radšej po fran­cúzsky shováraly.</text:p>
        <text:p text:style-name="P43">Grófka (k Čapkovej). Ha, ha, ha! Eh, bien, madame de <text:span text:style-name="T43">C</text:span>apkova! Vous étes plus ridicul que stupide, verstandez vous?</text:p>
        <text:p text:style-name="P43">Orieška a Miluša. Ha, ha, ha!</text:p>
        <text:p text:style-name="P43">Capková (ku grófke). <text:span text:style-name="T43">Ó</text:span>, vuj, vuj, ma chére konteska! (K Miluše.) Vuj, vuj, madmoazelka! (K Orieškovi.) Vuj, monsiurko, darmo sa mi sme­jete, bo to je nóbl, to je „gšajd“, keď milo­stivé panstvá a všetci „gebildete Lajt“ celkom iným jazykom „parlirujú“ ako tá „gemajne bagáž“ ľudu sprostého. (Všetci sa smejú.)</text:p>
        <text:p text:style-name="P43">Orieška (ironicky). Veľmi múdro! Načo by to tá „gemajne bagáž“ rozumieť mala — tá nech ostane sprostou bagážou naveky!</text:p>
        <text:p text:style-name="P43">Miluša. <text:span text:style-name="T43">Ó</text:span>, prekrásny pochop nášho moder­ného vlastenectva!</text:p>
        <text:p text:style-name="P43"><text:soft-page-break/>Capková (k Miluši). Veru tak, moja madmoa­zelka! Toto krásne učenie mali by ste vždycky „wiederholovať“ našej konteske; lebo tak ju „erziehovala“, také „Grundsätze“ jej do srdca vštepovala predošlá pani guvernantka. Vy ale „leichtsinnig“ všetko to teraz kazíte, vždy len po slovensky s konteskou „plaušujete“.</text:p>
        <text:p text:style-name="P43">Grófka. Ale netárajte mi viac, vy moja stará relikvia prevrátenej výchovy a pošetilých pred­sudkov našej civilizácie! Už mám dosť toho. Teraz o iných veciach. Počujte, pán učiteľ! Ja mám v týchto dňoch dostať vzácneho hosťa, mladého pána baróna Kostrovického, môjho milého mlad<text:span text:style-name="T43">o</text:span>žen<text:span text:style-name="T43">í</text:span>cha a chcem, aby jeho prvý pobyt v mojom kaštieli mu bol veselý a prí­jemný. On je veľkým milovníkom hudby a spevu: či by sme teda s vašou pomocou ne­jaké muzikálne „potpouri“ nemohli usporiadať? Vaša Miluška je výborná altistka, ja by som spievala soprán a vy máte dosť dobrý <text:span text:style-name="T43">b</text:span>arit<text:span text:style-name="T43">o</text:span>n.</text:p>
        <text:p text:style-name="P43">Orieška. S najväčšou ochotou, osvietená grófka!</text:p>
        <text:p text:style-name="P43">Miluša (ku grófke). Ach, dovoľte grófka, vy chcete prijať mladého pána baróna sťa vášho mladoženícha. Možno, že je on lásky vašej hoden, ale ho ešte nepoznáte, a ja sa bojím, že srdce vaše bude nešťastnou žertvou vašej detinskej úcty a poslušnosti k pánu tútorovi. Prosím, nezaväzujte sa ničím, kým ho dobre <text:soft-page-break/>nepoznáte a kým vám vaše srdce nepovie, či môžte byť s ním šťastná. Ó, ja som nepriate<text:span text:style-name="T43">ľ</text:span>kyňa tých rodinných smlúv manželských!</text:p>
        <text:p text:style-name="P4">Grófka. Ty ma uvádzaš do rozpakov, drahá moja; veď som už prisľúbila — (Zamyslí sa.)</text:p>
        <text:p text:style-name="P43">Orieška (k Miluši). Pre Boha, dievka moja! <text:span text:style-name="T43">Č</text:span>o to robíš? Pováž, ako závisíme od starého pána baróna a čo sme mu všetko dlžní. Keby sa dozvedel, že ty vystupuješ proti jeho zámerom —</text:p>
        <text:p text:style-name="P43">Capková. Aj, aj! Teda madmoazelka odho­vára našu kontesku od mladého pána <text:span text:style-name="T43">b</text:span>aróna? Nevďačnica, či ste už zabudli, že by ste doma zemiaky škrabať a toť <text:span text:style-name="T43">s</text:span> vaším „fótrom“ po kantácijach chodiť museli, keby vás pán tútor „aus Gnade“ nebol prijal za našu „Gsellšafterku“?</text:p>
        <text:p text:style-name="P43">Orieška. No, pani komorná, veď to moja dcéra tak zle nemyslí.</text:p>
        <text:p text:style-name="P43"><text:span text:style-name="T43">C</text:span>apková. A či pán tútor nezaslúži od kontesky všetku úctivosť a poslušnosť detinskú? <text:span text:style-name="T43">Č</text:span>i jej on nie je druhý „Herr Papa“, ktorý jej statky do tak krásneho poriadku uviedol a o jej „Erziehung“ tak „väterlich“ sa staral?</text:p>
        <text:p text:style-name="P43">Miluša (pikantne). Áno! Ba ešte i o budúceho jej pána manžela sa otcovsky postarať ráčil!</text:p>
        <text:p text:style-name="P43">Orieška. Ale prosím ťa, dievka moja...</text:p>
        <text:p text:style-name="P43"><text:soft-page-break/>Grófka. Nedohadujte sa! Miluša má pravdu. Ja si pána tútora vysoko vážim a ctím; ale keby som sa do jeho syna Lajoša i pri naj­lepšej vôli zaľúbiť nemohla — to sa ukáže, keď ho uvidím; veď nám ešte kňaz ruky nesviazal — ja si podržiavam úplnú slo<text:span text:style-name="T43">b</text:span>odu.</text:p>
        <text:p text:style-name="P43">Capková. „So“?</text:p>
        <text:p text:style-name="P4">Miluša. <text:span text:style-name="T43">Ó</text:span>, tak som sa teda uspokojila, drahá Eržika! Môžte prijať mladého pána baróna v svojom dome čím najúctivejšie, ale len sťa vzácneho hosťa, nie sťa mladoženícha.</text:p>
        <text:p text:style-name="P43">Grófka. Tak je. A v obchode s ním pravidlá najprísnejšej etikety zachovávať.</text:p>
        <text:p text:style-name="P43">Orieška. Tak teda to muzikálne „potpouri“ vystane, osvietená grófka?</text:p>
        <text:p text:style-name="P43">Grófka. Ba myslím, že to nám nebude vadiť. Čo myslíš ty, Miluška?</text:p>
        <text:p text:style-name="P43">Miluša. <text:span text:style-name="T43">Ó</text:span>, už teraz i ja rada chcem spolu­účinkovať! Náš budúci hosť nech teda pocíti, že sa nachodí vo veselom kraji spevavého ľudu.</text:p>
        <text:p text:style-name="P43">Grófka. Ha, tak ťa mám rada, Miluška! — Pán učiteľ, pozrime tu hneď tieto partitúry. (Preberá sa v partitúrach na piane.) Sú tu najob­ľúbenejšie kusy, výťahy zo spevohier, duetá, tercetá...</text:p>
        <text:p text:style-name="P43">Suchay (s poklonou ku grófke). Osvietená grófka! Ako mi moja povinnosť káže —</text:p>
        <text:p text:style-name="P43">Grófka (preruší ho). Vítam vás, pán úradník! Len, prosím, krátko, čo chcete, lebo <text:soft-page-break/>nemáme kedy.</text:p>
        <text:p text:style-name="P43">Suchay. Mám česť oznámiť, že sa dnes končí žatva na celom panstve osvietenosti vašej a keďže pri tej príležitosti každý rok —</text:p>
        <text:p text:style-name="P43">Grófka (netrpezlivo ho preruší). Dosť! Vidíte, <text:span text:style-name="T43">ž</text:span>e nemám kedy počúvať vaše dlhé zprávy o vý­sledku žatvy. Položte to na papier, á Dieu! (Odvráti sa.)</text:p>
        <text:p text:style-name="P43">Suchay. Na službu, ako mi moja povinnosť káže. Ale chcem vlastne oznámiť, že ženci a žnice chcú sláviť dnes večer radostné obžinky v kaštieli vašej osvietenosti —</text:p>
        <text:p text:style-name="P43">Grófka. Obžinky?</text:p>
        <text:p text:style-name="P43">Suchay. Na službu, obžinky podľa slovenského zvyku a preto chce sem prísť deputácia mlá­dencov a panien dedinských predložiť poníženú prosbu, či ich mám predpustiť pred láskavý obličaj osvietenosti vašej.</text:p>
        <text:p text:style-name="P43">Grófka. Ale čo sú to tie obžinky?</text:p>
        <text:p text:style-name="P43">Suchay. Na službu, alebo ako to inde ľud vyslovuje: ožinky, zažinky.</text:p>
        <text:p text:style-name="P43">Grófka (netrpezlive). Ožinky, zažinky! Ožinky, zažinky! Z toho môžem byť múdra!</text:p>
        <text:p text:style-name="P3"><text:span text:style-name="T16">Orieška. Ráčte dovoliť, ja to vysvetlím. Ob­žinky sú národný ples Slovákov pri skončení žatvy. Na čele zástupu žencov ide mládenec s národnou zástavou v ruke, ozdobenou stuž­kami, kvietim a klasmi; vedľa neho kráča panna s pekne </text:span><text:soft-page-break/><text:span text:style-name="T16">upletenou korunou čili partou zo stebiel, klasov a kvietkov. Ostatní idú za nim</text:span><text:span text:style-name="T17">i</text:span><text:span text:style-name="DefaultFontStyle"><text:span text:style-name="T2">-</text:span></text:span><text:span text:style-name="T16">spievajúc po ulici až do dvora pána svojho.</text:span></text:p>
        <text:p text:style-name="P43">Grófka. <text:span text:style-name="T43">Á</text:span>, teraz už viem a živo sa pamätám z detstva, že som ja už tento <text:span text:style-name="T43">kr</text:span>ásny národný ples videla. (K Suchaymu.) Ale prečože to lan­ského roku moji ženci nevydržiavali, pán úradník?</text:p>
        <text:p text:style-name="P43">Suchay. Vydržiavali, osvietená grófka, ale len vo dvore panského hajdúcha.</text:p>
        <text:p text:style-name="P43">Grófka. A prečo nie v kaštieli?</text:p>
        <text:p text:style-name="P43">Suchay, Lebo toť ich milosť pani komorná (Urobí <text:span text:style-name="T43">C</text:span>apkovej poklonu.) neráčily to dovoliť.</text:p>
        <text:p text:style-name="P43">Grófka. Aj, aj, madame! A či sa smiem spý­tať, prečo?</text:p>
        <text:p text:style-name="P43">Capková. Lebo to sa môže robiť len vo dvore panského hajdúcha a nie pred civilizovaným panstvom.</text:p>
        <text:p text:style-name="P43">Grófka. Civilizované panstvo má byť k svojmu ľudu láskavé a blahosklonné, ale nie taký ška­redou pýchou nafúkaný horenos, ako ich mi­losť moja komorná, hoci aj ona sama pochá­dzať ráči zo vznešeného rodu tej „gemajnej bagáži“.</text:p>
        <text:p text:style-name="P4">Capková. Das ist nicht zum Aushalten!</text:p>
        <text:p text:style-name="P43">Orieška (k <text:span text:style-name="T43">C</text:span>apkovej). Azda by ste sa hanbili, pani Capková, že váš nebožký „Herr Papa“ tiež bol iba panským hajdúchom?</text:p>
        <text:p text:style-name="P43"><text:soft-page-break/>Capková. Ách, „ich štirb’ von <text:span text:style-name="T43">Š</text:span>mach!“ (Zamdlieva.)</text:p>
        <text:p text:style-name="P43">Orieška. Hja, pani Capková, veď preto nič. To vám len na chválu slúži, že ste sa tu z mi­losti osvieteného panstva trochu vzdelali a za komornú a<text:span text:style-name="T43">v</text:span>anžovali; ale preto nemáte po­hŕdať úbohým ľudom: veď napokon všetkých nás najvyššia hodnosť je, že sme ľudia a — človek človeku brat!</text:p>
        <text:p text:style-name="P4">Capková (prichádza k sebe). „Nat<text:span text:style-name="T43">ü</text:span>rlicher Weise“ — nuž teda nedbám, nech sa tie obžinky v kaštieli vydržiavajú. (Odíde.)</text:p>
        <text:p text:style-name="P4">Grófka (ironicky za odchádzajúcou). S <text:span text:style-name="T43">v</text:span>ysokým privolením mojej milostivej služobnej čeľadi! (K Suchaymu.) Pán úradník, ja chcem, aby s<text:span text:style-name="T43">a </text:span>tie obžinky čím najslávnejším spôsobom vydržiavaly; zavolajte mi tú deputáciu. (Suchay odíde.)</text:p>
        <text:p text:style-name="P43">Miluša. Ale á propos! Niečo mi prišlo na um. <text:span text:style-name="T43">Či</text:span> by nebolo dobre tie obžinky odloži<text:span text:style-name="T43">ť</text:span>, až príde pán barón?</text:p>
        <text:p text:style-name="P43">Grófka. Máš pravdu, Miluška, výborne! Bo akékoľvek krásne árie zo spevohier by sme spievaly, to by nebolo nič nového pre baróna Lajoša Kostrovického, ktorý býval iste riad­nym návštevníkom divadla, ktorý videl opery v milánskej Scale a v Benátkach.</text:p>
        <text:p text:style-name="P43">Miluša. <text:span text:style-name="T43">Ó</text:span>, iste, takému veľkomestskému švihákovi by sa pri našom dedinskom koncerte iba od dlhej chvíle zívalo. Naproti tomu ob­žinky nevidel ani v Paríži — <text:soft-page-break/>ony prebudia v mysli jeho mnohé sladké rozpomienky na nevinné hry detské — a iste sa prebudí v ňom súcit k národu svojmu, na ktorého biedu a opustenosť v nádhernej, civilizovanej cudzine azda celkom zabudol.</text:p>
        <text:p text:style-name="P43">Grófka. Výborne, výborne! Teda ostaneme pri obžinkoch.</text:p>
        <text:p text:style-name="P43">Suchay (vedie deputáciu). Len smelo, chlapci i vy dievčatá!</text:p>
        <text:p text:style-name="P43">Tomáš (ku grófke).</text:p>
        <text:p text:style-name="P8">Nášho panstva žnivo</text:p>
        <text:p text:style-name="P33">už sa dokončilo.</text:p>
        <text:p text:style-name="P8">Ženci sa radujú,</text:p>
        <text:p text:style-name="P33">toto vám vzkazujú:</text:p>
        <text:p text:style-name="P43">Jano (pokračuje).</text:p>
        <text:p text:style-name="P4">Buď pochválen Pán Boh náš,</text:p>
        <text:p text:style-name="P8">že pomáhal v tento čas</text:p>
        <text:p text:style-name="P33">žitko sožať, poviazať,</text:p>
        <text:p text:style-name="P33">do stodoly posvážať!</text:p>
        <text:h text:style-name="P96" text:outline-level="1"><text:bookmark-start text:name="bookmark3"/>Už...<text:bookmark-end text:name="bookmark3"/></text:h>
        <text:p text:style-name="P43">D<text:span text:style-name="T43">o</text:span>ra (chce pokračovať).</text:p>
        <text:h text:style-name="P96" text:outline-level="1"><text:bookmark-start text:name="bookmark4"/>Už...<text:bookmark-end text:name="bookmark4"/></text:h>
        <text:p text:style-name="P43"><text:soft-page-break/>Jano (chce pokračovať).</text:p>
        <text:p text:style-name="P4">Už my...</text:p>
        <text:p text:style-name="P43">D<text:span text:style-name="T43">o</text:span>ra (pokračuje).</text:p>
        <text:p text:style-name="P8">Už my z poľa ideme,</text:p>
        <text:p text:style-name="P33">čo večerať budeme?</text:p>
        <text:p text:style-name="P8">Pečeného káčera,</text:p>
        <text:p text:style-name="P33">to je naša večera.</text:p>
        <text:p text:style-name="P43">Kata (pokračuje).</text:p>
        <text:p text:style-name="P4">Hotuj, pani, oldomáš!</text:p>
        <text:p text:style-name="P4">Sožali sme, kde čo máš.</text:p>
        <text:p text:style-name="P8">Hotuj, pani, večeru,</text:p>
        <text:p text:style-name="P33">dvanásť funtov pečeňu.</text:p>
        <text:p text:style-name="P43">Všetci (spevavo).</text:p>
        <text:p text:style-name="P8">Ešte k tomu muziku, muziku,</text:p>
        <text:p text:style-name="P33">a hostinu velikú, velikú:</text:p>
        <text:p text:style-name="P9">V dvore našej gazdinky, gazdinky</text:p>
        <text:p text:style-name="P34">chceme sláviť obžinky, obžinky!</text:p>
        <text:p text:style-name="P43">Grófka. Dobre, moji drahí! Tie obžinky bu­dete sláviť v prítomnosti vzácnych hostí, <text:soft-page-break/>kto­rých v týchto dňoch očakávam.</text:p>
        <text:p text:style-name="P43">Tomáš (škrabe si hlavu). Ach, osvietená grófka, teda nie dnes večer?</text:p>
        <text:p text:style-name="P43">Grófka. Hovorím vám, že ja chcem, aby tí moji hostia boli svedkami tohto národného plesu, musíte teda deň-dva čakať.</text:p>
        <text:p text:style-name="P43">Jano. Veď už dobre, dobre, osvietená grófka!</text:p>
        <text:p text:style-name="P4">Grófka. Zatia<text:span text:style-name="T43">ľ</text:span> sa môžu i lepšie prípravy po­robiť k tým obžinkom: zástava musí byť z hodvábu, s národnými farbami, parta čo najkrajšia, ozdobená pozlátenými kláskami, perlami a trasulienkami, mládenci a panny ob­lečení v národných krojoch — tuná pán úrad­ník dá na všetko peniaze.</text:p>
        <text:p text:style-name="P4">Mládenci a dievčatá. Nech vás Boh živí! Nech žije! Sláva!</text:p>
        <text:p text:style-name="P4">Grófka. Ale najväčšiu starosť mám o dievča, ktoré má byť ovenčené tou národnou skvost­nom partou, ona má byť takrečeno kráľovnou celého toho plesu. (K Orieškov<text:span text:style-name="T43">i</text:span>.) Čo myslíte, pán učiteľ? Vy najlepšie poznáte tie dedinské panny, lebo sa od vás katechizmus učily.</text:p>
        <text:p text:style-name="P4">Orieška. Ja myslím — Hanka mlynárova je veľmi poriadne dievča.</text:p>
        <text:p text:style-name="P4">Dora. Ba veru ešte čo! Veď tá ani len s nami nežala.</text:p>
        <text:p text:style-name="P4">Kata (k Orieškov<text:span text:style-name="T43">i</text:span>). A ja či som vám dobre z toho katechizmu neodpovedala?</text:p>
        <text:p text:style-name="P4">Tomáš (k Orieškov<text:span text:style-name="T43">i</text:span>). Prosim pekne, najkrajšie dievča je Fabianových Elena, ej, tej <text:soft-page-break/>by len pristala tá cifrovaná parta!</text:p>
        <text:p text:style-name="P4">Dora (k Tomášovi).</text:p>
        <text:p text:style-name="P4">No ver’, azda preto, že sa tebe páči?</text:p>
        <text:p text:style-name="P4">Kata.</text:p>
        <text:p text:style-name="P4">Neverte mu; lebo sa on za ňou vláči.</text:p>
        <text:p text:style-name="P4">Orieška.</text:p>
        <text:p text:style-name="P4"><text:span text:style-name="T43">O</text:span>, aká to vznikla medzi nimi svada!</text:p>
        <text:p text:style-name="P4">Miluša.</text:p>
        <text:p text:style-name="P8">Čujte nápad môjho nevinného žartu:</text:p>
        <text:p text:style-name="P33">ja chcem pri obžinkoch na hlave mať partu</text:p>
        <text:p text:style-name="P33">a byť preodiata v rúcho prostej devy,</text:p>
        <text:p text:style-name="P33">tak prestanú všetky medzi nimi hnevy.</text:p>
        <text:p text:style-name="P8">Ja sa preoblečiem za žničku vám rovnú,</text:p>
        <text:p text:style-name="P33">ak ma len chcete mať za svoju kráľovnú.</text:p>
        <text:p text:style-name="P4">Dora.</text:p>
        <text:p text:style-name="P4"><text:span text:style-name="T43">Ó</text:span>, zo srdca radi, ak nežartujete —</text:p>
        <text:p text:style-name="P4">Kata.</text:p>
        <text:p text:style-name="P64">To zas bude radosti v celej našej obci!</text:p>
        <text:p text:style-name="P77"><text:soft-page-break/>Tomáš.</text:p>
        <text:p text:style-name="P8">Hej, takých obžinkov azda v celom svete</text:p>
        <text:p text:style-name="P33">ešte neslávili slovenskí parobci!</text:p>
        <text:p text:style-name="P4">Grófka.</text:p>
        <text:p text:style-name="P4">Toto sa mi ľúbi, výborná myšlienka!</text:p>
        <text:p text:style-name="P64">To bude zábava k úcte mojich host<text:span text:style-name="T43">í!</text:span></text:p>
        <text:p text:style-name="P77">Orieška.</text:p>
        <text:p text:style-name="P8">Keď dovoliť ráči milá naša grófka,</text:p>
        <text:p text:style-name="P33">mohli by sme zaraz z tej príležitosti</text:p>
        <text:p text:style-name="P33">z národných spievaniek krajšie povyberať,</text:p>
        <text:p text:style-name="P33">ktoré by sa maly pri obžinkoch spievať.</text:p>
        <text:p text:style-name="P33">Tak na príklad táto (Otvorí knihu.)</text:p>
        <text:p text:style-name="P64">sviatočnú má nôtu,</text:p>
        <text:p text:style-name="P77">tá by mohla slúžiť obžinkom k úvodu: (<text:span text:style-name="T43">Č</text:span>íta.)</text:p>
        <text:p text:style-name="P77">„Čieže je to jarné žitko“ — či ju znáte?</text:p>
        <text:p text:style-name="P77">Všetci.</text:p>
        <text:p text:style-name="P4"><text:span text:style-name="T43">Ó</text:span>, to je výborná! Či nám ju zahráte?</text:p>
        <text:p text:style-name="P4">Orieška (sadne k pianu a spraví akordy; mládenci a devy stoja v rade, devy majú <text:soft-page-break/>opreté hlavy o plecia mlá­dencov, všetci spievajú).</text:p>
        <text:p text:style-name="P8">Čieže je to jarné žitko</text:p>
        <text:p text:style-name="P33">pod horami?</text:p>
        <text:p text:style-name="P46">Vybily ho vrané kone</text:p>
        <text:p text:style-name="P55">podkovami.</text:p>
        <text:p text:style-name="P46">Zelená je pohanôčka,</text:p>
        <text:p text:style-name="P55">zelená je.</text:p>
        <text:p text:style-name="P46">Trhajže ju, duša moja,</text:p>
        <text:p text:style-name="P55">voňavá je. (Prestanú.)</text:p>
        <text:p text:style-name="P10">Grófka.</text:p>
        <text:p text:style-name="P4"><text:span text:style-name="T44">Ó</text:span>, to je ária vznešená, velebná!</text:p>
        <text:p text:style-name="P28">Orieška.</text:p>
        <text:p text:style-name="P4">Iste z tých najstarších a najkrajších jedna:</text:p>
        <text:p text:style-name="P4">táto vystať nesmie pri našej zábave.</text:p>
        <text:p text:style-name="P4">(K mládencom a pannám.)</text:p>
        <text:p text:style-name="P4">Ale ju spievajte vážne a zdĺhavé.</text:p>
        <text:p text:style-name="P4">Po tejto sviatočnej môže nasledovať</text:p>
        <text:p text:style-name="P4">pár veselších kúskov — môzme hneď probovať,</text:p>
        <text:p text:style-name="P4"><text:soft-page-break/>povedzme, i túto: „Anička dušička.“</text:p>
        <text:p text:style-name="P11">Tomáš.</text:p>
        <text:p text:style-name="P4">Oj, tú dobre známe, výborná pesnička!</text:p>
        <text:p text:style-name="P4">Dora.</text:p>
        <text:p text:style-name="P4">To naša turčianska!</text:p>
        <text:p text:style-name="P12"><text:bookmark-start text:name="bookmark5"/>Kata.<text:bookmark-end text:name="bookmark5"/></text:p>
        <text:p text:style-name="P4">Tá je ver<text:span text:style-name="T63">’</text:span> do skoku!</text:p>
        <text:p text:style-name="P13">Jano.</text:p>
        <text:p text:style-name="P4">Pri tej šuhaj berie tanečnicu k boku!</text:p>
        <text:p text:style-name="P4">(Chytí ved<text:span text:style-name="T44">ľ</text:span>a seba stojacu pannu.)</text:p>
        <text:p text:style-name="P4">Všetci (spievajú, mládenci a panny s posunka<text:span text:style-name="T44">mi</text:span> k tancu).</text:p>
        <text:p text:style-name="P4"/>
        <text:p text:style-name="P35">Anička, dušička, kde si bola,</text:p>
        <text:p text:style-name="P35">že si si čižmičky zarosila?</text:p>
        <text:p text:style-name="P14">Bola som v hájičku,</text:p>
        <text:p text:style-name="P35">žala som trávičku.</text:p>
        <text:p text:style-name="P4">Duša moja! Duša moja!</text:p>
        <text:p text:style-name="P4"/>
        <text:p text:style-name="P35"><text:soft-page-break/>A ja som v hájičku trávu kosil,</text:p>
        <text:p text:style-name="P35">ja som si čižmičky nezarosil.</text:p>
        <text:p text:style-name="P4">A ja som hrabala, teba som čakala!</text:p>
        <text:p text:style-name="P4">Duša moja! Duša moja! (Prestanú.)</text:p>
        <text:p text:style-name="P15"/>
        <text:p text:style-name="P36"><text:span text:style-name="T44">T</text:span>om<text:span text:style-name="T44">áš</text:span>.</text:p>
        <text:p text:style-name="P65">Ej, ale, pán rechtor, veru vás prosíme, len takých veselých veľa vyhľadajte, až si pri obžinkoch potom zakrepčíme!</text:p>
        <text:p text:style-name="P78">Jano.</text:p>
        <text:p text:style-name="P65">Ale, pán učiteľ, za zlé mi nemajte! Či tie vaše knihy samé také pletky — tie naše pesničky v sebe obsahujú?</text:p>
        <text:p text:style-name="P78">Orieška.</text:p>
        <text:p text:style-name="P4">Toho muža Jánom Kollárom menujú, ktorý ich sosbieral do hromady všetky.</text:p>
        <text:p text:style-name="P4">Dora.</text:p>
        <text:p text:style-name="P65">Ach, ktože ich len kedy toľko nahobľoval?</text:p>
        <text:p text:style-name="P78">Kata.</text:p>
        <text:p text:style-name="P65">To musel byť veľký kumštár ten pán Kollár!</text:p>
        <text:p text:style-name="P78">Jano.</text:p>
        <text:p text:style-name="P65"><text:soft-page-break/>Ja by ich do smrti neprešlabikoval!</text:p>
        <text:p text:style-name="P78">Tomáš.</text:p>
        <text:p text:style-name="P63">Veď ich vieš nazpamäť, i ty i tvoja mať, netreba ti na nich v knihách hlavu lámať. Grófka.</text:p>
        <text:p text:style-name="P63">Dosť už, dobrí ľudia, to pôjde výborne!</text:p>
        <text:p text:style-name="P65">(K Orieškov<text:span text:style-name="T44">i</text:span>.)</text:p>
        <text:p text:style-name="P78">Milý pán učiteľ, vy sa rozumiete najlepšie do hudby —</text:p>
        <text:p text:style-name="P4">Orieška.</text:p>
        <text:p text:style-name="P4"><text:span text:style-name="T44">Ó</text:span>, prosím pokorne!</text:p>
        <text:p text:style-name="P4">Grófka.</text:p>
        <text:p text:style-name="P63">Vy pri tých obžinkoch chybovať nesmiete, vy budete tohto národného plesu riadite<text:span text:style-name="T44">ľ</text:span>om, teraz namiesto partesu tie dve hrubé knihy so sebou vezmite a ešte daktoré krajšie vynajdite.</text:p>
        <text:p text:style-name="P65">A keď vám odkážem, prídite k nám zase.</text:p>
        <text:p text:style-name="P78">Orieška (s poklonou).</text:p>
        <text:p text:style-name="P65">Hotový som k vašim službám v každom čase.</text:p>
        <text:p text:style-name="P78">Grófka.</text:p>
        <text:p text:style-name="P4">A ja sa postarám o národnú partu toť pre vašu dcéru, ó, bude to žartu!</text:p>
        <text:p text:style-name="P65"><text:soft-page-break/>(K Suchaymu.)</text:p>
        <text:p text:style-name="P78">A vy, pán úradník, vysvetlite žencom túto moju vô<text:span text:style-name="T44">ľ</text:span>u, dievkám i mládencom.</text:p>
        <text:p text:style-name="P4">A potom o všetko pilne starosť majte, národnú zástavu, kroje obstarajte.</text:p>
        <text:p text:style-name="P4">A k tomu koláčov, pečienky a vína: nech sa s nami celá veselí dedina. —</text:p>
        <text:p text:style-name="P4">Tak sa rozídite v pokoji, a Dieu!</text:p>
        <text:p text:style-name="P4">(Sadne ku klavíru.)</text:p>
        <text:p text:style-name="P43">Mládenci a devy.</text:p>
        <text:p text:style-name="P4">Naša dobrá pani nech žije! Nech žije!</text:p>
        <text:p text:style-name="P43">Suchay (k ostatným).</text:p>
        <text:p text:style-name="P4">No, len sa už teraz ztiaľto ponáhľajte, a vaše posolstvo žencom vykonajte. (Chce ísť.)</text:p>
        <text:p text:style-name="P43">M<text:span text:style-name="T44">l</text:span>ádenci a devy (držiac ho žartovne spievajú. Grófka hrá).</text:p>
        <text:p text:style-name="P4"/>
        <text:p text:style-name="P35">Číže je to, pán úradník,</text:p>
        <text:p text:style-name="P35">čo naoral pod ten <text:span text:style-name="T44">ľ</text:span>adník?</text:p>
        <text:p text:style-name="P14">Or<text:span text:style-name="T44">a</text:span>l, oral — oral, oral,</text:p>
        <text:p text:style-name="P35">ale málo,</text:p>
        <text:p text:style-name="P14">všetko sa mu — všetko sa mu</text:p>
        <text:p text:style-name="P35"><text:soft-page-break/>dolámalo.</text:p>
        <text:p text:style-name="P35"/>
        <text:p text:style-name="P4">(Dievčatá a mládenci, učiteľ a úradník spievajúc odchá­dzajú; Miluša s úsmevom na tvári díva sa za nimi, Eliza hrá na klavíri, prestane, pochytí Milušu za ruku a bežia za deputáciou. Vojde komorná s listom v ruke.)</text:p>
        <text:p text:style-name="P4"/>
        <text:p text:style-name="P29">Capková (sadne k stolíku a pečatí list).</text:p>
        <text:p text:style-name="P4">Ach, taký mám „Verdruss“ proti tej bagáži rechtorskej; nech si len človek to pováž<text:span text:style-name="T45">i,</text:span> jak ma „versetzoval“ do „Verlegenheitu, že vraj môj „Herr Papa“ bol obecný hajdúch. Hrozný „Beleidigung, Grobheit oh ne Beispiel!“ Ale však navštívils’ posledný raz kaštieľ náš, „du g’meiner Schlowak!“ Tvoja pyšná dcéra nech si svoje handry rechtorské posbiera, bo ju vypravíme trošku „auf die Reise“! Tá márna koketka! „Nat<text:span text:style-name="T45">ü</text:span>rlicher Weise“, preto tak úlisn<text:span text:style-name="T45">e</text:span> odhovára ona našu kontesku od mladého baróna, bo sama ho azda chce „bezauberovať“ — <text:span text:style-name="T45">Ó</text:span>, to ja hneď musím „gr<text:span text:style-name="T45">ü</text:span>ndlich entdeckovať“ pánu tútorovi: z tohoto hľa listu získa si on mienku o tej veci istú.</text:p>
        <text:p text:style-name="P4">Sluha (prichádzajúc).</text:p>
        <text:p text:style-name="P66">Pani veľkomožná, ako prikázaly, už je kôň pod sedlom i ja som hotový</text:p>
        <text:p text:style-name="P79">Capková (stane).</text:p>
        <text:p text:style-name="P4"><text:soft-page-break/>Dobre, Ferko! Tu máš tento lístok malý, leť s ním do Kostrovíc k pánu barónovi, a do jeho vlastných rúk mu ho odovzdaj — tu máš malý „trinkgeld“; teraz rušaj, hybaj! Lež nešanuj koňa, nedaj mu ísť „trupom“; lebo tento lístok v sebe obsahuje preň veľmi pilnú vec — iste ťa s pár groš<text:span text:style-name="T45">í</text:span> i starý pán barón potom obdaruje — Teraz marš!</text:p>
        <text:p text:style-name="P4">Sluha.</text:p>
        <text:p text:style-name="P4">Poletím ako na tátoši! (Odíde.)</text:p>
        <text:p text:style-name="P4">Capková.</text:p>
        <text:p text:style-name="P4"><text:span text:style-name="T45">Ó</text:span>, ten za hodinu iste ta dorazí -— on je dobrý „Reiter“; ej, ve<text:span text:style-name="T46">ď</text:span> sa zarazí náš starý pán barón, keď ten list prečíta! Iste „auf der Stel<text:span text:style-name="T46">l</text:span>e“ semká sa v<text:span text:style-name="T46">y</text:span>bere napísať „Laufzettel“ tej rechtorskej dcére. Ha, to bude radosť, pomsta znamenitá, keď s komplimentami jej ukážem dvere!</text:p>
        <text:p text:style-name="P4">(Urobí poklonu s posunkami ku dverám, ktorými práve vojdú grófka a Miluša.)</text:p>
        <text:p text:style-name="P4">Grófka.</text:p>
        <text:p text:style-name="P67">Aj, pani komorná, jak nás krásne víta!</text:p>
        <text:p text:style-name="P80">Miluša.</text:p>
        <text:p text:style-name="P4">Zdá sa, že jej všetky prestaly už bôle, taká je láskavá, milá, dobrej vôle!</text:p>
        <text:p text:style-name="P4">Capková.</text:p>
        <text:p text:style-name="P67"><text:span text:style-name="T46">Ó</text:span>, iste som rada, že sme zasa spolu. (K sebe.) Ale mi nebudeš viac nepríležitá! <text:soft-page-break/>(Utiahne sa.)</text:p>
        <text:p text:style-name="P80">Grófka (sadajúc k Miluši).</text:p>
        <text:p text:style-name="P16">Ty, počuj, Miluša! tvoju chutnú rolu pri tých obžinkoch už temer ti závidím: že budeš pre mužských viac interesantná v takom preobleku; to už vopred vidím.</text:p>
        <text:p text:style-name="P37">Miluša.</text:p>
        <text:p text:style-name="P4">Prosím, drahá grófka, nebuďte pikantná! Nebudú si všímať mňa páni baróni.</text:p>
        <text:p text:style-name="P4">Sluha (s listom v ruke, ku grófke).</text:p>
        <text:p text:style-name="P4">Práve jeden posol priletel na koni, z Kostrovíc nositeľ tohoto písemka, že sa z neho dozvie milostivá grófka radostnú novinu.</text:p>
        <text:p text:style-name="P4">Grófka.</text:p>
        <text:p text:style-name="P63">Ha, daj mi ho semká! (Berie list.) Uvidíme zaraz, čo to za novina. (<text:span text:style-name="T46">Č</text:span>íta, sluha odíde.) „Oznámiť vám náhlim príchod môjho syna — “ Ha! (Zastaví sa v čítaní.)</text:p>
        <text:p text:style-name="P4">Miluša.</text:p>
        <text:p text:style-name="P63">To iste píše náš starý pán barón o svojom synovi Lajoškovi?</text:p>
        <text:p text:style-name="P4">Grófka (hľadiac do listu).</text:p>
        <text:p text:style-name="P63">On, on! (Číta.) „ktorý sa mi včera navrátil šťastlivo z cudzozemska domov; ale mu je clivo v lone svojho otca, pre túžbu velikú: čím skorej osobne poznať si Eržiku. Pochybnosťmi svojej trápený ľúbosti, nemá doma zhovu, ni trpezlivosti:</text:p>
        <text:p text:style-name="P68"><text:soft-page-break/>Preto oznamujem, že dnes neomylno k vám na obed príde; — príjmite <text:span text:style-name="T46">h</text:span>o</text:p>
        <text:p text:style-name="P81">Miluša. vďačne.“ —</text:p>
        <text:p text:style-name="P4"><text:span text:style-name="T46">Ó</text:span>, tomu musí byť až priveľmi pilno!</text:p>
        <text:p text:style-name="P4">Už sa teda dnes tá komédia začne.</text:p>
        <text:p text:style-name="P4">Capková (zvedavo).</text:p>
        <text:p text:style-name="P4">Iste ho privedie sám jeho „Herr Papa“?</text:p>
        <text:p text:style-name="P4">Grófka (odsekne).</text:p>
        <text:p text:style-name="P4">Nie, nie! Zavolajte mi sem toho chlapa, ktorý mi tento list priniesol, len friško!</text:p>
        <text:p text:style-name="P63">(Capková odíde.)</text:p>
        <text:p text:style-name="P16">To je prekvapenosť hrozná, nenadála, ja som ho ešte dnes neočakávala. (K Miluši.) Ako ho prijmeme, pre Boha, Miluško? Nachádzam sa veru v ťažkosti nemalej — počuj len, pán tútor, čo mi píše ďalej: (Číta.) „Prepáčte, Eržika, že so synom mojím dnes k vám prísť nemôžem — až zajtra sa strojím k vám prebehnúť: teraz ale s ním posielam istého mladého inženiera, ktorý chodil niekdy v Pešti s Lajoškom do školy, že obidvom dáte pobyt — to si želám.“</text:p>
        <text:p text:style-name="P37">Miluša.</text:p>
        <text:p text:style-name="P4">Tak už i druhého máme gavaliera!</text:p>
        <text:p text:style-name="P4">Grófka (s úsmevom).</text:p>
        <text:p text:style-name="P4"><text:soft-page-break/>A to hneď mladého pána inženiera, ktorý vycvičeným inženierskym okom azda Milušine srdiečko premerá.</text:p>
        <text:p text:style-name="P4">Ha, ha, ha!</text:p>
        <text:p text:style-name="P4">Capková (v dverách k Pištovi).</text:p>
        <text:p text:style-name="P67"><text:span text:style-name="T46">Š</text:span>tefanko, len smelýmže krokom!</text:p>
        <text:p text:style-name="P80">Pi<text:span text:style-name="T46">š</text:span>ta (ku grófke).</text:p>
        <text:p text:style-name="P67">Čo rozkázať ráči vaša grófska milosť?</text:p>
        <text:p text:style-name="P80">Grófka.</text:p>
        <text:p text:style-name="P4">To mi je, <text:span text:style-name="T46">Š</text:span>tefanko, radostná novina, že mladý pán barón dnes bude u mňa hosť:</text:p>
        <text:p text:style-name="P67">(K <text:span text:style-name="T46">C</text:span>apkovej.)</text:p>
        <text:p text:style-name="P80">prineste, komorná, rýchle pohár vína pre tohoto posla; (Capková odíde.)</text:p>
        <text:p text:style-name="P67">sadniže si, <text:span text:style-name="T46">Š</text:span>tefko!</text:p>
        <text:p text:style-name="P80">Rozprávaj nám niečo o mladom pánovi, povedz: je podobný svojmu oteckovi, či je dobrý človek a postava pekná?</text:p>
        <text:p text:style-name="P4">Pišta.</text:p>
        <text:p text:style-name="P67">Ponížene ruku bozkávam, konteska! Ale si vyprosím — ja som nie viac <text:span text:style-name="T46">Š</text:span>tefko, už mám krajšie meno práve len od dneška — Ja som „Pista huszár“, tak „kérem a<text:span text:style-name="T46">l</text:span>ásan“!</text:p>
        <text:p text:style-name="P80"><text:soft-page-break/>Miluša.</text:p>
        <text:p text:style-name="P4">Aj, aj, „Pista huszár“! To ho ten mladý pán iste tak pokrstil!</text:p>
        <text:p text:style-name="P4">Pišta.</text:p>
        <text:p text:style-name="P4">On ver’, kišasonka!</text:p>
        <text:p text:style-name="P4">S nikým v celom dome nechce sa shovárať ani po nemecky, ani po slovensky, taký z neho zostal „magyar“ saframentský! Tak že sa mrzela i stará barónka, jeho mamuška, keď i jej dohovárať počal, že sa ešte tak drží nemčiny, čo ju šupom ženú už z celej krajiny —</text:p>
        <text:p text:style-name="P4">Mil<text:span text:style-name="T46">uš</text:span>a (preruší ho).</text:p>
        <text:p text:style-name="P4">Ach, tak! To je pekné! Ten mladý pán barón Kostrovický Lajoš hrozný je maďarón!?</text:p>
        <text:p text:style-name="P4">Pišta.</text:p>
        <text:p text:style-name="P4">Ver’ sa naľakali i sluhovia naši, kočiš, frajcimrky i zahradník panský, keď im riekol, že ich „pokolba“ odpráši, ak sa nenaučia za rok po maďarsky: že si on obstará až hen z Debrecína „tiszta magyar fajtu szobaleányokat“ s „derék“ maďarskými bojtárov bajúzy, od ktorých celý dom, ba celá dedina o dva, o tri roky zmaďarčiť sa musí a zhynúť tá naša „buta“ slovenčina.</text:p>
        <text:p text:style-name="P4">Capková (príde s vínom).</text:p>
        <text:p text:style-name="P67">Pravdu máte, husár, zapite si vína.</text:p>
        <text:p text:style-name="P80"><text:soft-page-break/>Grófka.</text:p>
        <text:p text:style-name="P4">Vlastenectvo síce pekná vždy býva ctnosť, ale toto už je pojmu prevrátenosť. (K sebe.) Nech by len bol ináč poctivého rázu a dobré srdce mal — a mladík bol pekný: azda by sa časom s neho tie prívesky daly prevrátenej výchovy sostrihať. — Hoci to vec veru najvýš povážlivá za takého muža prepiatca sa vydať. (Nahlas.) Ale mi prichodí myšlienka šťastlivá!</text:p>
        <text:p text:style-name="P4">Počuj, Pišta husár!</text:p>
        <text:p text:style-name="P4">Pišta.</text:p>
        <text:p text:style-name="P63">„Tešík parančolny!“</text:p>
        <text:p text:style-name="P4">Grófka.</text:p>
        <text:p text:style-name="P4">Veru mi musíš byť v dačom dnes povoľný! Štedro ťa obdarím.</text:p>
        <text:h text:style-name="P96" text:outline-level="2"><text:bookmark-start text:name="bookmark6"/>Pišta.<text:bookmark-end text:name="bookmark6"/></text:h>
        <text:p text:style-name="P69"><text:span text:style-name="T47">Ó</text:span>, veľmi „sivešen“, osvietená grófka, ja rád beriem dary.</text:p>
        <text:p text:style-name="P82">Grófka.</text:p>
        <text:p text:style-name="P4">Počuj teda, Pišta! Tvoj pán barón starý píše mi, že sa on strojí na druhý deň za Lajoškom sem prísť, dnes že s ním posiela iba stoličného pána inženiera.</text:p>
        <text:h text:style-name="P96" text:outline-level="2"><text:bookmark-start text:name="bookmark7"/>Pišta.<text:bookmark-end text:name="bookmark7"/></text:h>
        <text:p text:style-name="P4">Osvietená grófka! Náš starý pán barón len zajtra sem prídu, lebo ich zdržuje <text:soft-page-break/>neodkladná práca — a mladý pán barón — ten už azda teraz semká kočíruje.</text:p>
        <text:p text:style-name="P4">Grófka.</text:p>
        <text:p text:style-name="P69">Dobre, dobre, Pišta! A ten pán inženier?</text:p>
        <text:p text:style-name="P82">Pišta.</text:p>
        <text:p text:style-name="P17">Ten sa dozaista už semká vezie s ním, bo je on mladého školský pajtáš dávny, pekný, mladý šuhaj, driečny a kaľavný. Len nedávno prišiel <text:span text:style-name="T47">z</text:span> Hontianskej stolice. Volá sa Ján Rohoň, rodom Slovák síce, ale bude z neho tiež dobrý „hazafi“.</text:p>
        <text:p text:style-name="P38">Grófka.</text:p>
        <text:p text:style-name="P4">Výborne, výborne! Všetko sa mi trafí do mojeho plánu. Tých dvoch mladých pánov obzvláštnym spôsobom privítať musíme — dáke dobrodružstvo im dnes pripravíme. Miluša.</text:p>
        <text:p text:style-name="P4">Ach, keby len boli aj dosť galantní k nám, osvietená grófka! Ale ja úzkosť mám —</text:p>
        <text:p text:style-name="P4">Grófka (preruší ju.)</text:p>
        <text:p text:style-name="P4">Eh, pletky! od takých peštianskych „arsz<text:span text:style-name="T47">lánov“ </text:span>len samú zdvorilosť a galantériu môžme očakávať.</text:p>
        <text:p text:style-name="P4">Miluša.</text:p>
        <text:p text:style-name="P63">Ja neočakávam od nich iba lichú „charlataneriu“, spojenú s národnou hlúpou streštenosťou.</text:p>
        <text:p text:style-name="P4"><text:soft-page-break/>Grófka (s úsmevom sa jej hrozí).</text:p>
        <text:p text:style-name="P4">No, no, no, Miluška! hovor len s miernosťou, bo ťa ešte môže jeden z tých streštencov poranením srdca za to pokutovať.</text:p>
        <text:p text:style-name="P4">Miluša.</text:p>
        <text:p text:style-name="P4">Ach, že sa vám, grófka, ešte chce žartovať. — Mne nie je do smiechu. Také divné veci počuli ste o tom vašom zasnúben<text:span text:style-name="T47">ci</text:span>: ó, kebych ja teraz vašu rolu mala, ja bych mu tak ľahko ruku ta nedala.</text:p>
        <text:p text:style-name="P4">Capková.</text:p>
        <text:p text:style-name="P69">„Nat<text:span text:style-name="T47">ü</text:span>rlicher Weise die Mamsell will immer gegen des Herrn T<text:span text:style-name="T47">u</text:span>tor Pl<text:span text:style-name="T47">ä</text:span>ne intriguiren.“</text:p>
        <text:p text:style-name="P82">Grófka.</text:p>
        <text:p text:style-name="P4">Mlčteže, komorná, už som raz riekla vám, ja sa v tom s Miluškou úplne srovnávam. Lajoško mňa nezná a ani ja jeho, on vie, že ja som už oddanica jeho. Keď teda sem príde ten mladý „hazafi“, iste po maďarsky takto sa predstaví:</text:p>
        <text:p text:style-name="P4">„En vagyok ez és ez“, a s tým sa pokloní. A ja na to: „Tessék esak helyet foglalni.“ Pritom sklopím oči a nebudeme mať nachytro predmetu, o ktorom rozprávať.</text:p>
        <text:p text:style-name="P17">sa azda oba budeme ostýchať a len tak kradomky na se<text:span text:style-name="T47">b</text:span>a pozerať. A tým by sa azda láska počať mala?</text:p>
        <text:p text:style-name="P38"><text:soft-page-break/>Miluša.</text:p>
        <text:p text:style-name="P69">Nie, nie, grófka, to bych ja nevydržala. Pri tej komédii ver<text:span text:style-name="T64">’</text:span> bych sa mu smiala do očú — odpusťte, moja grófka milá!</text:p>
        <text:p text:style-name="P82">Grófka.</text:p>
        <text:p text:style-name="P63">A to by som i ja iste urobila.</text:p>
        <text:p text:style-name="P63"><text:span text:style-name="T47">Ó</text:span>, nie, nie, pán barón Lajoš Kostrovický, neprijmeme ťa tu takto prozaicky. Miluša.</text:p>
        <text:p text:style-name="P63">Ale o čom teda, teraz tak hútate?</text:p>
        <text:p text:style-name="P63">Ah, už bych uhádla — tie obžinky máte. Vari by ste chceli azda rolu moju? Grófka.</text:p>
        <text:p text:style-name="P4">Temer obdivujem ostrovtipnosť tvoju!</text:p>
        <text:p text:style-name="P69">Nuž či to nebude dobrodružstvo krásne?</text:p>
        <text:p text:style-name="P82">Miluša.</text:p>
        <text:p text:style-name="P4">Veru hodn<text:span text:style-name="T47">é</text:span> veršov: idylickej básne!</text:p>
        <text:p text:style-name="P63">Ha, ha, milá grófka, ale odpustite, vy ste celý démon, tak sa mi ľúbite! (Smejú sa.) Capková (k sebe).</text:p>
        <text:p text:style-name="P69">„Nat<text:span text:style-name="T47">ü</text:span>rlicher Weise“ tie už zamýšľajú dajaké figliarstvo, tak sa rehotajú.</text:p>
        <text:p text:style-name="P82">Grófka (k Pištovi).</text:p>
        <text:p text:style-name="P4"><text:soft-page-break/>Očuj, Pišta husár, i vy tiež komorná!</text:p>
        <text:p text:style-name="P4">A nebuďte taká kyselá a vzdorná!</text:p>
        <text:p text:style-name="P4">Ja si chcem s Lajošom veselý žart spraviť, a jeho lásku dnes na próbu postaviť: miesto mňa ho príjme moja spoločnica ako vaša grófka, jeho oddanica.</text:p>
        <text:p text:style-name="P4">Ja sa ale v rúcha preoblečiem žničky, a s kosákom v ruke, a s partou na hlave ženci ma privedú k obžinkov zábave, spievajúc všakové národné pesničky. — Nevyzraďte potom tým dvom pánom mladým tento fígeľ malý.</text:p>
        <text:p text:style-name="P4"><text:bookmark-start text:name="bookmark8"/>Pišta.<text:bookmark-end text:name="bookmark8"/></text:p>
        <text:p text:style-name="P4">Á, ja nevyzradím.</text:p>
        <text:p text:style-name="P4">Grófka.</text:p>
        <text:p text:style-name="P4">A vy tiež, komorná, či privoľujete?</text:p>
        <text:p text:style-name="P4">Capková.</text:p>
        <text:p text:style-name="P4">Ba veru ešte čo! Azda veru chcete mladého baróna takto za blázna mať a tak sa prehrešiť proti etikete? Fuj, to sa nesvedčí!</text:p>
        <text:p text:style-name="P4">Grófka.</text:p>
        <text:p text:style-name="P63">Musíte, komorná, musíte privoliť, bo mi to výborná príležitosť bude po strane vyskúmať mladého baróna. (K Miluši.) Ale poďže len sem, ty falošná grófka, niečo ti sdeliť chcem.</text:p>
        <text:p text:style-name="P4"><text:soft-page-break/>(Šepkajú si.)</text:p>
        <text:p text:style-name="P4">Capková.</text:p>
        <text:p text:style-name="P4">Z toho nič nebude. (K sebe.)</text:p>
        <text:p text:style-name="P63">Hm, „a propos, hol<text:span text:style-name="T47">l</text:span>a!“ To mi bude voda na mlyn taká rola, bo pán tútor iste ešte dnes prikvitne semka za Lajoškom — a keď tak prichytne tú koketku v takej grófskej maškaráde vypínať sa tuná v najväčšej paráde, ktorej mladý barón v svojom klamnom blude „Nat<text:span text:style-name="T47">ü</text:span>rlicher Weise“ kúru robiť bude: ah, azda od jedu hneď z kože vyskočí, keď sa popresvedčí, tu na vlastné oči <text:span text:style-name="T48">o</text:span> všetkom, čo som mu v tom liste písala. — <text:span text:style-name="T48">Ó</text:span>, to bude skaza hrozná, nenadála pre tú pyšnú dievku rechtorovu — he, he!</text:p>
        <text:p text:style-name="P4">Gr<text:span text:style-name="T48">ó</text:span>fka (k <text:span text:style-name="T48">C</text:span>apkovej).</text:p>
        <text:p text:style-name="P4">Čo si to mrmlete?</text:p>
        <text:p text:style-name="P4">Miluša.</text:p>
        <text:p text:style-name="P63">A čo sa smejete?</text:p>
        <text:p text:style-name="P4">Capková.</text:p>
        <text:p text:style-name="P4">Veď už teda nedbám, robte si čo chcete, vy figliarky, he, he, bude to rehotu — He, he, he!</text:p>
        <text:p text:style-name="P4">Grófka.</text:p>
        <text:p text:style-name="P70"><text:soft-page-break/>To nie dosť; k našemu komplotu musíte i vy tiež celkom prináležať a Milušu dnes za vašu grófku držať a tak sa k nej chovať, sťa bych ja to bola.</text:p>
        <text:p text:style-name="P83">Capková (k sebe).</text:p>
        <text:p text:style-name="P4"><text:span text:style-name="T48">Ó</text:span>, však jej nebude dlhá táto rola!</text:p>
        <text:p text:style-name="P70">(Nahlas k Miluši.) He, he, nedaj Bože! horká mi to grófka, takáto chudobná rechtorova dievka!</text:p>
        <text:p text:style-name="P83">Miluša.</text:p>
        <text:p text:style-name="P63">No, pani komorná, prečo bych nebola? Všetko mám, len statky a rod mi chybuje Capková.</text:p>
        <text:p text:style-name="P4">He, he, veď to!</text:p>
        <text:p text:style-name="P4">Miluša.</text:p>
        <text:p text:style-name="P70">Keď ma teraz obdaruje láskavá Eržika tou hodnosťou svojou: teda vy budete dnes komornou mojou.</text:p>
        <text:p text:style-name="P83">Capková.</text:p>
        <text:p text:style-name="P4">No, dívajte sa len, ako si už so mnou horenos počína! Lež chcem byť pokornou služobkyňou. (Spraví poklonu k Miluši.)</text:p>
        <text:p text:style-name="P4">Grófka.</text:p>
        <text:p text:style-name="P63">Dobre. Tak by sme už predsa i s pani komornou srozumené boly.</text:p>
        <text:p text:style-name="P4"><text:soft-page-break/>Len sa potom, drahé, dáko nepomýlte a snažte sa presne vyviesť svoje role.</text:p>
        <text:p text:style-name="P4">Na moj’ dušu, veľmi som už kuriózna, ktorý sa do ktorej z nás potom zaľúbi.</text:p>
        <text:p text:style-name="P4">Miluša.</text:p>
        <text:p text:style-name="P4">Alebo snáď jeden, buďto druhý pozná — miesto vtipu v hlave keď nemá otruby — že v prostom odeve takej žničky čuší dačo obzvláštn<text:span text:style-name="T48">eh</text:span>o.</text:p>
        <text:p text:style-name="P4">Grófka.</text:p>
        <text:p text:style-name="P63"><text:span text:style-name="T48">Ó</text:span>, ako sa sluší pretvárať sa budem v reči i v držaní — Iste sa ošialia dvaja mladí páni!</text:p>
        <text:p text:style-name="P4">Ha, ha, moje milé, budeme mať dneska krásne dobrodružstvo. (Očuť vonku pleskot.)</text:p>
        <text:p text:style-name="P4">Lež čo to tam pleská?</text:p>
        <text:p text:style-name="P4">Pišta (dívajúc sa oblokom).</text:p>
        <text:p text:style-name="P4">Ha, to koč hrkoce — už je tuná môj pán s pánom inženierom — páni kočírujú a kočiš si sedí sťa dáky vicišpán na zadnom sedlisku, teraz sostupujú a vicišpánovi dávajú opraty.</text:p>
        <text:p text:style-name="P4">Grófka (hladiac oblokom).</text:p>
        <text:p text:style-name="P63">Ach, oba sú temer jednako odiati, ktorýže má byť z nich ten mladý pán barón? Pišta.</text:p>
        <text:p text:style-name="P70"><text:soft-page-break/>Ten v uhorských šatách, páčte, ten fúzatý.</text:p>
        <text:p text:style-name="P83">Grófka.</text:p>
        <text:p text:style-name="P63"><text:span text:style-name="T48">Ó</text:span>, veď oba majú fúzy, rovné šaty.</text:p>
        <text:p text:style-name="P4">Pišta.</text:p>
        <text:p text:style-name="P63">„Kérem“, nemám času, už musím letieť von.</text:p>
        <text:p text:style-name="P4">(Odíde.)</text:p>
        <text:p text:style-name="P4">Grófka.</text:p>
        <text:p text:style-name="P63">Jaj, títo „arszláni“ ver’ nás prekvapili. K obžinkom ešte sme sa nepristrojily. (K M<text:span text:style-name="T48">i</text:span>luš<text:span text:style-name="T48">i</text:span>.)</text:p>
        <text:p text:style-name="P4">A ty čože stojíš? Čo sa neponáhľaš? V toaletnej chyži tam moje šaty máš, krin<text:span text:style-name="T48">o</text:span>liny, šlepy, shawly a šmizetle, parf<text:span text:style-name="T48">ü</text:span>my, pomády, brilianty, brazetle.</text:p>
        <text:p text:style-name="P4">(Miluša odíde bočnými dverami, grófka k <text:span text:style-name="T48">C</text:span>apkovej.)</text:p>
        <text:p text:style-name="P4">Vy ale, komorná, v najväčšej rýchlosti dávajte rozkazy, urobte poriadky, aby sa nestály potom dáke zmätky.</text:p>
        <text:p text:style-name="P4">(Capková odíde.)</text:p>
        <text:p text:style-name="P4">Tak, tak! Jaj, už idú títo moji hosti.</text:p>
        <text:p text:style-name="P47">(Odbehne bočnými dvermi za <text:span text:style-name="T48">C</text:span>apkovou.)</text:p>
        <text:p text:style-name="P56">(Opona.)</text:p>
        <text:p text:style-name="P4"><text:soft-page-break/></text:p>
        <text:p text:style-name="P29">DEJSTVO II.</text:p>
        <text:p text:style-name="P4"/>
        <text:p text:style-name="P29">(Sál ako v prvom dejstve.)</text:p>
        <text:p text:style-name="P4"/>
        <text:p text:style-name="P29">Pišta (drží otvorené hlavné dvere, ktorými vchádzajú Ľudovít a Rohoň). Tessék!</text:p>
        <text:p text:style-name="P4">Rohoň. Šťastlivý Lajoš! Ale ti len klope srdiečko, čo?</text:p>
        <text:p text:style-name="P4">Ľudovít. Barátom, veď vieš, robím to len ap­kovi k vôli.</text:p>
        <text:p text:style-name="P4">Pišta (smeje sa odchádzajúc).</text:p>
        <text:p text:style-name="P4">Ľudovít. Hová, hová, Pišta?</text:p>
        <text:p text:style-name="P4">Pišta. Kérem, méltóságos báró uram! Osvie­tená grófka sa ešte cifruje v svojej chyži — idem vás oznámiť, že už čakáte. (Chce ísť.)</text:p>
        <text:p text:style-name="P4">Ľudovít. Počkaj, te mamlasz! Ott fogsz várni za dvermi...</text:p>
        <text:p text:style-name="P4">Pišta (postaví sa po vojensky). Jól van!</text:p>
        <text:p text:style-name="P4">Ľudovít (k Rohoňovi). Tehát, ako sme sa do­hodli, igen?</text:p>
        <text:p text:style-name="P4">Rohoň. Ale prosím ťa, Lajoško, rozváž si!</text:p>
        <text:p text:style-name="P4">Ľudovít. Už som dosť rozvážil; musíš mi to k vôli urobiť, barátom! — Ona ani mňa, ani teba nezná, a dokiaľ jej ty mojím menom kúru budeš robiť, ja zatiaľ sťa inženier <text:soft-page-break/>budem moje pole lásky vymerávať; lebo bouprisám, hoci je ona bohatá grófka, ale to ti hovorím, ak sa mi u nej dačo znepáči, ešte dnes ufrknem, a môj apko nech si robí čo chce.</text:p>
        <text:p text:style-name="P43">Rohoň. A mňa potom s tou grófkou v štichu necháš! Ha, a keby sa v čerty do mňa zaľú­bila?</text:p>
        <text:p text:style-name="P43">Ľudovít. Potom ti pôjdem za družbu, ha, ha, ha!</text:p>
        <text:p text:style-name="P43">Rohoň. Tisíc striel! Ja som odjakživa nebol milovníkom podobných veselých dobrodruž­stiev; nedbám teda — ale všetku zodpoved­nosť na teba svaľujem.</text:p>
        <text:p text:style-name="P43">Ľudovít. Barátom, teraz si môj človek. Ja som síce barón a ty len inženier, a hoci sme sa preto často povadili, ale odteraz budeme dobrí priatelia! (Obejme ho.)</text:p>
        <text:p text:style-name="P43">Pišta (v dverách). Vivat! EIjen!</text:p>
        <text:p text:style-name="P43">Rohoň. Len keby potom toto dobrodružstvo naše i próbu vystalo! — Bo krásna ženština je ako politika, pre ktorú sa i najlepší pria­telia často rozkmotria. Ja sa bojím, s láskou nie je čo žartovať, kamarát! Vieš, že ani moja krv nie je voda.</text:p>
        <text:p text:style-name="P43">Ľudovít. Neboj sa, barátom! Ja úfam, že pri tomto „kalande“ sväzky nášho priateľstva ešte viac upevnené budú. Ale do toho sa. — Pišta!</text:p>
        <text:p text:style-name="P43">Pišta (vstúpi). Teššík!</text:p>
        <text:p text:style-name="P43">Ľudovít. Vigyázz, čo ti rozkážem. Ja chcem na próbu postaviť lásku mojej oddanice, <text:soft-page-break/>grófky Eržiky: preto nie ja, lež toť pán inženier sa jej teraz ako „báró Kostrovicky Lajos, érted“?</text:p>
        <text:p text:style-name="P43">Pišta (škrabe si hlavu). Ale kých luciferských helementov! „Méltóságos uram“ —</text:p>
        <text:p text:style-name="P43">Ľudovít (preruší ho). Čuš! Už som ti riekol, že pán inženier bude tvojím pánom „méltóságosom“, ja ale budem inženierom; aby si sa po­tom v reči nepomýlil a toto tajomstvo naše v dome nevyzradil, ak nechceš dostať dva­násť — rozumieš?</text:p>
        <text:p text:style-name="P43">Pišta (v rozpakoch). Rozumiem, méltós — chcem povedať pán inženier, ha, ha, ha! (Smeje sa.)</text:p>
        <text:p text:style-name="P43">Ľudovít. Nuž, čo sa smeješ? „Te ostoba“!</text:p>
        <text:p text:style-name="P43">Pišta. „Kérem méltóságos u<text:span text:style-name="T49">r</text:span>am“! veď osvie­tená grófka — (Vyprskne.)</text:p>
        <text:p text:style-name="P43">Ľudovít (preruší ho). Čuš! Osvietená grófka nič nesmie vedieť; to je môj rozkaz. Teraz hybaj nás grófke oznámiť.</text:p>
        <text:p text:style-name="P43">Pišta (obráti sa). Ale počkajteže, „kérem“ — veď vám chcem povedať —</text:p>
        <text:p text:style-name="P43">Ľudovít. „Láncos teremtette, mar<text:span text:style-name="T49">š</text:span>!“ (Tisne ho.)</text:p>
        <text:p text:style-name="P43">Pišta (vo dverách). Nedbám — ha, ha, ha, ha! (Zm<text:span text:style-name="T49">i</text:span>zne.)</text:p>
        <text:p text:style-name="P43">Ľudovít. Ten somár, ako sa rehoce! Trochu sa mu to divné vidí! I mne samému ide do smiechu, ha, ha, ha! (Ťapká pleco premýšľajúcemu Rohoňovi.) Len smelo! Ty budeš pánom baró­nom a punktum. Fígeľ je znamenite navlečený, ha, ha, ha!</text:p>
        <text:p text:style-name="P43"><text:soft-page-break/>Rohoň. Ale ako nám do čerta vypáli! Ja pri ňom najviac vyhorieť môžem, ak naša <text:span text:style-name="T49">l</text:span>esť vyjde na javo. V statočnom dome tak sa maskirovať, a tú mladú grófku oklamať — nie, kamarát, musíš uznať, veď je to proti všetkým pravidlám slušnosti.</text:p>
        <text:p text:style-name="P4">Ľudovít. Len, prosím ťa, nebuď zrazu takým pedantom! <text:span text:style-name="T49">Ž</text:span>art si spravíme a nič viac. Idú — daj sa do pozitúry! Ale budeme s ňou po maďarsky! (Vchádza Miluša, preoblečená za grófku s <text:span text:style-name="T49">C</text:span>apkovou a Pištom.)</text:p>
        <text:p text:style-name="P4">Pišta (držiac otvorené dvere). Osvietená grófka! (Smeje sa.)</text:p>
        <text:p text:style-name="P4">Miluša (pokloní sa). Odpusťte, pánovia, že som vás čakať nechala, ale ste ma tak neočakávane prekvapili. (K Rohoňovi.) Buďte mi vítaný, pán barón — ja sa už temer ani nepamätám.</text:p>
        <text:p text:style-name="P4">Capková (k sebe). He, he, „nat<text:span text:style-name="T49">ü</text:span>rlicher Weise“.</text:p>
        <text:p text:style-name="P4">Rohoň. Veru ani ja, osvietená grófka! (Bokom k Ľudovítovi.) Tisíc striel, tá nás tak úprimne po slovensky privítala!</text:p>
        <text:p text:style-name="P4">Ľudovít. Drága grófn<text:span text:style-name="T49">ő</text:span>...</text:p>
        <text:p text:style-name="P4">Miluša (k Rohoňovi). To je pán inženier, váš do­brý priateľ, o ktorom mi Pišta rozprával?</text:p>
        <text:p text:style-name="P4">Rohoň (v rozpakoch). <text:span text:style-name="T49">Á</text:span> — áno — on je môj dobrý priateľ.</text:p>
        <text:p text:style-name="P4"><text:soft-page-break/>Ľudovít (k Miluši). Van serenčém bemutatni... (Robí poklonu.)</text:p>
        <text:p text:style-name="P4">Pišta a Capková. Ha, ha, ha! (<text:span text:style-name="T49">Ú</text:span>sta si za­pchávajú od smiechu.)</text:p>
        <text:p text:style-name="P4">Miluša. Teší ma, pánovia! Buďte mi vítaní! (Pištovi a <text:span text:style-name="T49">C</text:span>apkovej.) Môžte odísť. (K Rohoňovi a Ľu­dovítovi.) Nech sa ľúbi, pánovia! (Všetci sadajú; ved<text:span text:style-name="T49">ľ</text:span>a Miluše Rohoň a vedľa Rohoňa Ľudovít; Pišta a Capková s posunkami k smiechu odídu; k Rohoňovi.) Nuž, milý Lajoško — odpustite, že vás tak dôverne menujem —</text:p>
        <text:p text:style-name="P101">Ľudovít (netrpezlivo k Miluši). Upozorniť musím osvietenosť vašu, že je pán Lajoš veľký Maďar; pri slovenskej konverzácii sa mu iste zívať bude, ako rybe na suchu!</text:p>
        <text:p text:style-name="P43">Rohoň (k Miluši). Pravda, totiž „igaz, drága Erzsikám“!</text:p>
        <text:p text:style-name="P48">Miluša. Ha, ha, ha!. Prepáčte, pánovia, že sa vám smiať musím. <text:span text:style-name="T49">Č</text:span>i neviete, že ste tuná na Slovensku? Maďarsky počuť sem a tam na ro­vinách dolnozemských; ale tu pod Tatrami krásne zneje r<text:span text:style-name="T49">e</text:span>č slovenská, a krásne sa roz­lieha spev slovenský. A keby ste boli ozaj ro­dení Maďari, to by som vás vedela prijať po maďarsky: ale keď viem, že ste obidvaja Slo­váci ako repa —<text:tab/></text:p>
        <text:p text:style-name="P43">Ľudovít (bokom k Rohoňovi). <text:span text:style-name="T49">Č</text:span>o ty na to?</text:p>
        <text:p text:style-name="P43">Roh<text:span text:style-name="T49">o</text:span>ň (bokom k Ľudovítovi). Zo <text:span text:style-name="T49">s</text:span>rdca hovorí! (K Miluši). Drága grófn<text:span text:style-name="T49">ő</text:span>! Každý, kto sa v Uhrách narodí a uhorský chlie<text:span text:style-name="T49">b j</text:span>e, je Uhor.</text:p>
        <text:p text:style-name="P43">Miluša. Ale nie Maďar. Čudujem sa vám, Lajoško, že ste sa ešte nenaučili tento <text:soft-page-break/>rozdiel. A ten chlieb uhorský — ha, ha, ha — vari mi ho Maďari vyrábajú? Práve sa mi končí žatva a dnes budem sláviť obžinky: uvidíte, aký je úprimný a dobrosrdečný ten ľud slo­venský, z ktorého lona i vy pochádzate; len sa ho nemusíte tak odriekať, páni, a tak opú­šťať úbohých krajanov svojich.</text:p>
        <text:p text:style-name="P43">Ľudovít (bokom k Rohoňovi). „Ez sz<text:span text:style-name="T49">ö</text:span>rn<text:span text:style-name="T49">yü</text:span>ség“, aká to panslávka!</text:p>
        <text:p text:style-name="P43">Rohoň (k Miluši). A čo „hazafiság“, osvietená grófka!</text:p>
        <text:p text:style-name="P4">Miluša.</text:p>
        <text:p text:style-name="P4">Dobre, že ma na to vy upomínate: aký krásny pochop vlastenectva máte, to mi už váš husár Pišta vyrozprával. Pán barón šesť rokov v Pešti sa zabával, trocha steny školské od prachu ošúchal, niečo z vied a krásnych umení oňuchal, teraz maďarčinou celkom napáchnutý, pýchou vzdelanosti domnelej nadutý zpäť do svojho domu zasa prichádzate, hanbiac sa za národ, z nehož pochádzate. A tí vaši vlastní úbohí krajani sú „hazafickému“ oku vášmu ani len za sluhov, slúžky, kočišov nesúci: váš „hazaszeretet“ zdá sa tak horúci, že až z Debrecína chcete si obstarať husárov, bojtárov a služobnú čelaď; a tu hľa <text:span text:style-name="T49">Š</text:span>tefovi, vášmu mládencovi, „hazaszeretetb<text:span text:style-name="T49">ö</text:span>l“ dali titul nový. Musí sa vám teraz „Pista huszár“ volať, ostrohami brinkať, naťahovať fúzy. A to všetko ste si prečo tak zahrali? Aby za „t<text:span text:style-name="T49">ö</text:span>rzs<text:span text:style-name="T49">ö</text:span>k<text:span text:style-name="T49">ö</text:span>s“ Maďara vás mali. — Vy myslíte, že tak vlastenec ste pravý, ktorý do rozkvetu krajinu <text:soft-page-break/>postaví? <text:span text:style-name="T49">Ó </text:span>nie! vy vetríte oba tón a módu, do ktorej sa kaž<text:span text:style-name="T49">d</text:span>ý šarlatán a sebec vťahuje, bo ľahšia každému to je vec panujúcu módu a tón afektovať, ako proti vetru predsudkov bojovať, ako trápne brodiť cez oheň a vodu protivenství z lásky k svojemu národu, jemu niesť obete, treť jeho porobu, sťa syn svojich predkov, sťa pravý ľudomil! —</text:p>
        <text:p text:style-name="P4">(Bokom.)</text:p>
        <text:p text:style-name="P4">Len keby sa, v čerty, do mňa nezaľúbil!</text:p>
        <text:p text:style-name="P4">(Hľadí na bok.)</text:p>
        <text:p text:style-name="P43">Ľudovít (ktorý sa za celý čas netrpezlivo krútil na stoličke, k Rohoňovi).</text:p>
        <text:p text:style-name="P4">No, barátom, ver’ som pekne privítaný! Nech ma Boh od takej jazyčnice chráni!</text:p>
        <text:p text:style-name="P49">Rohoň (bokom k nemu). Jazyčný je len ten, kto trepe dve na tri; ona však rozumne vraví, jak sa patrí. (K Miluši). Ach, nuž milá grófka — ale odpustite — vy môj vlastenecký cit veľmi tupíte, a ctnosť lásky k vlasti obraciate k smiechu, ktorú každý Uhor v svojom srdci nosí!</text:p>
        <text:p text:style-name="P57">Miluša.</text:p>
        <text:p text:style-name="P4">A mne sa ver’ také vlastenectvo hnusí, ktoré koreň svoj má v odrodilstva hriechu; kto svoj vlastný národ zanedbáva biedne, jeho jazyk haní, ľudom pohrdáva, a k jeho osvete ani len stebielka nepriloží, lež len svojim časným voľká výhodám — hoci <text:soft-page-break/>vždy na jazyku nosí krásne slová lásky k vlasti a otčine. —</text:p>
        <text:p text:style-name="P63">(Stane a dôrazne.) <text:span text:style-name="T49">Ó</text:span>, darmo sa sebec tým menom honosí: kto nepriateľ ľudu, ten nie je vlastenec, lež marný šarlatán alebo streštenec, ktorý len nesvornosť rozsieva v krajine!</text:p>
        <text:p text:style-name="P43">Ľudovít (skočí so stolice).</text:p>
        <text:p text:style-name="P4">„Nem, ez már sok, kérem —“</text:p>
        <text:p text:style-name="P4">Roh<text:span text:style-name="T49">o</text:span>ň (tiež vstane, bokom k nemu).</text:p>
        <text:p text:style-name="P63">Do čerta, Lajoška, neprezraď sa teraz! (K Miluši.)</text:p>
        <text:p text:style-name="P4">Osvietená grófka!</text:p>
        <text:p text:style-name="P4"><text:span text:style-name="T49">Č</text:span>i musím takúto lekciu počúvať?</text:p>
        <text:p text:style-name="P4">Veru sa vám musím p<text:span text:style-name="T49">ekn</text:span>e poďakovať za toto zdvorilé, krásné privítanie!</text:p>
        <text:p text:style-name="P4">(Bokom k sebe.)</text:p>
        <text:p text:style-name="P4">Dievča ako zlato!</text:p>
        <text:p text:style-name="P4">Mil<text:span text:style-name="T49">uš</text:span>a (k Rohoňovi.)</text:p>
        <text:p text:style-name="P4">Aj, aj, mladý pane!</text:p>
        <text:p text:style-name="P4">Teda obrazeným sa byť mnou cítite?</text:p>
        <text:p text:style-name="P4">Roh<text:span text:style-name="T49">o</text:span>ň (zmätený).</text:p>
        <text:p text:style-name="P71">Ach — tajiť nemôžem — sama dopustíte —</text:p>
        <text:p text:style-name="P84"><text:soft-page-break/>Miluša.</text:p>
        <text:p text:style-name="P4">No, nedivím sa vám, pravda kole oči, od ktorej zvlášť každý odrodilec bočí. Bo takíto páni horší vždy bývajú, ako si Slováci dobre povrávajú: keď kaňa zjastrabie, vždycky väčšmi driape než jastrab zrodený, ktorý tak nesápe. —</text:p>
        <text:p text:style-name="P18">Rohoň.</text:p>
        <text:p text:style-name="P4">Prosím, milá grófka! Ja celkom z iného stanoviska hľadím, ako si myslíte —</text:p>
        <text:p text:style-name="P4">(Díva sa roztržit<text:span text:style-name="T49">e</text:span> na ňu.)</text:p>
        <text:p text:style-name="P4">Miluša.</text:p>
        <text:p text:style-name="P4">Veľmi som zvedavá — no, prosím, z akého asi stanoviska na mňa tak hľadíte?</text:p>
        <text:p text:style-name="P4">Rohoň (prudko).</text:p>
        <text:p text:style-name="P19">Ak pravdu povedať, z toho najhlbšieho, na aké ma môj pria — to jest chcem <text:span text:style-name="T49">povedať <text:s/></text:span>môj apko postavil.</text:p>
        <text:p text:style-name="P4">Ľudovít (bokom k Rohoňovi nahnevano).</text:p>
        <text:p text:style-name="P72">Čerti ťa môžu vziať, ty sprosták, neblúzni! Odpráš ju jak sluší!</text:p>
        <text:p text:style-name="P85">R<text:span text:style-name="T50">oho</text:span>ň (bokom k Ľudovítovi).</text:p>
        <text:p text:style-name="P72">Ja som zaľúbený do nej až po uši!</text:p>
        <text:p text:style-name="P85">Miluša.</text:p>
        <text:p text:style-name="P20">Ej, ej, páni! to je proti etikete, že si tuná čosi potichu šepcete. <text:span text:style-name="T50">C</text:span>hceli ste, pán barón, <text:soft-page-break/>azda čo povedať, povedzte to nahlas — nebudem sa hnevať, že sa vám neľúbim a že ma nechcete!</text:p>
        <text:p text:style-name="P39">Ľudovít (k Rohoňovi).</text:p>
        <text:p text:style-name="P63">Odsekni jej smelo, „lánczos teremtette“!</text:p>
        <text:p text:style-name="P4">R<text:span text:style-name="T50">oho</text:span>ň (premáha sa).</text:p>
        <text:p text:style-name="P63">Ach, veru tak, grófka! Neľúbite sa mi.</text:p>
        <text:p text:style-name="P4">Miluša (premáha sa).</text:p>
        <text:p text:style-name="P72">Ani ja vás nechcem. (K sebe.) Jaj, jaj, jaj, beda mi! (Temer klesne.)</text:p>
        <text:p text:style-name="P85">R<text:span text:style-name="T50">oho</text:span>ň (chytí Miluši ruku).</text:p>
        <text:p text:style-name="P63">Teda s Bohom, grófka! dobre sa tu majte!</text:p>
        <text:p text:style-name="P63">(Chce odísť.)</text:p>
        <text:p text:style-name="P4">Miluša (pridrží ho).</text:p>
        <text:p text:style-name="P63">Ale no, pán barón, veďže len počkajte!</text:p>
        <text:p text:style-name="P63">(Upokojí sa.) <text:span text:style-name="T50">Ž</text:span>e sa nemôžeme ľúbiť sťa manželia, nemusíme si byť preto nepriatelia, sťa súsedi —</text:p>
        <text:p text:style-name="P4">Rohoň (ohnivo).</text:p>
        <text:p text:style-name="P91"><text:span text:style-name="T50">Ó </text:span>nie, vy drahá, láskavá! Ba naopak, ja vás —</text:p>
        <text:p text:style-name="P4">Ľudovít (zpoza chrbta k nemu).</text:p>
        <text:p text:style-name="P4"><text:soft-page-break/>Nebuď sprostá hlava!</text:p>
        <text:p text:style-name="P63">(K Miluši nahlas.) Pán barón Lajoš chce iste to povedať, že si on vás bude veľmi „bečelovať“ sťa svoju susedku, lebo „on je ináč strany národnosti veľmi tolerantný“.</text:p>
        <text:p text:style-name="P4">Rohoň.</text:p>
        <text:p text:style-name="P72"><text:span text:style-name="T50">Á</text:span>no, tolerantný — najmä proti dámam.</text:p>
        <text:p text:style-name="P85">Mil<text:span text:style-name="T50">uš</text:span>a (k Rohoňovi).</text:p>
        <text:p text:style-name="P63">No, to sa mi páči, že ste tak galantný. Tak teda nechoďte, pán barón! Bo ja mám za to, aby ste tu na apušku čakal: ospravedlňte sa pred ním, len tak zvoľna, že som vám v zásadách — v cítení nerovná — že si rozmyslíte, by sa nenaľakal — bo ja hlboko ctím vášho pána apku. — Teraz však dovoľte, len na chvíľu krátku musím vás opustiť — mám niečo obstarať strany tých obžinkov: zatiaľ sa zabávať ráčte sami tuná — iste hudbu znáte — tuná fortepian, toť knihovnu máte, (Ukazuje.) a tuná daktoré pokusy maľovky, páčte len! (Ukazuje obrazy.) <text:span text:style-name="T50">Č</text:span>i sa vám zdajú podarené?</text:p>
        <text:p text:style-name="P4">Ľudovít (so štecherom pozerá obrazy).</text:p>
        <text:p text:style-name="P72">„Kérem“, či to práca osvietenej grófky?</text:p>
        <text:p text:style-name="P85">Mil<text:span text:style-name="T50">uš</text:span>a (s úsmevom).</text:p>
        <text:p text:style-name="P63">Istotne!</text:p>
        <text:p text:style-name="P4"><text:soft-page-break/>Rohoň.</text:p>
        <text:p text:style-name="P4">Obrazy ozaj utešené!</text:p>
        <text:p text:style-name="P63">Predstavujú verne Slovákov, Slovenky, jak sa vôbec nosia mládenci, panenky na slovenských stranách.</text:p>
        <text:p text:style-name="P4">Miluša.</text:p>
        <text:p text:style-name="P20">Nuž, či nepoznáte v tých slovenských krojoch uhorských šiat v ktorých si vy, páni, toľko zakladáte, že sú „echt“ maďarské? <text:span text:style-name="T50">Č</text:span>o ste taký horký!? Sú to šaty, kroje od Slovákov vzaté.</text:p>
        <text:p text:style-name="P39">Rohoň.</text:p>
        <text:p text:style-name="P72">Istotne, tak bude, veru pravdu máte!</text:p>
        <text:p text:style-name="P85">Ľudovít (bokom k Rohoňovi).</text:p>
        <text:p text:style-name="P4">„Hallgass“! Nezabúdaj, že máš byť maďarón, bo ináč sa zradíš, že si ty nie barón.</text:p>
        <text:p text:style-name="P4">Rohoň.</text:p>
        <text:p text:style-name="P20">Poznamenať musím osvietenej grófke, že nachádzam chyby na vašej maľovke: vy ste ideálne veru maľovali, keď ste takú krásu na papieri dali tým slovenským tváram, akej niet v prírode. <text:span text:style-name="T50">Ó</text:span>, to nie je verné! Tento ku príkladu (Ukazuje.) toľko má útlosti, krásy a pôvabu —</text:p>
        <text:p text:style-name="P39">Ľudovít (díva sa).</text:p>
        <text:p text:style-name="P72"><text:soft-page-break/>Ozaj krásny obraz! (Prezerajú ho obidvaja).</text:p>
        <text:p text:style-name="P85">Miluša (k sebe).</text:p>
        <text:p text:style-name="P63">Veď to naša grófka, vymaľovaná sťa obecná Slovenka.</text:p>
        <text:p text:style-name="P4">Ľudovít (ohnivo).</text:p>
        <text:p text:style-name="P4">To je ideálnosť: <text:span text:style-name="T50">Ó</text:span>, tak nevyzerá žiadna sprostá žnica alebo hrabáčka: to by bola hlúposť a smiešna povera veriť, že je dakde takáto Slováčka!</text:p>
        <text:p text:style-name="P4">Rohoň.</text:p>
        <text:p text:style-name="P4">Ver’ i ja tak myslím.</text:p>
        <text:p text:style-name="P4">Miluša.</text:p>
        <text:p text:style-name="P4">Aj, aj, moji páni! Ja vám však hovorím, že práve ten obraz predstavuje dievča krajšie ešte sto ráz, ako je sám „portrét“, ale vy „arszláni“ myslíte, že len tie Nemkyne budínske, alebo barnavé panny debrecínske dačo stoja, len tie krásne sa vám zdajú, naše Tatry pre vás žiadnych krás nemajú. — My Slovenky sme vám len slovenské Anče, alebo len také poľné pomaranče, lež pozor na srdce, že sa neporaní, zvem vás na obžinky. Do videnia, páni!</text:p>
        <text:p text:style-name="P4">(Odíde bočnými dvermi.)</text:p>
        <text:p text:style-name="P4">Roh<text:span text:style-name="T50">o</text:span>ň (dívajúc sa za ňou).</text:p>
        <text:p text:style-name="P4">Ha, toto je azda dáka čarovnica.</text:p>
        <text:p text:style-name="P4"><text:soft-page-break/>Ľudovít.</text:p>
        <text:p text:style-name="P20">No, ale ma táto hrozná jazyčnica pekne privítala — to je hrúza a strach! Ja som za celý čas stál ako na ihlách.</text:p>
        <text:p text:style-name="P39">Rohoň. Ha, ha, ha, lebo ti vyčítala kapitolu! Ale trefnú, trefnú pravdu hovorila, ja by ju za k<text:span text:style-name="T50">až</text:span>d<text:span text:style-name="T50">é s</text:span>lovo bozkal.</text:p>
        <text:p text:style-name="P20">Ľudovít. Barátom, musíš uznať, že veľa pravdy hovoriť, znamená byť nezdvorilým, tá jej pi­kantnosť, maliciózne vtipy, úšklebné satiry —</text:p>
        <text:p text:style-name="P39">Rohoň. Ha, ha, veď to všetko vlastne do mňa namierené bolo.</text:p>
        <text:p text:style-name="P4">Ľudovít, lgen ám! Ale od teba tie guľky do mňa odfrkovaly.</text:p>
        <text:p text:style-name="P43">Rohoň. No, no, Lajoš môj, ja viem, že „ošklivá tvár zrkadlá nemiluje“; medzitým „pravda príkra, ale zdravá“: ja úfam, že tá nechutná „d<text:span text:style-name="T50">ó</text:span>s<text:span text:style-name="T50">i</text:span>s“ pravdy účinkova<text:span text:style-name="T50">ť</text:span> bude!</text:p>
        <text:p text:style-name="P43">Ľudovít. Ale, hallgass! Ja som neprišiel sem učiť sa filozofiu, lež sa ženiť. Ale to ti hovo­rím, že mi tú Eržiku apko celkom ináč opi­soval — a ten spôsob jej uvítania — to je hrozná vec!</text:p>
        <text:p text:style-name="P43">Roh<text:span text:style-name="T50">o</text:span>ň. Ha, ha, mne sa ten spôsob veľmi páči!</text:p>
        <text:p text:style-name="P43">Ľudovít. Azda ma veru za tak hlúpeho po­kladáš, že by som nebol zbadal, ako je do teba vlastne zaľúbená!</text:p>
        <text:p text:style-name="P43"><text:soft-page-break/>Rohoň. Ha, ha, ha, nežartuj, Lajoško; veď si videl, ako indiskrétne ma prijala.</text:p>
        <text:p text:style-name="P43">Ľudovít. Igen, indiskrétne, ale len jazykom: lež oko, toto zrkadlo duše, ju prezradzovalo. <text:span text:style-name="T50">Ó</text:span>, ja poznám ženské! Ja myslím, že to bol len chvíľkový rozmar tak nepriaznivo ťa prijať. Vo svojej ženskej márnivosti chcela sa dať prosiť, dobývať, šturmovať; ale len čo si jej povedal, že sa ti neľúbi, že ju nechceš: tu zbledla ako stena a temer zamdlela.</text:p>
        <text:p text:style-name="P43">Rohoň. No, to by bola hrozná vec!</text:p>
        <text:p text:style-name="P43">Ľudovít. Ale mňa za celý čas ani si len ne­všimla — bol som jej celkom indiferentný — a ja by si ju mal brať za ženu? Ani za celý svet!</text:p>
        <text:p text:style-name="P43">Pišta (zjaví sa, k Ľudovítovi). Kérem, méltosagos — to jest — inženier uram!</text:p>
        <text:p text:style-name="P43">Ľudovít. Dobre, že si prišiel, Pišta, hybaj dať zapriahať — pôjdeme.</text:p>
        <text:p text:style-name="P43">Rohoň. Ale, pre Boha, Lajoš, neprenáhli sa! Ona je krásna, bohatá, vzdelaná, a otcovi si poslušnosť prisľúbil.</text:p>
        <text:p text:style-name="P43">Ľudovít. Otcovi poviem, že ma grobiansky prijala a že je panslávka. (K Pištovi.) No, Čo stojíš, ty bibas! <text:span text:style-name="T50">Č</text:span>o som ti rozkázal?</text:p>
        <text:p text:style-name="P43">Pišta. Kérem, veď som vám chcel povedať, že je tuná v kaštieli jedna Slovenka, „ištenuček“ ešte krajšia ako grófka. (Šibalsky.) A keďže ja by som mal tiež vôľu sa oženiť —</text:p>
        <text:p text:style-name="P43"><text:soft-page-break/>Ľudovít (preruší ho). Ja ti dám ženiť sa, ty „gazember“, — marš! daj zapriahnuť a príď mi hneď oznámiť!</text:p>
        <text:p text:style-name="P43">Rohoň. Tisíc okovaných! Ale ako ja teraz z tejto galiby, <text:span text:style-name="T50">d</text:span>o ktorej <text:span text:style-name="T50">s</text:span>i ma ty zamotal, poctivo vyleziem? Teraz ma chceš v blate ne­chať? To len uznáš, keď sa grófka a tvoj apko dozvedia — a dozvedieť sa to musia — že sme ju tak za blázna mali: ja pri tomto tvo­jom „kalande“ ešte i službu stratiť môžem.</text:p>
        <text:p text:style-name="P43">Ľudovít. Neboj sa, barátom! Nájdeme už spôsob — pravda, je to galiba, — ale počkaj! (Zamyslí sa, i Roh<text:span text:style-name="T50">o</text:span>ň stojí zamyslený.)</text:p>
        <text:p text:style-name="P4">Grófka (preoblečená za žnicu s kosákom v ruke vstúpi).</text:p>
        <text:p text:style-name="P4">Ľudovít. Už viem, čo spravíme — (Grófka silno zakašle. Ľudovít sa obráti.) <text:span text:style-name="T50">Č</text:span>o je to?</text:p>
        <text:p text:style-name="P4">Rohoň. Dievča.</text:p>
        <text:p text:style-name="P4">Ľudovít. A pekné.</text:p>
        <text:p text:style-name="P4">Rohoň. Zdá sa.</text:p>
        <text:p text:style-name="P4">Ľudovít. Aká to podobnosť s tým obrazom! (Ku grófke.) Nuž čože chceš, ty — ty — ty Slovenka?</text:p>
        <text:p text:style-name="P4">Grófka. Rada by som poznať toho mladého pána baróna, ktorý si chcel brať našu grófku, i toho druhého pána s ním. Vy ste hovorili, mladí páni, takej krásnej Slovenky niet na celom svete, ako je tam na tom obraze vyma­ľovaná; nuž podívajte sa na <text:soft-page-break/>mňa — lebo pro­sím pekne, to som ja na tom obraze — mi­losť grófka ma tak vymaľovali, a tak musím byť dnes oblečená pri tých obžinkoch.</text:p>
        <text:p text:style-name="P4">Ľudovít (bokom k Rohoňovi). Aká to rozpustilá dievka!</text:p>
        <text:p text:style-name="P4">Rohoň. No, nedostatok výchovy!</text:p>
        <text:p text:style-name="P4">Grófka. Nuž, či som nie dobre vymaľovaná?</text:p>
        <text:p text:style-name="P4">Ľudovít (bokom k Rohoňovi). Krásna, krásna! (Ku grófke.) <text:span text:style-name="T50">Ó</text:span>, výborne si vymaľovaná; ba ešte sto ráz krajší je živý model ako ten portrét.</text:p>
        <text:p text:style-name="P4">Grófka (robí sa sprostou). Ten potre? Ten obraz nikto nesmie potrieť.</text:p>
        <text:p text:style-name="P4">Ľudovít (k Rohoňovi). Ha, ha, škoda, že je taká hlúpa! (K nej.) Veď ho nikto nechce potrieť, iba toto tvoje červené líčko — (Chce ju hladkať.)</text:p>
        <text:p text:style-name="P4">Grófka (odsotí mu ruku). Preč! Preč odo mňa na päť krokov! Vidíte tento kosák? (Hrozí sa mu.)</text:p>
        <text:p text:style-name="P4">Ľudovít. Tisíc striel, aká je surová!</text:p>
        <text:p text:style-name="P4">Rohoň. Daj jej pokoj, kamarát, aby ťa ešte tým kosákom neďobla!</text:p>
        <text:p text:style-name="P4">Ľudovít (ku grófke). Nuž nebuďže taká divoká, moja drahá! Veď som sa ťa len chcel opýtať, dievča — (Blíži sa k nej.)</text:p>
        <text:p text:style-name="P4">Grófka (cúvne pred ním). Päť krokov odo mňa! Či sa nemôžete so mnou takto shovárať? Aby ste nepochodili, ako ten panský pisár, ktorý ma tiež chcel po tvári <text:soft-page-break/>hladkať, ale ja som mu také zaucho vlepila — (Mieri s kosákom do tvári Lajošovej.)</text:p>
        <text:p text:style-name="P43">Ľudovít (cúvne). U čerta, toto je neotesané dievča!</text:p>
        <text:p text:style-name="P43">Rohoň. Ha, ha, ha, povedal som ti, daj jej pokoj; Slovenky neznajú žartu.</text:p>
        <text:p text:style-name="P43">Grófka (k Ľudovítovi). Vidíte, tento mladý pán (Ukazuje na Rohoňa.) ako sa vie ticho chovať; on sa iste katechizmus lepšie učil v školách!</text:p>
        <text:p text:style-name="P43">Ľudovít (k Rohoňovi). Ha, ha, ha, ale je spro­stá! (K nej.) Kohože teda z nás dvoch za mla­dého pána baróna pokladáš, driečna ty Slo­venka!</text:p>
        <text:p text:style-name="P43">Grófka (prezerajúc obidvoch, dívajúc sa na Ľudovíta). No, prosím pekne, veď som ja nie veštica; ale myslím, že ste to vy, mladý pán!</text:p>
        <text:p text:style-name="P43">Ľudovít. Ha, ha, ha, ale ja? (K Rohoňovi.) Má gusto aristokratické! (K nej.) Mýliš sa, drahá moja! bo ja som len inženier; lež tento pán (Ukazuje na Rohoňa, ktorý vážne stojí.) je mladý pán barón, váš budúci zemský pán.</text:p>
        <text:p text:style-name="P43">Grófka (dívajúc sa na Rohoňa). Vážne?</text:p>
        <text:p text:style-name="P43">Ľudovít (ku grófke). Ha, ha, azda sa ti nepáči? Pozrime, ani mu nejdeš ruku bozkať?</text:p>
        <text:p text:style-name="P43">Grófka (k Rohoňovi, ktorý vážne stojí). Teší ma — vaša milosť, pán barón! Ale ja vás — ľutujem, lebo milosť grófka hovorí, že sa jej neľúbite — že z toho manželstva nič nebude.</text:p>
        <text:p text:style-name="P43">Rohoň (mrzut<text:span text:style-name="T50">e</text:span>). Tisíc striel, ale či to naozaj povedala grófka?</text:p>
        <text:p text:style-name="P43"><text:soft-page-break/>Grófka (bokom). Tu máš! On je do nej zaľú­bený! (K nemu.) Veru tak, prosím pekne, pán barón! Ale len pochopiť nemôžem, ako mohla milosť grófka tak hovoriť, keď ste vy taký po­riadny mládenec. Nedivila by som sa, keby to <text:span text:style-name="T50">o</text:span> tamtom (Ukazuje na Ľudovíta.) samopašní­kovi tak bola povedala — jaj, ale už musím. (Chce ísť.)</text:p>
        <text:p text:style-name="P43">Ľudovít (pridrží ju). Ho, ho, počkajže ešte tro­chu, ty krásna holubica. Ukážže mi tvoje krásne <text:span text:style-name="T50">oči</text:span>,<text:span text:style-name="T50">či</text:span> <text:span text:style-name="T50">sú</text:span> nie falošné? (Drží ju, dívajúc sa jej do očí, k Rohoňovi.) Barátom! krásna, krásna!</text:p>
        <text:p text:style-name="P43">Grófka (vymáhajúc sa, k Rohoňovi). Jaj! prosím pán barón, pomôžte mi! (K Ľudovítovi.) Pán in­ženier — pre Boha, pusťte ma — už sa vám toť husár díva, (Pišta stoj<text:span text:style-name="T50">í</text:span> v dverách.) čo si bude myslieť <text:span text:style-name="T50">o</text:span> vás? (Vytrhne sa mu a zmizne.)</text:p>
        <text:p text:style-name="P43">Pišta (bokom). Už viem, že nikam nepôjdeme. Haha!</text:p>
        <text:p text:style-name="P43">Ľudovít <text:span text:style-name="T50">(</text:span>nahnevano). Nuž čo sa rehoceš, te mamľas! Čerti ťa sem teraz priniesli. Pakuj sa mi!</text:p>
        <text:p text:style-name="P43">Pišta. Kérem, méltóságos uram! veď ste mi rozkázali, abych vám oznámil, keď bude zapriahnuto!</text:p>
        <text:p text:style-name="P43">Ľudovít. Pravda, temer som zabudol. Ale „a propos“, Pišta! Či je to tá Slovenka, o ktorej si mi hovoril?</text:p>
        <text:p text:style-name="P43">Pišta. Tá ver’! Pekné dievča, teringette!</text:p>
        <text:p text:style-name="P43"><text:soft-page-break/>Ľudovít. Teda ju poznáš? Kto je, ako sa volá, hovor!</text:p>
        <text:p text:style-name="P4">Pišta. Kérem alásan, ja len to viem, že je naj­krajšia v celej dedine; len škoda, že má takú sedliacku ruku.</text:p>
        <text:p text:style-name="P4">Ľudovít. Ako?</text:p>
        <text:p text:style-name="P4">Pišta. Také zaucho mi vyťala, že mi ešte te­raz v uchu cvindží. (Drží si ucho.)</text:p>
        <text:p text:style-name="P4">Ľudovít. Iste si jej nedal pokoja, ty gazember! Ale ak sa mi opovážiš dotknúť sa toho dievčaťa, prestrelím ťa ako dákeho divocha!</text:p>
        <text:p text:style-name="P4">Pišta (cúva). Kírem, méltóságos uram! ale už je zapriahnuto.</text:p>
        <text:p text:style-name="P4">Ľudovít. Nič! Rozvážil som si. (Prechádza sa.)</text:p>
        <text:p text:style-name="P4">Pišta (k sebe). To som si hneď myslel.</text:p>
        <text:p text:style-name="P4">Ľudovít. Daj vypriahnuť.</text:p>
        <text:p text:style-name="P4">Pišta. Jól van, méltóságos uram! Ešte som ani nedal zapriahať; kone sú v maštali, obrok prežúvajú, a kočiš si sedí pri mastnej mise bryndzových halušiek, (Oču<text:span text:style-name="T50">ť</text:span> cenganie.) i na vás už cengajú k obedu — nech sa ľúbi k stolu.</text:p>
        <text:p text:style-name="P4">Ľudovít (k Rohoňovi). Nuž čo myslíš, barátom? To by bolo ozaj proti všetkej etikete teraz pred obedom ufrknúť.</text:p>
        <text:p text:style-name="P4">Rohoň (radostne). I ja tak myslím, Lajoško! To by nás nectilo, keby sme tak zutekali ako nejakí zlodeji.</text:p>
        <text:p text:style-name="P4"><text:soft-page-break/>Ľudovít. Poďme teda k obedu! (Chytí Rohoňa pod pazuchu, odchodiac.) Už vidím, že to bude nové dobrodružstvo! (Odídu.)</text:p>
        <text:p text:style-name="P4">Pišta. Ha, h<text:span text:style-name="T50">A</text:span>, ha, ale ti len má ten môj ba­rón dobrý nos — už teraz nikomu nevyzradím tie ich huncútstva — nech si hrajú komédiu, keď <text:span text:style-name="T50">S</text:span>a im páči. (Spieva a brinká si pritom ostrohami.)</text:p>
        <text:p text:style-name="P4"/>
        <text:p text:style-name="P4">(Odchádza.)</text:p>
        <text:p text:style-name="P4">(Opona.)</text:p>
        <text:p text:style-name="P4"/>
        <text:p text:style-name="P29">DEJSTVO III.</text:p>
        <text:p text:style-name="P4">(Sál ako v dejstve druhom. Na scéne Grófka a Miluša.)</text:p>
        <text:p text:style-name="P29"/>
        <text:p text:style-name="P50"><text:span text:style-name="T50">Gróf</text:span>ka (za žnicu preoblečená, smutná, sedí pri stolíku). Čo mi po šľachtickom rode, dôstojnosti, keď voliť nemôžem dľa srdca ľúbosti. — <text:span text:style-name="T51">Ó</text:span>, bodaj sa bola grófkou nerodila!</text:p>
        <text:p text:style-name="P58">Miluša.</text:p>
        <text:p text:style-name="P4">Prosím, nehovorteže tak, grófka milá!</text:p>
        <text:p text:style-name="P63">Ten mladý barón je voľby vašej hoden, a je vám statkami i ctnosťami roveň. <text:soft-page-break/>Grófka.</text:p>
        <text:p text:style-name="P73">Nechcem ho! Do teba je on zaľúbený: pri mne stál pokojne a celkom studený. — Moja krása a ctnosť nič ho nedojaly.</text:p>
        <text:p text:style-name="P86">Miluša.</text:p>
        <text:p text:style-name="P4">To je len následok celkom prirodzený, že ste sa tak sprostou pred ním ukázali. Muž dobrej výchovy, vysoko vzdelaný, aby sa zaľúbil do sedliackej panny obecných manýrov, bez všetkej výchovy — to žiadať je veru <text:span text:style-name="T51">n</text:span>esmysel hotový.</text:p>
        <text:p text:style-name="P21">Ba práve, že sa tak chladne ku vám choval ten mladý pán barón, skvelý vám dôkaz dal svojej solídnosti, poctivého rázu. — Dôkaz, že je čistá duša jeho mladá, ktorá si oškliví tú mravov nákazu. —</text:p>
        <text:p text:style-name="P40">Grófka (preruší ju).</text:p>
        <text:p text:style-name="P21">Nie, nie! On mi nedal žiadneho dôkazu, iba ten jediný, že len grófku hľadá, ktorá striebrom, zlatom, statkami oplýva. — A k tomu to jeho prepiate smýšľanie čo sa národnosti... — streštenosť — ach, nie, nie! Ja nemôžem s takým mužom byť šťastlivá!</text:p>
        <text:p text:style-name="P40">Miluša.</text:p>
        <text:p text:style-name="P21">Milá grófka, verte, on nie je zaťatý pravdy upierateľ; bo celkom dojatý pri obede takto prehovoril ku mne: „Nemyslite, grófka, vy duša láskavá, že dáky proticit spôsobila vo <text:soft-page-break/>mne tá reč vaša, hoci tak trochu pichľavá; bo ja sám uznávam, že je veľ<text:span text:style-name="T51">a</text:span> takých pseudo-vlastencov pyšných, predpojatých. Lež ja k nim nepatrím — ba vyznať vám musím, že si ja zo srdca odrodilstvo hnusím.“ —</text:p>
        <text:p text:style-name="P40">Grófka.</text:p>
        <text:p text:style-name="P73">Čo vravíš, Miluška? Teda tak hovoril?</text:p>
        <text:p text:style-name="P86">Miluša.</text:p>
        <text:p text:style-name="P73">To mi môžte veriť, moja grófka milá!</text:p>
        <text:p text:style-name="P86">Grófka.</text:p>
        <text:p text:style-name="P4">Aj, aj! Ales’ ho len chytro obrátila — ale sa len chytro v Slováka pretvoril ten horlivý Maďar! <text:span text:style-name="T51">Ó</text:span>, už teraz snadne predvídať sa dá, že celkom premožený mocou lásky k tebe, k nohám tvojim padne.</text:p>
        <text:p text:style-name="P4">(Ironicky.)</text:p>
        <text:p text:style-name="P4">Istotne nie preto, že ťa za bohatú grófku drží — ó, on bohatstvo necení — on má lásku čistú, bezzištnú a svätú.</text:p>
        <text:p text:style-name="P4">Ale keby sme však zrazu mu odkryly roly naše; keby poznal, že sa mýli v osobe skutočnej, opravdivej grófky, a zbadal by zrazu svoj omylčok veľký: odokrytie toto by ho prekvapilo a azda na novú skúšku postavilo lásku v ňom i zásad národných premenu. — Videli by sme tvár jeho obarenú s oveseným nosom rozličné farby hrať, <text:soft-page-break/>v otvorených ústach jazyk sa zajachtať, a v rozpakoch hľadať všakové výkruty.</text:p>
        <text:p text:style-name="P4">Ale nie, ja nechcem tieto kolomuty jeho vidieť, nechcem takto <text:span text:style-name="T51">h</text:span>o zahanbiť. — Keď sa tebe ľúbi, Miluška, ty zaň ísť môžeš bezpečne, ak nepremení on chuť potom svoju: ja viac nechcem o ňom počuť.</text:p>
        <text:p text:style-name="P4">(Ohnivo.)</text:p>
        <text:p text:style-name="P4">Bo muž, ktorý svojho života zásady sťa oblek premieňa, ako vietor duje, časných výhod, ktorý pre hmotné ohľady vyšším zájmo<text:span text:style-name="T51">m</text:span> ducha sa spreneveruje, vieru, pravdu, lásku sťa tovar predáva, dnes sa vyznavačom, zajtra zradným stáva renegátom k vôli zisku a<text:span text:style-name="T51">l</text:span><text:span text:style-name="T65">’</text:span>bo ženy — taký v mojich očiach žiadnej nemá ceny. Bo to je muž rázu celkom obecného — preto ja nechcem byť nikdy ženou jeho!</text:p>
        <text:p text:style-name="P4">(Odíde bočnými dvermi.)</text:p>
        <text:p text:style-name="P4">Miluša.</text:p>
        <text:p text:style-name="P4">Jaj, to je nešťastie! Zlý nedobrý koniec žarty často majú: nebezpečná to vec najmä s láskou žarty samopašne tropiť. — Už som potrestaná! <text:span text:style-name="T51">Č</text:span>o len teraz robiť?</text:p>
        <text:p text:style-name="P4">Ja sa velikého pohoršenia bojím,</text:p>
        <text:p text:style-name="P4">lebo viem, že b<text:span text:style-name="T51">a</text:span>rón nemôže byť mojím —</text:p>
        <text:p text:style-name="P4">a grófka zasa má nešťastné kaprice,</text:p>
        <text:p text:style-name="P4">istotne sa durí preto tak velice,</text:p>
        <text:p text:style-name="P4"><text:soft-page-break/>že sa k nej sťa k žnici ľahostajne choval</text:p>
        <text:p text:style-name="P4">a moci jej krásy tak ľahko odolal.</text:p>
        <text:p text:style-name="P4">Ba hrozné sú ženské, vždy v kráse márnivé!</text:p>
        <text:p text:style-name="P4">(S úsmevom.)</text:p>
        <text:p text:style-name="P4">Lež kto sa im klania, hneď sú mu smierlivé. — Ó, to ja dobre viem! — Ha, už viem, čo spravím, pánu barónovi všetko včuľ vyjavím: on sa iste potom ináč bude chovať k tej márnivej žničke — jej sa fatinkovať a skladať prísahu svojej lásky svätú! — Ó, ja poznám mužov a mužské zásady: krásnu a vzdelanú všetci majú radi, ženu však hľadajú vôbec len — bohatú.</text:p>
        <text:p text:style-name="P4">Rohoň (pri vchode, k sebe).</text:p>
        <text:p text:style-name="P4">Nemôže byť mojou. Radšej sa premôžem.</text:p>
        <text:p text:style-name="P4">(K Miluši.)</text:p>
        <text:p text:style-name="P4">Osvietená grófka! Už ďalej nemôžem... Všetko vám vyjavím — ale ma nehaňte za moju velikú smelosť —(Chce <text:span text:style-name="T51">kľ</text:span>aknúť pred ňou.)</text:p>
        <text:p text:style-name="P4">Miluša (zdrží ho.)</text:p>
        <text:p text:style-name="P4">Ach, prestaňte!... Pre Boha, pán barón, čo vás tak dojíma?</text:p>
        <text:p text:style-name="P4">Rohoň.</text:p>
        <text:p text:style-name="P4">Ja som vás oklamal —</text:p>
        <text:p text:style-name="P4"><text:soft-page-break/>Miluša (preruší ho).</text:p>
        <text:p text:style-name="P63">Neklamali ste ma; lež ja som vás tuná hrozne ošialila, keď som si nectný žart s vami dovolila. Lebo nie som grófka, lež chudobná deva rechtorských rodičov — nech sa len nehnevá vaša milosť preto. — Volám sa Miluška. To mala byť totiž vašej lásky skúška, že som ja falošnú grófky rolu hrala, a na miesto nej vás, pán barón, prijala sťa môjho ženícha — prosím odpustenie!</text:p>
        <text:p text:style-name="P4">(Kľakne pred ním.)</text:p>
        <text:p text:style-name="P4">R<text:span text:style-name="T51">o</text:span>hoň (prekvapený).</text:p>
        <text:p text:style-name="P22">S radosťou i desať, to je prirodzené.</text:p>
        <text:p text:style-name="P4">Ale staňte hore, prosím, bo dievčencom nijak sa nesluší kľačať pred mládencom.</text:p>
        <text:p text:style-name="P4">(Dv<text:span text:style-name="T52">í</text:span>ha ju.)</text:p>
        <text:p text:style-name="P4">Tak! To je výborné! Vaše vyjavenie je milé, radostné pre mňa prekvapenie: nuž, ale, kdeže je teda opravdivá konteska Eržika?</text:p>
        <text:p text:style-name="P4">Mil<text:span text:style-name="T52">uš</text:span>a (s úsmevom.)</text:p>
        <text:p text:style-name="P23">V tej žničke sa skrýva!</text:p>
        <text:p text:style-name="P4">Rohoň.</text:p>
        <text:p text:style-name="P4">Tisíc striel, už teraz chápem dokonale — Veru ste obidve figliarky nemalé! (K sebe.) Ha, ha, ha, ja som chcel vlastne sa vyz<text:span text:style-name="T52">rad</text:span>iť a ona mňa svojím predišla vyznaním. —</text:p>
        <text:p text:style-name="P4"><text:soft-page-break/>To je znamenité! — Už viacej nič vad<text:span text:style-name="T52">i</text:span>ť nemôž’ citom lásky... (Vzpamätá sa.) <text:span text:style-name="T52">Č</text:span>o sa chceš prezradiť... (Stojí roztržit<text:span text:style-name="T52">e</text:span>.)</text:p>
        <text:p text:style-name="P4">Miluša.</text:p>
        <text:p text:style-name="P4">Prosím vás, pán barón, tá žnička spanilá veľmi sa už nad tým bola skormútila, chovali ste sa k nej tak ticho a chladne — preto od bolesti srdca temer chradne. — Zdá sa vášniv<text:span text:style-name="T52">e</text:span> byť do vás zaľúbená: keď už teda viete, že v ne<text:span text:style-name="T52">j</text:span> osvietená grófka čuší: bude pre ňu prekvapenie milé, keď hneď teraz chybu napravíte.</text:p>
        <text:p text:style-name="P4">Roh<text:span text:style-name="T52">o</text:span>ň (preruší ju.)</text:p>
        <text:p text:style-name="P63">Ale ja len teba, Miluška, milujem.</text:p>
        <text:p text:style-name="P4">Odpusť, že ťa už tak dôverne menujem — nemohúc odolať cností tvojich vnadám, láskou premožený k tvojim nohám padám. (K<text:span text:style-name="T52">ľ</text:span>akne a drží ju za ruku, v dverách sa zjaví grófka a Capková.)</text:p>
        <text:p text:style-name="P4">Mil<text:span text:style-name="T52">uš</text:span>a (nezbadajúc grófku).</text:p>
        <text:p text:style-name="P4">Jaj, čo to pre Boha, pán barón, robíte? Aký žart s chudobnou dievkou si činíte — Nože vstaňte, prosím — veď ja nie som grófka — (Dvíha ho.)</text:p>
        <text:p text:style-name="P4">R<text:span text:style-name="T52">o</text:span>h<text:span text:style-name="T52">o</text:span>ň (nezbadajúc svedkov).</text:p>
        <text:p text:style-name="P63">Ale si vzdelaná, statočná Slovenka.</text:p>
        <text:p text:style-name="P4">Celý som dojatý šľachetnosťou tvojou — ja takú ženu chcem — ty musíš byť mojou!</text:p>
        <text:p text:style-name="P4"><text:soft-page-break/>(Vstane a obejme ju.)</text:p>
        <text:p text:style-name="P4">Miluša (zbadá grófku).</text:p>
        <text:p text:style-name="P74">Toť spanilá žnička! (Rohoň i Miluša vo velkom zmätku dívajú sa na grófku, ktorá stojí akoby skamenelá.)</text:p>
        <text:p text:style-name="P87">Capková (vo dverách, k sebe).</text:p>
        <text:p text:style-name="P4">To som predvídala —</text:p>
        <text:p text:style-name="P4">Dasgeht schon vortreffli<text:span text:style-name="T52">c</text:span>h, ako som len chcela!</text:p>
        <text:p text:style-name="P63">(Opovržlivo k Miluši.) Už sa včuľ pakovať budeš ešte dneska z našeho kastiela, falošná konteska! He, he, vie<text:span text:style-name="T52">m,</text:span> že bude lúčenie ti ťažké!</text:p>
        <text:p text:style-name="P4">(Zmizne.)</text:p>
        <text:p text:style-name="P4"><text:span text:style-name="T52">G</text:span>r<text:span text:style-name="T52">óf</text:span>ka.</text:p>
        <text:p text:style-name="P4">Vidím, že som vám tu k velikej prekážke!</text:p>
        <text:p text:style-name="P24">(Chce ísť.)</text:p>
        <text:p text:style-name="P4"><text:span text:style-name="T52">R</text:span>ohoň (zastaví ju).</text:p>
        <text:p text:style-name="P4">Osvietená grófka!</text:p>
        <text:p text:style-name="P4">Grófka (z<text:span text:style-name="T52">ľ</text:span>aknutá).</text:p>
        <text:p text:style-name="P4"><text:span text:style-name="T52">Ó</text:span>, kto vám povedal, že som grófka?</text:p>
        <text:p text:style-name="P4">Rohoň.</text:p>
        <text:p text:style-name="P74"><text:soft-page-break/>Viem to, z vyznania Milušky — mojej milenky a vašej vernej družky —</text:p>
        <text:p text:style-name="P87">Grófka (veľmi prekvapená). Tak?</text:p>
        <text:p text:style-name="P4">Rohoň.</text:p>
        <text:p text:style-name="P4">A ja by som ju viac za celý svet nedal — zaľúbily sa mi tie jej krásne <text:span text:style-name="T52">c</text:span>tnosti: preto si ju pýtam od vašej milosti grófskej za manželku.</text:p>
        <text:p text:style-name="P4">Miluša.</text:p>
        <text:p text:style-name="P63"><text:span text:style-name="T52">Jaj,</text:span> grófka, neráčte počúvať; pán barón nevie, čo hovorí! Alebo len dáke robí s nami vzdory, aby sa vyvŕšil nad nami — —</text:p>
        <text:p text:style-name="P4">Rohoň.</text:p>
        <text:p text:style-name="P25">Prepáčte, osvietená grófka, hovorím rozvážne: o Milušu prosím vašu milos<text:span text:style-name="T52">ť </text:span>snaž<text:span text:style-name="T52">n</text:span>e!</text:p>
        <text:p text:style-name="P4">Miluša.</text:p>
        <text:p text:style-name="P74">Nerobte, pán barón, taký žart nezbedný!</text:p>
        <text:p text:style-name="P87">Grófka (k Rohoňovi).</text:p>
        <text:p text:style-name="P4">Vy si azda teraz chcete byť dôsledný, by ste tým spôsobom ušli zahanbeniu. Na každý pád ale mi je k zadiveniu vaše sa chovanie — ak len je úprimné!</text:p>
        <text:p text:style-name="P4">Rohoň.</text:p>
        <text:p text:style-name="P25">Aké užasnuté stojíte včuľ pri mne vy obe figliarky! (S úsmevom.) Nahnal som vám hodne strachu pre tie vaše pletichy podvodné. Teraz musím vašu myseľ upokojiť, a <text:soft-page-break/>vaše srdiečka z úzkosti vyhojiť. <text:span text:style-name="T52">Š</text:span>koda by ich bolo ešte ďalej mučiť; pre budúcnosť ale môžete sa učiť: nie je dobre s láskou hrať sa samopašne, bo neznajú žartu srdca nášho vášne, keď sa raz pobúri jeho pokoj blahý a začnú ním zmietať trápne túžby, snahy. — Teraz však na šťastie môžem vás utíšiť — bo ja nie som barón — nechcem sa viac pýšiť touto rolou — masku s radosťou včuľ skladám — ja som len inženier — a tak teraz hádam o ruku Milušky môžem sa uchádzať, ak mi ju láskavá grófka chce odovzdať —</text:p>
        <text:p text:style-name="P41">Grófka (prekvapená).</text:p>
        <text:p text:style-name="P63"><text:span text:style-name="T52">Č</text:span>o? — vy nie ste barón?</text:p>
        <text:p text:style-name="P4">Mil<text:span text:style-name="T52">uš</text:span>a (prekvapená).</text:p>
        <text:p text:style-name="P4">Vy ste pán inženier?</text:p>
        <text:p text:style-name="P4">Rohoň.</text:p>
        <text:p text:style-name="P63">Vyznal som už!</text:p>
        <text:p text:style-name="P4">Grófka (rýchle).</text:p>
        <text:p text:style-name="P74">A ten — ten druhý gavalier?</text:p>
        <text:p text:style-name="P87">R<text:span text:style-name="T52">o</text:span>h<text:span text:style-name="T52">o</text:span>ň (s úsmevom).</text:p>
        <text:p text:style-name="P25">Je pán barón Lajoš! — Tu sme hrali spolu, ja baróna a on inženiera rolu. — Ha, ha, ha, či sme vám dobrý „revanche“ dali!</text:p>
        <text:p text:style-name="P41"><text:soft-page-break/>Miluša.</text:p>
        <text:p text:style-name="P25">Veru ste nás takto dobre potrestali! <text:span text:style-name="T52">Ó</text:span>, vy samopašní parížski „arszláni“!</text:p>
        <text:p text:style-name="P41">Grófka.</text:p>
        <text:p text:style-name="P4">Už teraz musíme rešpekt mať pred vami.</text:p>
        <text:p text:style-name="P4">(Rýchle.)</text:p>
        <text:p text:style-name="P4">Ale kde je teda barón Kostrovický?</text:p>
        <text:p text:style-name="P4">Roh<text:span text:style-name="T52">o</text:span>ň (uštipačne).</text:p>
        <text:p text:style-name="P4">Ten je, prosím pekne, do tej švárnej žničky zaľúbený; o nej vždy fantazíruje — blúdi po dedine, na ňu sa spytuje —</text:p>
        <text:p text:style-name="P4">Gr<text:span text:style-name="T52">ó</text:span>fka (vytešená).</text:p>
        <text:p text:style-name="P4"><text:span text:style-name="T52">Ó</text:span>, ale naozaj?</text:p>
        <text:p text:style-name="P4">Rohoň.</text:p>
        <text:p text:style-name="P63">Ba už i podlieha pokušeniu jeho maďarománia.</text:p>
        <text:p text:style-name="P4">Miluša.</text:p>
        <text:p text:style-name="P4">Tak mu osožila tá moja lekcia.</text:p>
        <text:p text:style-name="P4">Rohoň.</text:p>
        <text:p text:style-name="P4">Láska k tej slovenskej (Usmeje sa na grófku.) roztomilej žničke! Bo pravda len vtedy nás celkom presvedčí a zaťatú myseľ z predsudkov vylieči, keď sa dáva v krásnej, <text:soft-page-break/>milej nádobičke.</text:p>
        <text:p text:style-name="P4">(Pokloní sa grófke.)</text:p>
        <text:p text:style-name="P4">Grófka (v rozpakoch).</text:p>
        <text:p text:style-name="P4">Pán inženier — furták — sa mi fatinkuje! Veď viem, kam p<text:span text:style-name="T52">o</text:span>c<text:span text:style-name="T52">h</text:span>Iebná jeho reč smeruje. — No, no, veď už nedbám, Miluša je vaša, viem, že sa jej prianie s vaším celkom znáša, a privolí iste i jej pán apuško.</text:p>
        <text:p text:style-name="P4">R<text:span text:style-name="T52">o</text:span>hoň.</text:p>
        <text:p text:style-name="P4"><text:span text:style-name="T52">Ó</text:span>, jak som šťastlivý!</text:p>
        <text:p text:style-name="P4">Mil<text:span text:style-name="T52">uš</text:span>a (v rozpakoch.)</text:p>
        <text:p text:style-name="P4">A — barón Lajo<text:span text:style-name="T52">š</text:span>ko!</text:p>
        <text:p text:style-name="P4">Grófka.</text:p>
        <text:p text:style-name="P4">Verte, moji milí, tak som teraz rada, že nám tak šťastlivo ten fígeľ vypadá. — Bola by ver’ škoda tento žart pokaziť, pri ktorom nevinných môžme slastí zažiť. — Tie naše obžinky dokončiť musíme celkom romanticky: preto podržíme ešte naše roly; ja sa chcem podívať, ako si Lajoško bude len počínať s tou slovenskou žničkou: či láska zvíťazí konečne nad pýchou aristokratickou, ktorá nedopúšťa manželské záväzy s chudobnou Slovenkou — nevzdelanou žničkou.</text:p>
        <text:p text:style-name="P26">Miluša.</text:p>
        <text:p text:style-name="P74"><text:soft-page-break/>Ach, to budú hrozné pre chudáka trapy!</text:p>
        <text:p text:style-name="P87">Grófka.</text:p>
        <text:p text:style-name="P4">Ale radostnejšie potom ho prekvapí keď chudobná žnička zrazu masku složí, to i jeho šťastie i moje rozmnoží! Ale teda poďme — nemá<text:span text:style-name="T52">rn</text:span>ime času — ja zaraz privediem tú dedinskú chasu k oslave obžinkov veselých, radostných.</text:p>
        <text:p text:style-name="P43">Rohoň (chytí Milušu pod pazuchu).</text:p>
        <text:p text:style-name="P4">Pri ktorých my dvaja, dľa žartov milostných ľúbosti i „rangu“ ešte okúsime grófsko-barónskeho, ktorý sa nám minie síce veľmi chytro — ale neprestane, ctnosť a láska naša — tá večná zostane! (Odchádzajú.)</text:p>
        <text:p text:style-name="P51">Grófka.</text:p>
        <text:p text:style-name="P4">Pozor! Vidíte ho?</text:p>
        <text:p text:style-name="P43">Miluša.</text:p>
        <text:p text:style-name="P4">Symbol smutnej lásky.</text:p>
        <text:p text:style-name="P43">Rohoň.</text:p>
        <text:p text:style-name="P4">Zrak k zemi upretý a na čele vrásky.</text:p>
        <text:p text:style-name="P43">Miluša.</text:p>
        <text:p text:style-name="P4">Pod nosom si mrmle...</text:p>
        <text:p text:style-name="P43">Rohoň.</text:p>
        <text:p text:style-name="P4"><text:soft-page-break/>Ahá! Sem zabočil!</text:p>
        <text:p text:style-name="P43">Grófka.</text:p>
        <text:p text:style-name="P4">Počkajte ho tuná, — aby ma nezočil. (Odíde.)</text:p>
        <text:p text:style-name="P43">Ľudovít (prichádzajúc fantazíruje). Ach, darmo chodím po záhrade a po dedine, darmo hľa­dám a vypytujem sa ľudí. A tento môj husár — furták — sa mi len vždy do očí smeje ako nejaký blázon!</text:p>
        <text:p text:style-name="P43">Miluša (k Ľudovítovi). Aj, aj, pán inženier! Zdá sa, že ste sa už u nás zunovali, keď som vás od obeda ani len nevidela.</text:p>
        <text:p text:style-name="P43">Rohoň (k Miluši). Odpusťte, grófka! Môj pria­teľ je veľký milovník samoty — povaha me­lancholická.</text:p>
        <text:p text:style-name="P43">Miluša. Veru musí byť až veľmi melancholický, keď tak zamyslený chodí po záhrade a po dedine.</text:p>
        <text:p text:style-name="P43">Ľudovít (dotknutý). Osvietená grófka! Môj cieľ bol pri tom —</text:p>
        <text:p text:style-name="P43">Miluša (skočí mu do reči). Čisto filantropický — ó, to ja dobre viem!</text:p>
        <text:p text:style-name="P43">Ľudovít. No áno — ja som po prvý raz v tejto dedine — chcel som teda príležitosti po­užiť — oboznámiť sa s —</text:p>
        <text:p text:style-name="P52">Miluša. Vidíte, pán barón, i vy by ste mali to urobiť. Za toľko rokov neboli ste v svojej domovine. Oko vaše zvyklo hľadieť na zámož­nosť, priemysel a na vzdelanosť <text:soft-page-break/>ľudu v iných krajinách; mali by ste v tomto ohľade pri­zrieť sa teraz k vašim úbohým krajanom, k na­šim slovenským obciam, tak ako to pán inže­nier urobil — on chodil po našej dedine a vy­pytoval sa na spôsob života a práce, stupeň vzdelanosti ľudu, <text:span text:style-name="T52">č</text:span>i sa už i u nás idea pokroku a reformy v živote vykryštalizovala —</text:p>
        <text:p text:style-name="P59">Ľudovít (k sebe). Tá ma zasa čistí!</text:p>
        <text:p text:style-name="P43">Rohoň (k Miluši). Spanilá grófka! Ja vás uisťu­jem, že môj priateľ ešte nedozrel k takémuto čistému vlastenectvu práve tak, ako ja. Na­koľko ho poznám, on nechodil preto po de­dine, aby sa prizrel k potrebám ľudu nášho, ale najvýš, sťa inženier, hľadal vo vašej záhrade a v obci úhľadnosť — krásu — symetriu! Ľudovít (ktorý už bol ustrašený, k Miluši). Áno, osvietená „ grófka — symetriu!</text:p>
        <text:p text:style-name="P43">Miluša. Áno? A čo ste našli?</text:p>
        <text:p text:style-name="P43">Ľudovít. Nič, v záhrade celkom nič — v zá­hrade je všetko v poriadku; naproti tomu v dedine som našiel —</text:p>
        <text:p text:style-name="P4">Miluša (skočí mu do reči). Ale dajte pokoj, pán inženier, ani v dedine ste nič nenašli.</text:p>
        <text:p text:style-name="P4">Rohoň. I ja to hovorím!</text:p>
        <text:p text:style-name="P4">Ľudovít (rozhorlený). Nerozumiem.</text:p>
        <text:p text:style-name="P4">Miluša. Ale my áno, pravda, pán barón? Ha, ha, ha, veru že ste sa vy peštianski <text:soft-page-break/>„arszláni“ do klepca dostali.</text:p>
        <text:p text:style-name="P4">Rohoň (k Miluši). <text:span text:style-name="T52">Ó</text:span>, ja večne chcem zostať v tomto oblažujúcom klepci ľúbosti, moja krásna Eržika! (Drží ju za ruku.)</text:p>
        <text:p text:style-name="P4">Ľudovít (z úzadia k nemu). Sto striel, či sa blázniš?</text:p>
        <text:p text:style-name="P4">Miluša (s úsmevom k Rohoňovi). Veď <text:span text:style-name="T52">už</text:span> nedbám, môj milý Lajoško! Vidíte, ja som chcela iba vašu lásku vyprobovať. A keďže ste sa nedali pomýliť mojimi úmyselnými kapricami, to mi je dôkazom, že ma opravdiv<text:span text:style-name="T52">e</text:span> milujete a s ra­dosťou vám dávam moju ruku.</text:p>
        <text:p text:style-name="P4">Rohoň. <text:span text:style-name="T52">Ó</text:span>, moja láska je čistá ako kryštáľ! (Bozkáva jej ruku.)</text:p>
        <text:p text:style-name="P4">Ľudovít. Somár!</text:p>
        <text:p text:style-name="P4">Miluša (k Rohoňovi.) No, budeže mať radosť váš dobrý apko, že sa jeho vrúcna žiadosť ko­nečne vyplní!</text:p>
        <text:p text:style-name="P4">Rohoň. Veľkú radosť!</text:p>
        <text:p text:style-name="P4">Ľudovít (zalamuje rukami, k sebe). Peknú radosť! Nie, nie — musím! (K Miluši.) Osvietená grófka! (Chce hovoriť, ale v tom sa ozve v úzadí javiska nasle­dujúci sborový spev so sprievodom harmoniky.)</text:p>
        <text:p text:style-name="P4">Sb<text:span text:style-name="T52">o</text:span>r (tíško).</text:p>
        <text:p text:style-name="P25">Či shora či zdola, každý na mňa volá,</text:p>
        <text:p text:style-name="P41"><text:soft-page-break/>ako by každému frajerôčka bola.</text:p>
        <text:p text:style-name="P4">(Pauza.)</text:p>
        <text:p text:style-name="P4">Ľudovít. Čo je to?</text:p>
        <text:p text:style-name="P25">Miluša. To už idú ženci osláviť obžinky!</text:p>
        <text:p text:style-name="P41">Sbor chlapov (silnejšie).</text:p>
        <text:p text:style-name="P25">Pole moje, pole, rozdelen<text:span text:style-name="T52">ô</text:span> v dvoje:</text:p>
        <text:p text:style-name="P41">v ktoromže je, v ktorom, potešenie moje?</text:p>
        <text:p text:style-name="P4">Sbor dievčat.</text:p>
        <text:p text:style-name="P25">Potešenia nemám, poteš ma Bože sám,</text:p>
        <text:p text:style-name="P41">potešže ma takým, čo ho v srdci nosím!</text:p>
        <text:p text:style-name="P4">(Pauza.)</text:p>
        <text:p text:style-name="P4">Miluša (k Ľudovítovi). Nuž, či sa vám nepáči ten spev slovenský?</text:p>
        <text:p text:style-name="P4">Rohoň (dojatý). <text:span text:style-name="T52">Ó</text:span>, krása, krása! A to i ona spieva!?</text:p>
        <text:p text:style-name="P4">Ľudovít (prudko). Ona? Myslíš?</text:p>
        <text:p text:style-name="P4">Sbor (silne).</text:p>
        <text:p text:style-name="P4">Potešenia moje, v ktorej si krajine?</text:p>
        <text:p text:style-name="P4">Dobre moje srdce za tebou nezhynie.</text:p>
        <text:p text:style-name="P4">(Grófka ako žnica s klasovým vencom na hlave zjaví sa na javisku vedľa Tomáša, <text:soft-page-break/>tento s národnou zástavou v ruke, za nimi stúpajú ženci a žničky, Miluša a Rohoň si sadajú.)</text:p>
        <text:p text:style-name="P4">Ľudovít. To je ona! Krása! Krása!</text:p>
        <text:p text:style-name="P4">Sbor žencov a žničiek (postaví sa vo dvoch radoch, spieva).</text:p>
        <text:p text:style-name="P4">Žatva milá, žatva, vitaj s novým chlebom!</text:p>
        <text:p text:style-name="P4">Už sme sa nažali tam pod holým nebom.</text:p>
        <text:p text:style-name="P4">Ženské.</text:p>
        <text:p text:style-name="P25">Žali sme pšeničku od konca do konca:</text:p>
        <text:p text:style-name="P41">ktorá z nás dostane švárneho mládenca?</text:p>
        <text:p text:style-name="P4">Mužskí.</text:p>
        <text:p text:style-name="P4">Komuž<text:span text:style-name="T52">e</text:span> dnes, komu, dáme nies<text:span text:style-name="T52">ť</text:span> zástavu?</text:p>
        <text:p text:style-name="P4">Tomu, čo jej podá svoju rúčku pravú.</text:p>
        <text:p text:style-name="P4">Ženské.</text:p>
        <text:p text:style-name="P4">Ktorejže dnes, ktorej, uvijeme veniec?</text:p>
        <text:p text:style-name="P4">Tej, ktorú si vezme najkrajší mládenec.</text:p>
        <text:p text:style-name="P4">Všetci.</text:p>
        <text:p text:style-name="P25">Páni, naši, páni, otvárajte brány,</text:p>
        <text:p text:style-name="P41">nesieme vám darík, žencov pekný párik.</text:p>
        <text:p text:style-name="P25"><text:soft-page-break/>Čujte teda panstvo naše dobroprania:</text:p>
        <text:p text:style-name="P41">nech mladému párku dá Boh požehnania.</text:p>
        <text:p text:style-name="P4">(Prestanú.)</text:p>
        <text:p text:style-name="P4">Miluša. Nuž, pán inženier, čo poviete na to? či sa vám nepáči ten náš ľud slovenský?</text:p>
        <text:p text:style-name="P4">Ľud<text:span text:style-name="T52">ov</text:span>ít (h<text:span text:style-name="T52">ľ</text:span>adiac na grófku, ktorá sa mu usmieva).</text:p>
        <text:p text:style-name="P4"><text:span text:style-name="T52">Ó</text:span>, áno, osvietená grófka! Veľmi sa mi páči — ten dobrý, veselý ľud. (K sebe.) Ach, keby som sa len s ňou —</text:p>
        <text:p text:style-name="P4">Grófka (snímajúc si veniec s hlavy, k Miluši). Tento vienok, milostivá grófka, vám teraz na dar podávame; je v ňom žitko a pšenica čistá, ako vy sama. Nech vám Boh požehná z tej pšenice chutné koláče, a z toho žitka božieho chlebíčka; daj Bože, aby sa ho dostalo i vám i nám všetkým! (Miluša prijíma veniec.)</text:p>
        <text:p text:style-name="P4">Ženci a žničky (spievajú).</text:p>
        <text:p text:style-name="P4">Bože vás požehnaj, všetko vám dobré daj!</text:p>
        <text:p text:style-name="P4">Daj zdravia i chleba, ve<text:span text:style-name="T52">ď</text:span> nám viac netreba.</text:p>
        <text:p text:style-name="P4">M<text:span text:style-name="T52">il</text:span>uša (k žencom). Ďakujem vám, dobrí ľudia! Čo by sa i mne toho božieho chlebíčka ne­dostávalo, buďte istí, že vám sa ho dostane, a sľubujem vám, že vás vaš<text:span text:style-name="T52">a </text:span>grófka v žiadnej potrebe neopustí. (Ku grófke). <text:span text:style-name="T52">Č</text:span>i nie tak, moje milé dievča?</text:p>
        <text:p text:style-name="P4"><text:soft-page-break/>Grófka (rozžialená). Tak, tak, milostivá pani! Ráčite byť k nám veľmi štedrá a dobrá, ako kus chlebíčka.</text:p>
        <text:p text:style-name="P43">Tomáš. Nech žije naša krásna žnička!</text:p>
        <text:p text:style-name="P43">Ľudovít (celkom dojatý, bokom k Rohoňovi). Ka­marát, toto je krásne divadlo!</text:p>
        <text:p text:style-name="P43">Miluša (ku grófke). Nuž moje drahé dieťa, ako odmenu prijmi túto ružičku za ňadrá a tento z kvietkov upletený venček na hlavu, ktorý ti lepšie pristane ako ten klasový. (Kladie jej venček na hlavu.)</text:p>
        <text:p text:style-name="P43">Grófka. Pekne ďakujem vašej milosti! Krásny to venček, to je pravda, ale <text:span text:style-name="T52">č</text:span>ož’, keď mi skoro uvädne! (K Ľudovítovi.) <text:span text:style-name="T52">Č</text:span>i nie pravda, mladý pánko?</text:p>
        <text:p text:style-name="P43">Miluša (k Ľudovítovi). Aj, aj, pán inženier, vy sa už poznáte?</text:p>
        <text:p text:style-name="P43">Ľudovít (v rozpakoch). No, áno — len tak z vi­denia! Krásne dievča! (Díva sa na grófku.)</text:p>
        <text:p text:style-name="P43">Miluša (k Ľudovítovi). To je symetria, pravda, pán inženier? — (K žencom a žničkám.) Ďakujem vám ešte raz, moje deti! Prijmite tiež malé dary odo mňa na pamiatku tohoročných ve­selých obžinkov. (Tratí sa medzi žencami a žničkami s Rohoňom, rozdávajúc z podnosu dary, idúc do úzadia.) Poďte do záhrady rozveseliť sa a po­častovať na naše i vaše zdravie! (Zmizne s Ro­hoňom, za nimi idú ženci i žničky a vesele spievajú.)</text:p>
        <text:p text:style-name="P43"><text:soft-page-break/>Grófka. Nuž, mladý pánko, či nepôjdete s na­mi k tým koláčom? (Chce ísť za žencami.)</text:p>
        <text:p text:style-name="P43">Ľudovít (volá za ňou). Ach, počkajže, drahá! (Grófka sa obzre.) Prečože si tiež nespievala pri tých obžinkoch?</text:p>
        <text:p text:style-name="P4">Grófka. Prosím pekne, ja neviem spievať.</text:p>
        <text:p text:style-name="P4">(Chce ísť.)</text:p>
        <text:p text:style-name="P4">Ľudovít. Počkaj! Poďže sem, voľačo ti po­viem. Ja som ťa celé popoludnie hľadal. (Chytí ju za ruku.)</text:p>
        <text:p text:style-name="P4">Grófka. Jaj, ruku mi stískate, mladý pánko!</text:p>
        <text:p text:style-name="P4">Ľudovít. Ó, akú krásnu a útlu ruku máš; ako ťa menujú, ty krásne stvorenie?</text:p>
        <text:p text:style-name="P4">Grófka. Pusťte ma, potom vám poviem. (Vy­máha sa mu.)</text:p>
        <text:p text:style-name="P4">Ľudovít. Nepustím. <text:span text:style-name="T52">Č</text:span>i žijú tvoji rodičia?</text:p>
        <text:p text:style-name="P4">Grófka. Nie, prosím, som sirota.</text:p>
        <text:p text:style-name="P4">Ľudovít. Chúďa, a tak musíš tuná ťažko pra­covať! Ja ťa veľmi, veľmi ľutujem: povedz mi, či i ty mňa rada vidíš?</text:p>
        <text:p text:style-name="P4">Grófka. Ach, prosím pekne, načo? Vy ste učený pán a ja chudobné dievča. (Za scénou z diaľky počuť harmoniku a veselý spev až do konca dejstva, — pravda len občas. Mládež tancuje kdesi na dvore.)</text:p>
        <text:p text:style-name="P4"><text:soft-page-break/>Ľudovít. <text:span text:style-name="T52">Š</text:span>koda, škoda! Teda ani čítať nevieš?</text:p>
        <text:p text:style-name="P4">Grófka. No to! Čo si to zasa myslíte? My máme výborného pána rechtora, ktorý nás učí pek<text:span text:style-name="T52">n</text:span>e slovensky.</text:p>
        <text:p text:style-name="P4">Ľudovít (bokom). Nešťastné hlúpe predsudky. (K nej.) A či by si nemala vôľu odo mňa sa niečomu priučiť.</text:p>
        <text:p text:style-name="P4">Grófka. Od vás? (S úsmevom.) Ak to bude niečo dobré a pekné — nedbám.</text:p>
        <text:p text:style-name="P4">Ľudovít. Veľmi sa mi ľúbiš, drahá moja! Ja ťa opravdiv<text:span text:style-name="T52">e</text:span> milujem; daj mi aspoň jeden pyštek. (Chce ju objať.)</text:p>
        <text:p text:style-name="P43">Grófka. Ale no, mladý pán! Budem kričať! (Kričí.)</text:p>
        <text:p text:style-name="P43">Ľudovít (odskočí). Sto striel, aká si divoká! Tak aspoň rúčku...</text:p>
        <text:p text:style-name="P43">Grófka. Ruku...? No nedbám. (Bozká jej ruku.)</text:p>
        <text:p text:style-name="P43">Miluša (vstúpi s Rohoňom). Aj, Aj! Nebola by som myslela, že vzdelaný mladý muž sedliackej dievke ruku bozkávať môže!</text:p>
        <text:p text:style-name="P43">Ľudovít (odskočí, k sebe). Sto striel, tí ma pek­ne prichytili!</text:p>
        <text:p text:style-name="P43">Rohoň (k Miluši). Milá grófka! To je iste len smierenie sa s tým poctivým ľudom sloven­ským a vyrovnanie stavu; môj dobrý priateľ už chce byť opravdivom rodoľubom.</text:p>
        <text:p text:style-name="P43">Miluša. Pekné <text:span text:style-name="T52">rod</text:span>oľubstvo, najkrajšie dievčatá rodu slovenského ľúbiť! (Ku grófke.) <text:soft-page-break/>A ty, takto sa mi držíš tuná v panskom kaštieli?</text:p>
        <text:p text:style-name="P43">Grófka. Prosím pekne, ja za to nemôžem. Ten mladý pán ma nasilu tuná zadržal, svojou mi­lou, svojou drahou a zlatou ma menoval a ruku stískal, že ma on opravdiv<text:span text:style-name="T52">e</text:span> miluje a znova že ma vyučovať bude.</text:p>
        <text:p text:style-name="P43">Miluša. Krásne, krásne! (Ironicky k Ľudovítovi.) Nuž čože ju chcete vyučovať, pán inženier?</text:p>
        <text:p text:style-name="P43">Rohoň. Iste dáke symetrické figúry!</text:p>
        <text:p text:style-name="P43">Ľudovít. Kérem, netajím, že som to dievča ľutoval, keď je taká zanedbaná sirota, a že sa jej lepšej výchovy nedostalo, čo by si veru bola zaslúžila — a tuná ju nútia sedliacky pra­covať.</text:p>
        <text:p text:style-name="P43">Miluša. Ej, ej, teda vy ju chcete emancipovať a podľa vášho systému si ju vzdelať? No, ak vás láska k nej tak nakloňuje a filozofia splno­mocňuje —</text:p>
        <text:p text:style-name="P43">Ľudovít (v zmätku). Dovoľte, grófka — ale keď mladý muž s dievčaťom trochu žartuje —</text:p>
        <text:p text:style-name="P43">Grófka (robí sa smutnou). Tak ?... teda mladý pán len žartovali ?... A ja som myslela, že to naozaj.</text:p>
        <text:p text:style-name="P43">Miluša (k Ľudovítovi). Vidíte, pán inženier, vzbu­dili ste v mojom dome všeobecnú pozornosť: služobná čeľaď, ba i tí ženci si už šepkajú. Máte však vedieť, že ste tu <text:soft-page-break/>nie v P<text:span text:style-name="T52">e</text:span>šti, ale na Slovensku, kde sú mravy nepokazené. Už teraz nijaký mládenec na ňu nepozre, nevydá sa, ak jej vy česť nenavrátite.</text:p>
        <text:p text:style-name="P43">Ľudovít (premáha sa). Tak aby ste vedeli, grófka — ja som barón Kostrovický Lajoš, a prote­stujem proti takému uníženiu mojej osoby! Keď sa vám, grófka, ľú<text:span text:style-name="T52">b</text:span>i toť za inženiera (Ukazujúc na Rohoňa.), to vám dovolím, ale mne sedliacke dievča za ženu ponúkať, to nie!</text:p>
        <text:p text:style-name="P43">Miluša (zadivene). Pekné veci sa dozvedám! Mňa a celý dom takto za blázna mať, oklamať a zneuctiť! To ste sa výbornú etiketu v tej Pešti naučili, pán barón, (K Rohoňovi.) i vy, pán inženier! Budem od vás žiadať zadosťučinenie za túto sotízu. (Ku grófke.) Poď, dievka moja, už nás tu viac netreba — a Dieu, páni! (Odíde s grófkou.)</text:p>
        <text:p text:style-name="P43">Rohoň. Vidíš, Lajoš, ako sme pochodili pri tom tvojom „kalande“! Grófka sa teraz hnevá i na mňa — musím ju ísť poprosiť. (Odíde.)</text:p>
        <text:p text:style-name="P43">Ľudovít. Smierenie? — Mojou? (Krúti hlavou.) Teraz mi inšie neostáva, ako dať zapriahnuť a nikdy viac ma neuvidia múry tohoto pyš­ného kaštieľa! (Zamyslí sa.) <text:span text:style-name="T52">A</text:span>ch, ale tú Slovenku naozaj ľutujem; ó, keby bola taká vzdelaná aká je krásna! Nejaký malý domček v tichom romantickom údolí, krásnu záhradku, žblnkotajúci potôčik a — — ale nie, nie, to je ro­mantika. Sprostá, nevzdelaná sedliacka diev­ka <text:soft-page-break/>— (Stojí.)</text:p>
        <text:p text:style-name="P43">Pišta (vstúpi s Orieškom). Veru tak, pán rechtor! Už ste po obžinkoch prišli, i bez vás to vý­borne išlo; ale toť je hľa osvietený mladý pán barón.</text:p>
        <text:p text:style-name="P43">Orieška (klania sa Ľudovítovi). <text:span text:style-name="T52">Ó</text:span>, aké to šťastie, osvietený pane, že ja prvý s hlbokou poklo­nou pozdraviť môžem nášho budúceho milo­stivého zemského pána!</text:p>
        <text:p text:style-name="P43">Ľudovít (k Pištovi, netrpezlivo). Kto je to a <text:span text:style-name="T52">čo</text:span> chce so mnou?</text:p>
        <text:p text:style-name="P43">Pišta. Kírem, méltóšágoš pán báró, to je tu­najší pán rechtor.</text:p>
        <text:p text:style-name="P43">Orieška. Na službu, osvietený pane, ja som tunajší učiteľ; a keďže som sa opozdil k tým radostným obžinkom, pri ktorých moja dcéra Miluša ku cti vašej osvietenosti do slovenského kroja preoblečená a národnou partou ovenčená rolu žničky predstavovala —</text:p>
        <text:p text:style-name="P43">Ľudovít (preruší ho). Čo to vravíte, vaša dcéra?</text:p>
        <text:p text:style-name="P43">Orieška. Na službu, moja dcéra Miluša, ona je milostivej grófky Eržiky spoločnicou; či nie pravda, že jej to výborne svedčilo?</text:p>
        <text:p text:style-name="P43">Ľudovít. Výborne jej to svedčilo! (Prudko.) Ale beda vám, starý, ak ma klamete, že je to vaša dcéra!</text:p>
        <text:p text:style-name="P43">Orieška. <text:span text:style-name="T52">Ó</text:span>, Bože chráň! Ja dakoho oklamať!? <text:span text:style-name="T52">Ó</text:span>, veď to celá obec vie, i toť tento <text:soft-page-break/>človek. (Ukazuje na Pištu.)</text:p>
        <text:p text:style-name="P43">Ľudovít (k Pištovi). Ty gazember, prečo si mi to hneď nepovedal?</text:p>
        <text:p text:style-name="P43">Pišta (smeje sa). Nuž keď mi to osvietená grófka zakázala.</text:p>
        <text:p text:style-name="P43">Ľudovít. Hej ? Nuž keď ona ti zakazuje, tak ja ti rozkazujem: marš! Tak jej to oznám. (Píšta odíde.) Teda vy ste otec toho dievčaťa? Ale veď mi hovorila, že je sirota.</text:p>
        <text:p text:style-name="P43">Orieška. Ha, ha, iste len žartovala, osvietený pane!</text:p>
        <text:p text:style-name="P43">Ľudovít. Tisíc hromových bleskov — už teraz chápem — to je na bielom dni! (K Orieškov<text:span text:style-name="T52">i</text:span>.) Ale vy nemúdry učiteľ, prečože ste si lepšie nevychovali, nevypolírovali vašu dcéru?</text:p>
        <text:p text:style-name="P43">Orieška (zľaknutý). Pre Boha, azda sa nejakej nezdvorilosti proti vám dopustila?</text:p>
        <text:p text:style-name="P43">Ľudovít. To nie, ale keď je takých obecných manýrov, nevzdelaná —</text:p>
        <text:p text:style-name="P43">Orieška. Ona sa iste len tak pretvarovala; bo vám povedať musím, osvietený pane, že je ona veľká figliarka; ona sama ten žart dnes ráno vymyslela, a milostivá grófka s radosťou k tomu privolila, lebo i ona, prosím pekne, žarty ľúbi. Len sa trochu na obidve hnevám, lebo, podľa našej spoločnej úmluvy, ja sám mal som tie obžinky sťa „regenschori“ diri­govať!</text:p>
        <text:p text:style-name="P43">Ľudovít. Teda hovoríte, že vaša MiIu<text:span text:style-name="T52">ša</text:span> je vzdelaná?</text:p>
        <text:p text:style-name="P43">Orieška. A to ako, osvietený pane! Pri mo­jom malom učiteľskom plate neľutoval som <text:soft-page-break/>nijakých obetí, aby som môjmu jedinému die­ťaťu, keď nie inšie, aspoň dobrú výchovu ob­staral. Ja som síce chudobný ako Lazar, ale šťastlivý a hrdý, že som si takú dcéru vy­choval!</text:p>
        <text:p text:style-name="P43">Ľudovít. Hm, vy sa mi ľúbite. Krásnu dcéru máte, pán učiteľ! — Ale <text:span text:style-name="T52">č</text:span>i vie i po maďar­sky? Je horlivá vlastenka?</text:p>
        <text:p text:style-name="P43">Orieška. <text:span text:style-name="T52">Ó</text:span>, ja som jej predovšetkým lásku k národu svojmu slovenskému do srdca všte­poval; veď láska k národu je predmet pra­vého vlastenectva, osvietený pane! „Nech Rím, nech Athény skazu vezmú — povedal Cicero a Themistokles — nech sa zrútia všetky bašty, domy, paláce a mestá, nech sa spustoší celá krajijia, ak len ľud — národ živý nezahynul, tak ani vlasť nezahynula!“ A v tomto smysle je moja dcéra horlivou vlastenkou; — a ako taká ctí si a miluje i všetky susedné národy a je za to: aby sme si národnosti svoje vzá­jomne ctili, národnej vzdelanosti a osvety — bez ktorej blaho vlasti ani myslieť sa nedá — jeden druhému úprimne dopriali, a aby žiadnej nenávisti, žiadneho sváru medzi nami nebolo.</text:p>
        <text:p text:style-name="P43">Ľudovít. Pán učiteľ! Ja som sa bol posiaľ odriekal tohto poctivého ľudu, z ktorého lona i ja pochádzam; lež od terajška chcem byť úprimným jeho priateľom — ale dajte mi na závdavok tejto lásky vašu peknú dcéru za manželku, ktorú ľúbim a od <text:soft-page-break/>ktorej sa chcem učiť i národ môj milovať.</text:p>
        <text:p text:style-name="P43">Orieška (zľaknutý). Pre Boha, pán barón, ja som nie preto moju dcéru chválil — nerobte také žarty s chudobným človekom.</text:p>
        <text:p text:style-name="P43">Ľudovít. Nie, nie, žiadne žarty s vami nero­bím. Ja som Milušu ľúbil ako prostú žničku; a keďže sa teraz od vás dozvedám, že je ona vaša dcéra, vzdelaná a taká výborná vlastenka: ja si ctím učiteľský stav a chcem vašu dcéru šťastlivú učiniť.</text:p>
        <text:p text:style-name="P43">Orieška (k sebe). Pre Boha, ten nežartuje!</text:p>
        <text:p text:style-name="P43">Rohoň (vstúpi, k Ľudovítovi). Kamarát, viktória, smierenie! Grófka Eržika sa udobrila a nevý­slovne ťa ľúbi, hneď tu bude.</text:p>
        <text:p text:style-name="P43">Ľudovít. Ah, čo! Nepotrebujem ju. (K Orieškov<text:span text:style-name="T52">i</text:span>.) Nebojte sa, pán učiteľ, ja tú grófku nechcem.</text:p>
        <text:p text:style-name="P43">Rohoň. Tento muž je otec Mi<text:span text:style-name="T52">l</text:span>uškin?</text:p>
        <text:p text:style-name="P43">Orieška (k Rohoňovi). Na službu, pane.</text:p>
        <text:p text:style-name="P43">Rohoň. <text:span text:style-name="T52">Ó</text:span>, vítam vás na stokrát, drahý pane! Sláva vám, že ste si takú krásnu a ctnostnú dcéru vychovali! Ja som stoličný zememerač, a ak nepohrdnete mojou žiadosťou, teda sa <text:span text:style-name="T52">o</text:span> ruku vašej krásnej dcéry uchádzam, lebo ju milujem až do zbláznenia; (Kľakne.) rozhodnite, prosím, nad šťastím života môjho!</text:p>
        <text:p text:style-name="P43"><text:soft-page-break/>Ľudovít (žiarliv<text:span text:style-name="T52">e</text:span>). Barátom, z toho nič nebude! (Kľakne.) Pán učiteľ, ja som sa prv o vašu dcéru hlásil, a ona mňa ľúbi, ja mám teda väčšie právo —</text:p>
        <text:p text:style-name="P43">Orieška. Strela jasná, akú to komédiu so mnou hráte, pánovia! Vstaňte, prosím! Ve<text:span text:style-name="T52">ď</text:span> keby som len vedel —</text:p>
        <text:p text:style-name="P43">Pišta (pribehne hurtom k Ľudovítovi). „M<text:span text:style-name="T52">é</text:span>lt<text:span text:style-name="T52">ós</text:span>ag<text:span text:style-name="T52">os</text:span> uram“, starý pán barón, váš apko, práve došli; pani komorná mu všetko rozpráva, že vy grófku Eržiku nechcete, že len Miluši, jej spo­ločníci, kúru robíte; a on sa hnevá až tak fúka od jedu — že on Mil<text:span text:style-name="T52">u</text:span>šu z kaštieľa od­práši, vás ale že naučí poslušnosti —</text:p>
        <text:p text:style-name="P43">Ľudovít. Eh, čo ma po otcovi — o ženu mi ide! (K <text:span text:style-name="T52">O</text:span>rieškovi.) Pán učiteľ, ja vašu dcéru ne­opustím!</text:p>
        <text:p text:style-name="P43">Rohoň (k <text:span text:style-name="T52">O</text:span>rieškovi). Pán učiteľ, ja vašu dcéru milujem, mne ju dajte!</text:p>
        <text:p text:style-name="P43">Orieška. Tisíc beťahov, v<text:span text:style-name="T52">eď</text:span> sa pán barón prv o ňu uchádzal.</text:p>
        <text:p text:style-name="P43">Rohoň. Ten si musí vziať grófku Eržiku; pán otec ho k tomu prinúti.</text:p>
        <text:p text:style-name="P43">Ľudovít. Nehnevaj ma! Ty vieš, že Miluša len mňa ľúbi a nie teba, ty teda nemáš práva, rozumieš? (Vstane.) Ja idem rovno pred môjho apku a slávne sa mu osvedčím, že ja tú grófku nechcem. (Ide.)</text:p>
        <text:p text:style-name="P43">Rohoň (volá za ním). To nie je pravda! Ty ju chceš a bude tak, (Ľudovít sa hnevlivo obzre.) lebo ťa viaže rodinná smluva; Miluša bude moja, čo by som priam život <text:soft-page-break/>mal za ňu položiť.</text:p>
        <text:p text:style-name="P43">Ľudovít (u dverí). Barátom, či chceš, aby som ťa vyzval, na pár pištolí?</text:p>
        <text:p text:style-name="P43">Rohoň. <text:span text:style-name="T52">Ó</text:span>, ďakujem, na zajacov nepoľujem.</text:p>
        <text:p text:style-name="P43">Ľudovít. Ty gyáva! Zajtra o siedmej! (Odíde.)</text:p>
        <text:p text:style-name="P43">Ro<text:span text:style-name="T52">h</text:span>oň. Ha, ha, ha! Pán učiteľ, musíte byť teda mojím sekundantom! (Chytá ho za ruku.)</text:p>
        <text:p text:style-name="P43">Orieška. Jaj, dajte mi, pre Boha, s takýmto žartom pokoj! Nech nás od duelu Pán Boh chráni!</text:p>
        <text:p text:style-name="P43">Rohoň. <text:span text:style-name="T52">Ó</text:span>, tento spor lásky bez zbrane skon­číme. (Načúva.) Pán učiteľ, všetko vám vyroz­právam. (Odídu.)</text:p>
        <text:p text:style-name="P43">Kostrovi<text:span text:style-name="T52">c</text:span>ký (prichádza s <text:span text:style-name="T52">C</text:span>apkovou).</text:p>
        <text:p text:style-name="P4">No dobre, komorná! To vec prirodzená; lež galiba táto môž’ byť napravená: môj Lajoš myslel mať pred sebou Eržiku — keď však teraz pozná túto chybu veľkú, že ho Miluša len zo žartu klamala, keď falošnú grófky rolu pred ním hrala —</text:p>
        <text:p text:style-name="P43">Cap<text:span text:style-name="T52">k</text:span>ová.</text:p>
        <text:p text:style-name="P4"><text:span text:style-name="T52">Ó</text:span>, veď sa mu ona sama už priznala, „nat<text:span text:style-name="T52">ü</text:span>rlicher Weise“, keď už istá bola, že sa jej tá zlostná podarila rola: že mladý pán barón celkom pobláznený grófky si nevšíma — Milke kúru robí —</text:p>
        <text:p text:style-name="P43"><text:soft-page-break/>Kostrovický (vstane, lamentujúc).</text:p>
        <text:p text:style-name="P4">Tisíc hrmených striel! Toto sú nezdoby! V tej rechtorskej dievke takto sa oklamať! Toto je odplata mojich dobrodení! Ale sa mi nesmie viac ani ukázať pred oči škaredá táto nevďa<text:span text:style-name="T52">č</text:span>n<text:span text:style-name="T52">i</text:span>ca:</text:p>
        <text:p text:style-name="P4">(K <text:span text:style-name="T52">C</text:span>apkovej.)</text:p>
        <text:p text:style-name="P63">Nech sa hneď pakuje z tohoto kaštieľu — Sdeľte jej ten ortieľ, pani komornica! Capková.</text:p>
        <text:p text:style-name="P74">„Mit gr<text:span text:style-name="T52">ö</text:span>sstem Vergn<text:span text:style-name="T52">ü</text:span>gen“ túto vec nemilú ešte dnes vykonám, „gnädigster Herr Bar<text:span text:style-name="T52">o</text:span>n“!</text:p>
        <text:p text:style-name="P87">Kostrovický.</text:p>
        <text:p text:style-name="P4">Lež kde je môj Lajoš? Kde sa toľko baví? Musím mu vyklopať tú bláznivosť z hlavy —</text:p>
        <text:p text:style-name="P4">(K <text:span text:style-name="T52">C</text:span>apkovej.)</text:p>
        <text:p text:style-name="P4">Hneď mi ho priveďte!</text:p>
        <text:p text:style-name="P4">Capková.</text:p>
        <text:p text:style-name="P75">Na službu, „Herr Bar<text:span text:style-name="T52">o</text:span>n“! (Odíde.)</text:p>
        <text:p text:style-name="P88">Kostrovický.</text:p>
        <text:p text:style-name="P4">Ľúto mi je — ale nezaslúži pardon tá nevďačná dievka — musím ju oddialiť; lebo ak <text:soft-page-break/>počal sa Lajoško už šialiť... mohla by byť veru najvýš nebezpečná — bo je ona ináč vzdelaná a driečna. — A to vieme, aká bláznivá je ľúbosť!</text:p>
        <text:p text:style-name="P4">(Ľudovít prichádza.)</text:p>
        <text:p text:style-name="P4">Tu je môj Romeo! Čo za pošetilosť robíš v tomto dome?</text:p>
        <text:p text:style-name="P4">Ľudovít.</text:p>
        <text:p text:style-name="P74">Srdce mi tak káže.</text:p>
        <text:p text:style-name="P87">Kostrovický (obejme ho).</text:p>
        <text:p text:style-name="P4">„Servus, édes fiam“! Ja na tvoju rátam poslušnosť!</text:p>
        <text:p text:style-name="P4">Ľudovít.</text:p>
        <text:p text:style-name="P4"><text:span text:style-name="T52">Ó</text:span>, ja ctím mojeho apušku —</text:p>
        <text:p text:style-name="P4">(Odhodlane.)</text:p>
        <text:p text:style-name="P4">Lež tej grófky nechcem!</text:p>
        <text:p text:style-name="P4">Kostrovický.</text:p>
        <text:p text:style-name="P63">Viac ani nemukni! Nás povinnosť viaže. Eržika je krásna, bohatá, vzdelaná, šľachetnými cnosťmi bohaté nadaná. — Počuj svojho otca, ktorý ti dobre chce! Ľudovít.</text:p>
        <text:p text:style-name="P74">„<text:span text:style-name="T52">E</text:span>des apám“, veď mňa ona sama nechce!</text:p>
        <text:p text:style-name="P87">Kostrovický.</text:p>
        <text:p text:style-name="P74"><text:soft-page-break/>To sa hneď ukáže — ona ťa chcieť musí —</text:p>
        <text:p text:style-name="P87">Ľudovít.</text:p>
        <text:p text:style-name="P4">Vynútená láska mne sa strašne hnusí. Pre rodinné blaho nepozerám na to, či má statky, hodnosť, diamanty, zlato: lež viacej si prajem, aby sa hodilo radšej srdce k srdcu, ako statky k statku. Ja len v pravej láske rozkoš žitia sladkú nachádzam!</text:p>
        <text:p text:style-name="P4">Kostrovický (k sebe).</text:p>
        <text:p text:style-name="P63">Tisíc striel, čo sa porobilo tomu chasníkovi? (Mierni sa.) Pekne, „édes fiam“! O tvojich zásadách včuľ krásny pochop mám! Takýto vznešený „hazafi“ horlivý, akým si sa predtým v reči ukazoval, tak že bys’ bol azda všetkých ukrižoval Slovákov, a zrazu — nech sa svet zadiví — chceš si brať za ženu rechtorovu dievku, bez „rangu“, bez statkov, obecnú Slovenku; ha, ha, ha, veď sa ti vysmeje celý svet, že syn uhorského magnáta takú smeť z tej slovenskej sberby mohol zamilovať!</text:p>
        <text:p text:style-name="P107"><text:span text:style-name="CharStyle4"><text:span text:style-name="T16">Anáš rod vznešený tak kompromitovať! A celé zemianstvo Uhorskej krajiny...</text:span></text:span></text:p>
        <text:p text:style-name="P120"><text:span text:style-name="CharStyle4"><text:span text:style-name="T7">Ľudovít</text:span></text:span><text:span text:style-name="CharStyle4"><text:span text:style-name="T16">.</text:span></text:span></text:p>
        <text:p text:style-name="P107"><text:span text:style-name="CharStyle4"><text:span text:style-name="T16">Ach, apko, či sme my azda dáki iní tvorovia na zemi, ako ten dobrý </text:span></text:span><text:span text:style-name="CharStyle4"><text:span text:style-name="T57">ľ</text:span></text:span><text:span text:style-name="CharStyle4"><text:span text:style-name="T16">ud? Či ho večne máme len sberb</text:span></text:span><text:span text:style-name="CharStyle4"><text:span text:style-name="T7">o</text:span></text:span><text:span text:style-name="CharStyle4"><text:span text:style-name="T16">u prezývať a v nemúdrej pýche na</text:span></text:span><text:span text:style-name="CharStyle4"><text:span text:style-name="T57">d </text:span></text:span><text:span text:style-name="CharStyle4"><text:span text:style-name="T16">ním sa nadýmať, preto, že nám prajný viac nadelil osud? Či nie je on náš ľud pracovitý, tichý?</text:span></text:span></text:p>
        <text:p text:style-name="P107"><text:span text:style-name="CharStyle4"><text:span text:style-name="T16">O, bár by sme sa už raz tej sprostej pýchy zprostili a toho záhubného bludu, že </text:span></text:span><text:soft-page-break/><text:span text:style-name="CharStyle4"><text:span text:style-name="T16">my nepatríme k slovenskému ľudu, a z jeho krvavých mozoľov žijeme — a to vlastenectvom ešte menujeme, keď ho opúšťame v biede, v ktorej stene! Veru je, otecko, už čas svrchovaný, aby sa už k nemu raz tí jeho páni naklonil</text:span></text:span><text:span text:style-name="CharStyle4"><text:span text:style-name="T7">i</text:span></text:span><text:span text:style-name="CharStyle4"><text:span text:style-name="T16">!</text:span></text:span></text:p>
        <text:p text:style-name="P128"><text:span text:style-name="CharStyle7"><text:span text:style-name="T16">Kostrovický (mierni sa).</text:span></text:span></text:p>
        <text:p text:style-name="P120"><text:span text:style-name="CharStyle4"><text:span text:style-name="T16">„Jól van, áno, édeš fiam“!</text:span></text:span></text:p>
        <text:p text:style-name="P107"><text:span text:style-name="CharStyle4"><text:span text:style-name="T16">Ja tieto zásady nijak za zlé nemám, (Ironicky.) lež ty to začínaš najprv s naklonením sa k švárnej Slovenke; ak však opusteným chceš rodákom tvojim ozaj sa nakloniť, to môžeš i s grófkou Eržikou urobiť. </text:span></text:span><text:span text:style-name="CharStyle4"><text:span text:style-name="T7">— </text:span></text:span><text:span text:style-name="CharStyle4"><text:span text:style-name="T16">Láska z teba vraví a nič rozumného!</text:span></text:span></text:p>
        <text:p text:style-name="P128"><text:span text:style-name="CharStyle7"><text:span text:style-name="T16">Capk</text:span></text:span><text:span text:style-name="CharStyle7"><text:span text:style-name="T57">o</text:span></text:span><text:span text:style-name="CharStyle7"><text:span text:style-name="T16">vá (vedie za ruku Rohoňa).</text:span></text:span></text:p>
        <text:p text:style-name="P107"><text:span text:style-name="CharStyle4"><text:span text:style-name="T16">Tu vám vediem pána baróna mladého. Vidíte, bojí sa. — Lež strachu nemajte, mladý pán barónko! Váš dobrý „Her</text:span></text:span><text:span text:style-name="CharStyle4"><text:span text:style-name="T7">r P</text:span></text:span><text:span text:style-name="CharStyle4"><text:span text:style-name="T16">apa“ všetko vám odpustí — ruku mu bozkajt</text:span></text:span><text:span text:style-name="CharStyle4"><text:span text:style-name="T7">e!</text:span></text:span></text:p>
        <text:p text:style-name="P128"><text:span text:style-name="CharStyle6"><text:span text:style-name="T16">(Tisne ho ku Kostrovickému.)</text:span></text:span></text:p>
        <text:p text:style-name="P128"><text:span text:style-name="CharStyle6"><text:span text:style-name="T7">R</text:span></text:span><text:span text:style-name="CharStyle6"><text:span text:style-name="T8">o</text:span></text:span><text:span text:style-name="CharStyle6"><text:span text:style-name="T16">h</text:span></text:span><text:span text:style-name="CharStyle6"><text:span text:style-name="T57">o</text:span></text:span><text:span text:style-name="CharStyle6"><text:span text:style-name="T7">ň</text:span></text:span><text:span text:style-name="CharStyle6"><text:span text:style-name="T16"> (protiví sa).</text:span></text:span></text:p>
        <text:p text:style-name="P107"><text:span text:style-name="CharStyle4"><text:span text:style-name="T16">Ja žeby...</text:span></text:span></text:p>
        <text:p text:style-name="P120"><text:span text:style-name="CharStyle4"><text:span text:style-name="T16">Kostrovic</text:span></text:span><text:span text:style-name="CharStyle4"><text:span text:style-name="T7">ký</text:span></text:span><text:span text:style-name="CharStyle4"><text:span text:style-name="T16">.</text:span></text:span></text:p>
        <text:p text:style-name="P107"><text:span text:style-name="CharStyle4"><text:span text:style-name="T16">Tisíc striel, tá bláznivá baba či z rozumu vyšla?</text:span></text:span></text:p>
        <text:p text:style-name="P128"><text:span text:style-name="CharStyle6"><text:span text:style-name="T16">R</text:span></text:span><text:span text:style-name="CharStyle6"><text:span text:style-name="T57">o</text:span></text:span><text:span text:style-name="CharStyle6"><text:span text:style-name="T16">h</text:span></text:span><text:span text:style-name="CharStyle6"><text:span text:style-name="T57">o</text:span></text:span><text:span text:style-name="CharStyle6"><text:span text:style-name="T7">ň</text:span></text:span><text:span text:style-name="CharStyle6"><text:span text:style-name="T16"> (smeje sa).</text:span></text:span></text:p>
        <text:p text:style-name="P120"><text:soft-page-break/><text:span text:style-name="CharStyle4"><text:span text:style-name="T16">Snáď je zaslepená!</text:span></text:span></text:p>
        <text:p text:style-name="P128"><text:span text:style-name="CharStyle7"><text:span text:style-name="T57">C</text:span></text:span><text:span text:style-name="CharStyle7"><text:span text:style-name="T16">apkov</text:span></text:span><text:span text:style-name="CharStyle7"><text:span text:style-name="T8">á</text:span></text:span><text:span text:style-name="CharStyle7"><text:span text:style-name="T16"> (k Rohoňovi).</text:span></text:span></text:p>
        <text:p text:style-name="P107"><text:span text:style-name="CharStyle4"><text:span text:style-name="T16">Ale ja, „Herr Bar</text:span></text:span><text:span text:style-name="CharStyle4"><text:span text:style-name="T8">o</text:span></text:span><text:span text:style-name="CharStyle4"><text:span text:style-name="T16">n“?</text:span></text:span></text:p>
        <text:p text:style-name="P128"><text:span text:style-name="CharStyle7"><text:span text:style-name="T16">Kostrovický (k </text:span></text:span><text:span text:style-name="CharStyle7"><text:span text:style-name="T57">C</text:span></text:span><text:span text:style-name="CharStyle7"><text:span text:style-name="T16">apkovej).</text:span></text:span><text:span text:style-name="CharStyle6"><text:span text:style-name="T7">,</text:span></text:span></text:p>
        <text:p text:style-name="P120"><text:span text:style-name="CharStyle4"><text:span text:style-name="T57">Ó</text:span></text:span><text:span text:style-name="CharStyle4"><text:span text:style-name="T16">, ty sprostá žena!</text:span></text:span></text:p>
        <text:p text:style-name="P107"><text:span text:style-name="CharStyle4"><text:span text:style-name="T16">Veďže sa mu lepšie podívaj do tváre</text:span></text:span><text:span text:style-name="CharStyle4"><text:span text:style-name="T7">,</text:span></text:span><text:span text:style-name="CharStyle4"><text:span text:style-name="T16"> alebo si na nos zaves okuliare —</text:span></text:span></text:p>
        <text:p text:style-name="P139"><text:span text:style-name="CharStyle6"><text:span text:style-name="T16">(Ukazujúc jej Rohoňa.) No, či ho už vidíš?</text:span></text:span></text:p>
        <text:p text:style-name="P128"><text:span text:style-name="CharStyle6"><text:span text:style-name="T16">C</text:span></text:span><text:span text:style-name="CharStyle6"><text:span text:style-name="T7">a</text:span></text:span><text:span text:style-name="CharStyle6"><text:span text:style-name="T16">pk</text:span></text:span><text:span text:style-name="CharStyle6"><text:span text:style-name="T57">ov</text:span></text:span><text:span text:style-name="CharStyle6"><text:span text:style-name="T16">á (zadiven</text:span></text:span><text:span text:style-name="CharStyle6"><text:span text:style-name="T57">e</text:span></text:span><text:span text:style-name="CharStyle6"><text:span text:style-name="T16">).</text:span></text:span></text:p>
        <text:p text:style-name="P120"><text:span text:style-name="CharStyle4"><text:span text:style-name="T7">„</text:span></text:span><text:span text:style-name="CharStyle4"><text:span text:style-name="T16">Nat</text:span></text:span><text:span text:style-name="CharStyle4"><text:span text:style-name="T9">ü</text:span></text:span><text:span text:style-name="CharStyle4"><text:span text:style-name="T16">rlicher Weise</text:span></text:span><text:span text:style-name="CharStyle4"><text:span text:style-name="T7">“</text:span></text:span><text:span text:style-name="CharStyle4"><text:span text:style-name="T16">!</text:span></text:span></text:p>
        <text:list xml:id="list1096075462" text:style-name="L1">
          <text:list-header>
            <text:p text:style-name="P126"><text:span text:style-name="CharStyle4"><text:span text:style-name="T16">Rohoň.</text:span></text:span></text:p>
          </text:list-header>
        </text:list>
        <text:p text:style-name="P107"><text:span text:style-name="CharStyle4"><text:span text:style-name="T16">Ha, ha, ha, ha, ha, h</text:span></text:span><text:span text:style-name="CharStyle4"><text:span text:style-name="T7">a</text:span></text:span><text:span text:style-name="CharStyle4"><text:span text:style-name="T16">!</text:span></text:span></text:p>
        <text:p text:style-name="P128"><text:span text:style-name="CharStyle6"><text:span text:style-name="T7">Ľudovít</text:span></text:span><text:span text:style-name="CharStyle6"><text:span text:style-name="T16"> (k </text:span></text:span><text:span text:style-name="CharStyle6"><text:span text:style-name="T8">C</text:span></text:span><text:span text:style-name="CharStyle6"><text:span text:style-name="T16">apkovej).</text:span></text:span></text:p>
        <text:p text:style-name="P107"><text:span text:style-name="CharStyle4"><text:span text:style-name="T16">Ale netárajže, do čerta, komorná! Ja som mladý barón!</text:span></text:span></text:p>
        <text:p text:style-name="P128"><text:span text:style-name="CharStyle7"><text:span text:style-name="T8">C</text:span></text:span><text:span text:style-name="CharStyle7"><text:span text:style-name="T16">apkov</text:span></text:span><text:span text:style-name="CharStyle7"><text:span text:style-name="T8">á</text:span></text:span><text:span text:style-name="CharStyle7"><text:span text:style-name="T16"> (k Ľudovítovi).</text:span></text:span></text:p>
        <text:p text:style-name="P107"><text:span text:style-name="CharStyle4"><text:span text:style-name="T16">Vari vy, inženier? ba ešte ký parom!</text:span></text:span></text:p>
        <text:p text:style-name="P120"><text:span text:style-name="CharStyle4"><text:span text:style-name="T16">Kostrovic</text:span></text:span><text:span text:style-name="CharStyle4"><text:span text:style-name="T7">ký</text:span></text:span><text:span text:style-name="CharStyle4"><text:span text:style-name="T16">.</text:span></text:span></text:p>
        <text:p text:style-name="P107"><text:span text:style-name="CharStyle4"><text:span text:style-name="T16">Amen, tá sa blázni! To mi ešte treba, napokon nepozná ani sama seba — azda ju vínová zmútila sklenica.</text:span></text:span></text:p>
        <text:p text:style-name="P128"><text:soft-page-break/><text:span text:style-name="CharStyle6"><text:span text:style-name="T16">R</text:span></text:span><text:span text:style-name="CharStyle6"><text:span text:style-name="T57">o</text:span></text:span><text:span text:style-name="CharStyle6"><text:span text:style-name="T16">h</text:span></text:span><text:span text:style-name="CharStyle6"><text:span text:style-name="T57">o</text:span></text:span><text:span text:style-name="CharStyle6"><text:span text:style-name="T16">ň (k </text:span></text:span><text:span text:style-name="CharStyle6"><text:span text:style-name="T8">C</text:span></text:span><text:span text:style-name="CharStyle6"><text:span text:style-name="T16">apkovej).</text:span></text:span></text:p>
        <text:p text:style-name="P106"><text:span text:style-name="CharStyle4"><text:span text:style-name="T16">Choďteže sa vyspať, pani komornica!</text:span></text:span></text:p>
        <text:p text:style-name="P29">Capková (k Rohoňovi).</text:p>
        <text:p text:style-name="P4">„Ach, um Gottes Willen“! aký to ku mne tón?</text:p>
        <text:p text:style-name="P63">(Ku Kostrovickému.) „Das bitte ich mir aus, gnädigster Herr Bar<text:span text:style-name="T53">o</text:span>n“! Pán barón Lajoško miluje Milušu.</text:p>
        <text:p text:style-name="P4">Rohoň.</text:p>
        <text:p text:style-name="P4">To veru nepravda, luže, na moj’ dušu!</text:p>
        <text:p text:style-name="P4">Orieška (vstúpi).</text:p>
        <text:p text:style-name="P4">Osvietený pane, vypočuť ma ráčte! Mojej dcére sa dnes preveliké šťastie tuná poskytuje: bo sa uchádzali dnes dva mladí páni naraz o jej ruku; prvý sa bol hlásil váš syn milovaný, pán barón Lajoško, väčšie právo má on —</text:p>
        <text:p text:style-name="P4">Kostrovický (preruší ho).</text:p>
        <text:p text:style-name="P4">Ha, čo to počúvam — to je do rozpuku!</text:p>
        <text:p text:style-name="P4">Capková (ku Kostrovickému).</text:p>
        <text:p text:style-name="P4">„Nun, was sagens’ dazu, gnädigster Herr Bar<text:span text:style-name="T53">o</text:span>n“?</text:p>
        <text:p text:style-name="P4">Orieška (pokračuje).</text:p>
        <text:p text:style-name="P4">Ale keďže nie som takejto cti hoden ani vyznačenia, držím sa zásady, aby si len <text:soft-page-break/>každý hľadal seberoveň. (K Ľudovítovi.) Preto mi odpustí náš pán barón mladý, že od mojej dcéry košíček dostane — Neráčte za zlé mať, osvietený pane!</text:p>
        <text:p text:style-name="P4">Ľudovít.</text:p>
        <text:p text:style-name="P4">Sto hromov!</text:p>
        <text:p text:style-name="P4">Kostrovický (k Orieškov<text:span text:style-name="T53">i</text:span>).</text:p>
        <text:p text:style-name="P4">Výborne, pán učiteľ milý, vy ste muž statočný, múdry, roztomilý!</text:p>
        <text:p text:style-name="P4">Ale ktorýže je ten druhý uchádzač <text:span text:style-name="T53">o </text:span>vašu Milušku? (Miluša príde.)</text:p>
        <text:p text:style-name="P4">Orieška (ukazujúc na Rohoňa).</text:p>
        <text:p text:style-name="P76">Toť pán zememerač!</text:p>
        <text:p text:style-name="P89">Kostrovický (radostne). Vy?</text:p>
        <text:p text:style-name="P4">Rohoň (držiac za ruku Milušu).</text:p>
        <text:p text:style-name="P4">Tak je, pán barón! Všetko je v poriadku; a nech je už koniec raz tomuto zmätku: tu stoj<text:span text:style-name="T53">í</text:span> pred vami prvý pár šťastlivý!</text:p>
        <text:p text:style-name="P4">(Pokloní sa.)</text:p>
        <text:p text:style-name="P4">Kostrovický.</text:p>
        <text:p text:style-name="P27">Bravo, pán inženier, vy ste muž poctivý! Budete výbornú v Miluši mať ženu — <text:span text:style-name="T53">i </text:span>ja vám niečo dám k manželskému venu.</text:p>
        <text:p text:style-name="P42">Capková (ku Kostrovickému).</text:p>
        <text:p text:style-name="P4"><text:soft-page-break/>„Gnädiger Herr Barón, sind sie denn im Wahnsinn? Was machens’ zum Teufel“? Veď je to váš pán syn!</text:p>
        <text:p text:style-name="P4">Kostrovický.</text:p>
        <text:p text:style-name="P4">„Teremtette“, čo sa tejto babe robí?</text:p>
        <text:p text:style-name="P4">Orieška (k <text:span text:style-name="T53">C</text:span>apkovej).</text:p>
        <text:p text:style-name="P76">Ha, ha, ha, komorná, nerobte nezdoby!</text:p>
        <text:p text:style-name="P89">Ľudovít.</text:p>
        <text:p text:style-name="P4">Sto strie<text:span text:style-name="T53">l</text:span>, čo to so mnou tuná vystrájate? Ste všetci blázni, či mňa za blázna máte?</text:p>
        <text:p text:style-name="P4">(K Orieškov<text:span text:style-name="T53">i</text:span>.)</text:p>
        <text:p text:style-name="P4">Teda táto panna (ukazujúc na Milušu) je snáď dcéra vaša?</text:p>
        <text:p text:style-name="P4">Orieška.</text:p>
        <text:p text:style-name="P4">Nebadáte, že sa len na mňa ponáša?</text:p>
        <text:p text:style-name="P4">Ľudovít.</text:p>
        <text:p text:style-name="P63">A kto je tá druhá?</text:p>
        <text:p text:style-name="P4">Orieška.</text:p>
        <text:p text:style-name="P4">No, sám uhádn<text:span text:style-name="T53">it</text:span>e!</text:p>
        <text:p text:style-name="P4">Ľudovít.</text:p>
        <text:p text:style-name="P63">Ha, vari Eržika?</text:p>
        <text:p text:style-name="P4"><text:soft-page-break/>Orieška.</text:p>
        <text:p text:style-name="P63">Len „revanche“ vám dala, keď pri tých obžinkoch rolu žničky hrala, a na miesto nej vás táto (Ukazujúc na Milušu.) tu prijala, falošná konteska —</text:p>
        <text:p text:style-name="P4">Kostrovický (smeje sa).</text:p>
        <text:p text:style-name="P4">To je znamenité!</text:p>
        <text:p text:style-name="P4">Orieška (pokračuje).</text:p>
        <text:p text:style-name="P63">Do ktorej falošný barón (Ukazuje na Rohoňa.) sa zaľúbil, ale <text:span text:style-name="T53">š</text:span>varnú žničku tento falošný inženier (Ukazuje na Ľudovíta.) si zasnúbil:</text:p>
        <text:p text:style-name="P4">Kostrovi cký.</text:p>
        <text:p text:style-name="P76">Ha, ha, vy figliari, teda ste tu vlastne komédiu hrali!</text:p>
        <text:p text:style-name="P89">Orieška.</text:p>
        <text:p text:style-name="P76">A či to nebola osnova výborná?</text:p>
        <text:p text:style-name="P89">Kostrovický.</text:p>
        <text:p text:style-name="P76">Ha, ha, teraz chápem, prečo tá komorná sa tu tak bláznila, dve na tri búchala! (Smeje sa.)</text:p>
        <text:p text:style-name="P89">Miluša (k Capkovej).</text:p>
        <text:p text:style-name="P4">„Nun, was sagens’ dazu“, pani komornica? Budete mi vari pri svadbe družica?</text:p>
        <text:p text:style-name="P4">Capková.</text:p>
        <text:p text:style-name="P4"><text:soft-page-break/>„Nat<text:span text:style-name="T53">ü</text:span>rlicher Weise!“ (K sebe.) Včuľ puknem od jedu!</text:p>
        <text:p text:style-name="P4">Pišt<text:span text:style-name="T53">a: </text:span>(pribehne, k Ľudovítovi).</text:p>
        <text:p text:style-name="P4">„Méltóságos uram“! Milušu sem vedú!</text:p>
        <text:p text:style-name="P4">Ľudovít (k Pištovi).</text:p>
        <text:p text:style-name="P4">Hybaj, ty „gazember“! <text:span text:style-name="T53">Č</text:span>os’ mi nepovedal, že je to Eržika?</text:p>
        <text:h text:style-name="P96" text:outline-level="2"><text:bookmark-start text:name="bookmark9"/>Pišta<text:bookmark-end text:name="bookmark9"/>.</text:h>
        <text:p text:style-name="P63">„Kérem“, veď som ja chcel; ale vaša milosť nechcela ma slyšať, no, tých dvanásť palíc môžte mi včuľ vyťať — Keď len tá Slovenka už našou zostane. Ha, ha, ha!</text:p>
        <text:p text:style-name="P4">Ľudovít.</text:p>
        <text:p text:style-name="P4">Ty furták!</text:p>
        <text:p text:style-name="P4">Grófka (v národnom kroji stúpa ved<text:span text:style-name="T53">ľ</text:span>a mládenca, ktorý zástavu nesie, za ňou ženci a žničky; ku Kostrovickému).</text:p>
        <text:p text:style-name="P76">Prosím, milosťpane, keby ste nám teraz dovoliť ráčili, že by sme pred vami obžinky skončili.</text:p>
        <text:p text:style-name="P89">Kostrovický.</text:p>
        <text:p text:style-name="P63">Ty figliarka! Už sa ani mak nedivím, že môj Lajoš zostal pre teba bláznivým! Grófka (k Ľudovítovi).</text:p>
        <text:p text:style-name="P4">Bláznivým?</text:p>
        <text:p text:style-name="P4"><text:soft-page-break/>Ľudovít (k nej).</text:p>
        <text:p text:style-name="P4">Isteže, ó, grófka Eržika!</text:p>
        <text:p text:style-name="P63">(Kľakne pred ňou.) Čarovná moc krásy silná a veliká!</text:p>
        <text:p text:style-name="P4">(Kľačiac, drží ju za ruku.)</text:p>
        <text:p text:style-name="P4">Grófka (preruší ho).</text:p>
        <text:p text:style-name="P4">Ach, vstaňte, pán barón, (S úsmevom.) veď som ja Miluša!</text:p>
        <text:p text:style-name="P4">Všetci (sa smejú.)</text:p>
        <text:p text:style-name="P4">Ha, ha, ha, ha, ha, ha!</text:p>
        <text:p text:style-name="P4">Ľudovít.</text:p>
        <text:p text:style-name="P63">Moja zlatá duša, už mi všetko známo! Taký som šťastlivý, že ma nepomýlil tvoj fígeľ klamlivý: už mojej ľúbosti storaké próby máš, len mi povedz teraz, či ma tiež rada máš, tak ako ja teba?</text:p>
        <text:p text:style-name="P4">Grófka (vrhne sa mu do náručia, on ju obejme).</text:p>
        <text:p text:style-name="P63"><text:span text:style-name="T53">Ó</text:span>, z celého srdca!</text:p>
        <text:p text:style-name="P4">Kostrovický.</text:p>
        <text:p text:style-name="P4">A tak už môžete i od vášho otca dostať požehnanie, moje deti drahé!</text:p>
        <text:p text:style-name="P76">(Požehná ich.) Milujte sa verne, žite letá blahé!</text:p>
        <text:p text:style-name="P89">Ľudovít.</text:p>
        <text:p text:style-name="P4"><text:soft-page-break/><text:span text:style-name="T53">Ó</text:span>, môj drahý otče, jak som ti povďačný!</text:p>
        <text:p text:style-name="P63">(K Rohoňovi, podávajúc mu ruku.) Smierenie, priateľ môj drahý a srdečný!</text:p>
        <text:p text:style-name="P63">(K Miluši, podávajúc jej ruku.) I vám, drahá panna, za vašu lekciu úprimne ďakujem: Slováci nech žijú!</text:p>
        <text:p text:style-name="P4">Orieška.</text:p>
        <text:p text:style-name="P4">Tak už ver’ netreba vám tu sekundanta k súboju, lež radšej k plesu muzikanta: preto si ešte raz, Slováci, zahrajme, toto dobrodružstvo spevami oslávme!</text:p>
        <text:p text:style-name="P4"/>
        <text:p text:style-name="P29">(So sprievodom harmoniky vesele spievajú.)</text:p>
        <text:p text:style-name="P4"/>
        <text:p text:style-name="P29">(Opona.)</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Základný_20_text" style:display-name="Základný text" style:family="paragraph" style:master-page-name="">
      <loext:graphic-properties draw:fill="none" draw:fill-color="#729fcf"/>
      <style:paragraph-properties fo:margin-left="0cm" fo:margin-right="0cm" fo:text-indent="0.035cm"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style:page-number="auto" fo:background-color="transparent"/>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fo:language="sk" fo:country="SK" style:language-asian="sk" style:country-asian="SK" style:language-complex="sk" style:country-complex="SK"/>
    </style:style>
    <style:style style:name="Numbering_20_Symbols" style:display-name="Numbering Symbols"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minolta_c322111109370</dc:title>
    <dc:subject/>
    <meta:initial-creator/>
    <meta:keyword/>
    <dc:date>2023-10-18T07:40:41.630000000</dc:date>
    <meta:editing-duration>PT5H35M2S</meta:editing-duration>
    <meta:editing-cycles>13</meta:editing-cycles>
    <meta:generator>LibreOffice/6.3.1.2$Windows_x86 LibreOffice_project/b79626edf0065ac373bd1df5c28bd630b4424273</meta:generator>
    <meta:document-statistic meta:table-count="0" meta:image-count="0" meta:object-count="0" meta:page-count="103" meta:paragraph-count="1173" meta:word-count="15026" meta:character-count="89305" meta:non-whitespace-character-count="75144"/>
  </office:meta>
</office:document-meta>
</file>